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9805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group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upplier_id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Group A</text:p>
          </table:table-cell>
          <table:table-cell office:value-type="string" office:string-value="1" table:formula="of:=IF(LEN([.A2])=4;LEFT([.A2];1);IF(LEN([.A2])=5;LEFT([.A2];2);LEFT([.A2];3)))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Group A</text:p>
          </table:table-cell>
          <table:table-cell office:value-type="string" office:string-value="2" table:formula="of:=IF(LEN([.A3])=4;LEFT([.A3];1);IF(LEN([.A3])=5;LEFT([.A3];2);LEFT([.A3];3)))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Group B</text:p>
          </table:table-cell>
          <table:table-cell office:value-type="string" office:string-value="2" table:formula="of:=IF(LEN([.A4])=4;LEFT([.A4];1);IF(LEN([.A4])=5;LEFT([.A4];2);LEFT([.A4];3)))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Group C</text:p>
          </table:table-cell>
          <table:table-cell office:value-type="string" office:string-value="2" table:formula="of:=IF(LEN([.A5])=4;LEFT([.A5];1);IF(LEN([.A5])=5;LEFT([.A5];2);LEFT([.A5];3)))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Spinal</text:p>
          </table:table-cell>
          <table:table-cell office:value-type="string" office:string-value="2" table:formula="of:=IF(LEN([.A6])=4;LEFT([.A6];1);IF(LEN([.A6])=5;LEFT([.A6];2);LEFT([.A6];3)))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1">
            <text:p>F1</text:p>
          </table:table-cell>
          <table:table-cell office:value-type="string" office:string-value="3" table:formula="of:=IF(LEN([.A7])=4;LEFT([.A7];1);IF(LEN([.A7])=5;LEFT([.A7];2);LEFT([.A7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1">
            <text:p>Gm 2</text:p>
          </table:table-cell>
          <table:table-cell office:value-type="string" office:string-value="3" table:formula="of:=IF(LEN([.A8])=4;LEFT([.A8];1);IF(LEN([.A8])=5;LEFT([.A8];2);LEFT([.A8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1">
            <text:p>Kobec Health Care</text:p>
          </table:table-cell>
          <table:table-cell office:value-type="string" office:string-value="3" table:formula="of:=IF(LEN([.A9])=4;LEFT([.A9];1);IF(LEN([.A9])=5;LEFT([.A9];2);LEFT([.A9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1">
            <text:p>Kobec Vsy</text:p>
          </table:table-cell>
          <table:table-cell office:value-type="string" office:string-value="3" table:formula="of:=IF(LEN([.A10])=4;LEFT([.A10];1);IF(LEN([.A10])=5;LEFT([.A10];2);LEFT([.A10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1">
            <text:p>GM 1</text:p>
          </table:table-cell>
          <table:table-cell office:value-type="string" office:string-value="3" table:formula="of:=IF(LEN([.A11])=4;LEFT([.A11];1);IF(LEN([.A11])=5;LEFT([.A11];2);LEFT([.A11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1">
            <text:p>RX A</text:p>
          </table:table-cell>
          <table:table-cell office:value-type="string" office:string-value="3" table:formula="of:=IF(LEN([.A12])=4;LEFT([.A12];1);IF(LEN([.A12])=5;LEFT([.A12];2);LEFT([.A12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1">
            <text:p>RX B</text:p>
          </table:table-cell>
          <table:table-cell office:value-type="string" office:string-value="3" table:formula="of:=IF(LEN([.A13])=4;LEFT([.A13];1);IF(LEN([.A13])=5;LEFT([.A13];2);LEFT([.A13];3)))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001" table:style-name="ce1">
            <text:p>4001</text:p>
          </table:table-cell>
          <table:table-cell office:value-type="string" table:style-name="ce1">
            <text:p>Dynamic</text:p>
          </table:table-cell>
          <table:table-cell office:value-type="string" office:string-value="4" table:formula="of:=IF(LEN([.A14])=4;LEFT([.A14];1);IF(LEN([.A14])=5;LEFT([.A14];2);LEFT([.A14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02" table:style-name="ce1">
            <text:p>4002</text:p>
          </table:table-cell>
          <table:table-cell office:value-type="string" table:style-name="ce1">
            <text:p>Vigilant</text:p>
          </table:table-cell>
          <table:table-cell office:value-type="string" office:string-value="4" table:formula="of:=IF(LEN([.A15])=4;LEFT([.A15];1);IF(LEN([.A15])=5;LEFT([.A15];2);LEFT([.A15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03" table:style-name="ce1">
            <text:p>4003</text:p>
          </table:table-cell>
          <table:table-cell office:value-type="string" table:style-name="ce1">
            <text:p>Vibrant</text:p>
          </table:table-cell>
          <table:table-cell office:value-type="string" office:string-value="4" table:formula="of:=IF(LEN([.A16])=4;LEFT([.A16];1);IF(LEN([.A16])=5;LEFT([.A16];2);LEFT([.A16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04" table:style-name="ce1">
            <text:p>4004</text:p>
          </table:table-cell>
          <table:table-cell office:value-type="string" table:style-name="ce1">
            <text:p>Group (2)</text:p>
          </table:table-cell>
          <table:table-cell office:value-type="string" office:string-value="4" table:formula="of:=IF(LEN([.A17])=4;LEFT([.A17];1);IF(LEN([.A17])=5;LEFT([.A17];2);LEFT([.A17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05" table:style-name="ce1">
            <text:p>4005</text:p>
          </table:table-cell>
          <table:table-cell office:value-type="string" table:style-name="ce1">
            <text:p>Stallions Group</text:p>
          </table:table-cell>
          <table:table-cell office:value-type="string" office:string-value="4" table:formula="of:=IF(LEN([.A18])=4;LEFT([.A18];1);IF(LEN([.A18])=5;LEFT([.A18];2);LEFT([.A18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06" table:style-name="ce1">
            <text:p>4006</text:p>
          </table:table-cell>
          <table:table-cell office:value-type="string" table:style-name="ce1">
            <text:p>G&amp;I</text:p>
          </table:table-cell>
          <table:table-cell office:value-type="string" office:string-value="4" table:formula="of:=IF(LEN([.A19])=4;LEFT([.A19];1);IF(LEN([.A19])=5;LEFT([.A19];2);LEFT([.A19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07" table:style-name="ce1">
            <text:p>4007</text:p>
          </table:table-cell>
          <table:table-cell office:value-type="string" table:style-name="ce1">
            <text:p>Trade Group</text:p>
          </table:table-cell>
          <table:table-cell office:value-type="string" office:string-value="4" table:formula="of:=IF(LEN([.A20])=4;LEFT([.A20];1);IF(LEN([.A20])=5;LEFT([.A20];2);LEFT([.A20];3)))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RX Group</text:p>
          </table:table-cell>
          <table:table-cell office:value-type="string" office:string-value="5" table:formula="of:=IF(LEN([.A21])=4;LEFT([.A21];1);IF(LEN([.A21])=5;LEFT([.A21];2);LEFT([.A21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Novartis</text:p>
          </table:table-cell>
          <table:table-cell office:value-type="string" office:string-value="5" table:formula="of:=IF(LEN([.A22])=4;LEFT([.A22];1);IF(LEN([.A22])=5;LEFT([.A22];2);LEFT([.A22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3" table:style-name="ce1">
            <text:p>5003</text:p>
          </table:table-cell>
          <table:table-cell office:value-type="string" table:style-name="ce1">
            <text:p>ACTIFED Group</text:p>
          </table:table-cell>
          <table:table-cell office:value-type="string" office:string-value="5" table:formula="of:=IF(LEN([.A23])=4;LEFT([.A23];1);IF(LEN([.A23])=5;LEFT([.A23];2);LEFT([.A23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Paradontax</text:p>
          </table:table-cell>
          <table:table-cell office:value-type="string" office:string-value="5" table:formula="of:=IF(LEN([.A24])=4;LEFT([.A24];1);IF(LEN([.A24])=5;LEFT([.A24];2);LEFT([.A24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CX</text:p>
          </table:table-cell>
          <table:table-cell office:value-type="string" office:string-value="5" table:formula="of:=IF(LEN([.A25])=4;LEFT([.A25];1);IF(LEN([.A25])=5;LEFT([.A25];2);LEFT([.A25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6" table:style-name="ce1">
            <text:p>5006</text:p>
          </table:table-cell>
          <table:table-cell office:value-type="string" table:style-name="ce1">
            <text:p>Sensodyne</text:p>
          </table:table-cell>
          <table:table-cell office:value-type="string" office:string-value="5" table:formula="of:=IF(LEN([.A26])=4;LEFT([.A26];1);IF(LEN([.A26])=5;LEFT([.A26];2);LEFT([.A26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7" table:style-name="ce1">
            <text:p>5007</text:p>
          </table:table-cell>
          <table:table-cell office:value-type="string" table:style-name="ce1">
            <text:p>Horlicks Group</text:p>
          </table:table-cell>
          <table:table-cell office:value-type="string" office:string-value="5" table:formula="of:=IF(LEN([.A27])=4;LEFT([.A27];1);IF(LEN([.A27])=5;LEFT([.A27];2);LEFT([.A27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8" table:style-name="ce1">
            <text:p>5008</text:p>
          </table:table-cell>
          <table:table-cell office:value-type="string" table:style-name="ce1">
            <text:p>Panadol Group</text:p>
          </table:table-cell>
          <table:table-cell office:value-type="string" office:string-value="5" table:formula="of:=IF(LEN([.A28])=4;LEFT([.A28];1);IF(LEN([.A28])=5;LEFT([.A28];2);LEFT([.A28];3)))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001" table:style-name="ce1">
            <text:p>6001</text:p>
          </table:table-cell>
          <table:table-cell office:value-type="string" table:style-name="ce1">
            <text:p>Fujisawa Divison</text:p>
          </table:table-cell>
          <table:table-cell office:value-type="string" office:string-value="6" table:formula="of:=IF(LEN([.A29])=4;LEFT([.A29];1);IF(LEN([.A29])=5;LEFT([.A29];2);LEFT([.A29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2" table:style-name="ce1">
            <text:p>6002</text:p>
          </table:table-cell>
          <table:table-cell office:value-type="string" table:style-name="ce1">
            <text:p>Faith</text:p>
          </table:table-cell>
          <table:table-cell office:value-type="string" office:string-value="6" table:formula="of:=IF(LEN([.A30])=4;LEFT([.A30];1);IF(LEN([.A30])=5;LEFT([.A30];2);LEFT([.A30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3" table:style-name="ce1">
            <text:p>6003</text:p>
          </table:table-cell>
          <table:table-cell office:value-type="string" table:style-name="ce1">
            <text:p>Discipline Div</text:p>
          </table:table-cell>
          <table:table-cell office:value-type="string" office:string-value="6" table:formula="of:=IF(LEN([.A31])=4;LEFT([.A31];1);IF(LEN([.A31])=5;LEFT([.A31];2);LEFT([.A31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4" table:style-name="ce1">
            <text:p>6004</text:p>
          </table:table-cell>
          <table:table-cell office:value-type="string" table:style-name="ce1">
            <text:p>B.H</text:p>
          </table:table-cell>
          <table:table-cell office:value-type="string" office:string-value="6" table:formula="of:=IF(LEN([.A32])=4;LEFT([.A32];1);IF(LEN([.A32])=5;LEFT([.A32];2);LEFT([.A32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5" table:style-name="ce1">
            <text:p>6005</text:p>
          </table:table-cell>
          <table:table-cell office:value-type="string" table:style-name="ce1">
            <text:p>Neon</text:p>
          </table:table-cell>
          <table:table-cell office:value-type="string" office:string-value="6" table:formula="of:=IF(LEN([.A33])=4;LEFT([.A33];1);IF(LEN([.A33])=5;LEFT([.A33];2);LEFT([.A33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6" table:style-name="ce1">
            <text:p>6006</text:p>
          </table:table-cell>
          <table:table-cell office:value-type="string" table:style-name="ce1">
            <text:p>Astra</text:p>
          </table:table-cell>
          <table:table-cell office:value-type="string" office:string-value="6" table:formula="of:=IF(LEN([.A34])=4;LEFT([.A34];1);IF(LEN([.A34])=5;LEFT([.A34];2);LEFT([.A34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7" table:style-name="ce1">
            <text:p>6007</text:p>
          </table:table-cell>
          <table:table-cell office:value-type="string" table:style-name="ce1">
            <text:p>Unity</text:p>
          </table:table-cell>
          <table:table-cell office:value-type="string" office:string-value="6" table:formula="of:=IF(LEN([.A35])=4;LEFT([.A35];1);IF(LEN([.A35])=5;LEFT([.A35];2);LEFT([.A35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8" table:style-name="ce1">
            <text:p>6008</text:p>
          </table:table-cell>
          <table:table-cell office:value-type="string" table:style-name="ce1">
            <text:p>NCD Group B</text:p>
          </table:table-cell>
          <table:table-cell office:value-type="string" office:string-value="6" table:formula="of:=IF(LEN([.A36])=4;LEFT([.A36];1);IF(LEN([.A36])=5;LEFT([.A36];2);LEFT([.A36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9" table:style-name="ce1">
            <text:p>6009</text:p>
          </table:table-cell>
          <table:table-cell office:value-type="string" table:style-name="ce1">
            <text:p>NCD Group A</text:p>
          </table:table-cell>
          <table:table-cell office:value-type="string" office:string-value="6" table:formula="of:=IF(LEN([.A37])=4;LEFT([.A37];1);IF(LEN([.A37])=5;LEFT([.A37];2);LEFT([.A37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10" table:style-name="ce1">
            <text:p>6010</text:p>
          </table:table-cell>
          <table:table-cell office:value-type="string" table:style-name="ce1">
            <text:p>NCDA Group C</text:p>
          </table:table-cell>
          <table:table-cell office:value-type="string" office:string-value="6" table:formula="of:=IF(LEN([.A38])=4;LEFT([.A38];1);IF(LEN([.A38])=5;LEFT([.A38];2);LEFT([.A38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11" table:style-name="ce1">
            <text:p>6011</text:p>
          </table:table-cell>
          <table:table-cell office:value-type="string" table:style-name="ce1">
            <text:p>N/P</text:p>
          </table:table-cell>
          <table:table-cell office:value-type="string" office:string-value="6" table:formula="of:=IF(LEN([.A39])=4;LEFT([.A39];1);IF(LEN([.A39])=5;LEFT([.A39];2);LEFT([.A39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12" table:style-name="ce1">
            <text:p>6012</text:p>
          </table:table-cell>
          <table:table-cell office:value-type="string" table:style-name="ce1">
            <text:p>NCD N</text:p>
          </table:table-cell>
          <table:table-cell office:value-type="string" office:string-value="6" table:formula="of:=IF(LEN([.A40])=4;LEFT([.A40];1);IF(LEN([.A40])=5;LEFT([.A40];2);LEFT([.A40];3)))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001" table:style-name="ce1">
            <text:p>7001</text:p>
          </table:table-cell>
          <table:table-cell office:value-type="string" table:style-name="ce1">
            <text:p>Group A</text:p>
          </table:table-cell>
          <table:table-cell office:value-type="string" office:string-value="7" table:formula="of:=IF(LEN([.A41])=4;LEFT([.A41];1);IF(LEN([.A41])=5;LEFT([.A41];2);LEFT([.A41];3)))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02" table:style-name="ce1">
            <text:p>7002</text:p>
          </table:table-cell>
          <table:table-cell office:value-type="string" table:style-name="ce1">
            <text:p>Group B</text:p>
          </table:table-cell>
          <table:table-cell office:value-type="string" office:string-value="7" table:formula="of:=IF(LEN([.A42])=4;LEFT([.A42];1);IF(LEN([.A42])=5;LEFT([.A42];2);LEFT([.A42];3)))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03" table:style-name="ce1">
            <text:p>7003</text:p>
          </table:table-cell>
          <table:table-cell office:value-type="string" table:style-name="ce1">
            <text:p>Group C</text:p>
          </table:table-cell>
          <table:table-cell office:value-type="string" office:string-value="7" table:formula="of:=IF(LEN([.A43])=4;LEFT([.A43];1);IF(LEN([.A43])=5;LEFT([.A43];2);LEFT([.A43];3)))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04" table:style-name="ce1">
            <text:p>7004</text:p>
          </table:table-cell>
          <table:table-cell office:value-type="string" table:style-name="ce1">
            <text:p>Botox</text:p>
          </table:table-cell>
          <table:table-cell office:value-type="string" office:string-value="7" table:formula="of:=IF(LEN([.A44])=4;LEFT([.A44];1);IF(LEN([.A44])=5;LEFT([.A44];2);LEFT([.A44];3)))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001" table:style-name="ce1">
            <text:p>8001</text:p>
          </table:table-cell>
          <table:table-cell office:value-type="string" table:style-name="ce1">
            <text:p>Group A</text:p>
          </table:table-cell>
          <table:table-cell office:value-type="string" office:string-value="8" table:formula="of:=IF(LEN([.A45])=4;LEFT([.A45];1);IF(LEN([.A45])=5;LEFT([.A45];2);LEFT([.A45];3)))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02" table:style-name="ce1">
            <text:p>8002</text:p>
          </table:table-cell>
          <table:table-cell office:value-type="string" table:style-name="ce1">
            <text:p>Group B</text:p>
          </table:table-cell>
          <table:table-cell office:value-type="string" office:string-value="8" table:formula="of:=IF(LEN([.A46])=4;LEFT([.A46];1);IF(LEN([.A46])=5;LEFT([.A46];2);LEFT([.A46];3)))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03" table:style-name="ce1">
            <text:p>8003</text:p>
          </table:table-cell>
          <table:table-cell office:value-type="string" table:style-name="ce1">
            <text:p>Group C</text:p>
          </table:table-cell>
          <table:table-cell office:value-type="string" office:string-value="8" table:formula="of:=IF(LEN([.A47])=4;LEFT([.A47];1);IF(LEN([.A47])=5;LEFT([.A47];2);LEFT([.A47];3)))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001" table:style-name="ce1">
            <text:p>9001</text:p>
          </table:table-cell>
          <table:table-cell office:value-type="string" table:style-name="ce1">
            <text:p>Group A</text:p>
          </table:table-cell>
          <table:table-cell office:value-type="string" office:string-value="9" table:formula="of:=IF(LEN([.A48])=4;LEFT([.A48];1);IF(LEN([.A48])=5;LEFT([.A48];2);LEFT([.A48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2" table:style-name="ce1">
            <text:p>9002</text:p>
          </table:table-cell>
          <table:table-cell office:value-type="string" table:style-name="ce1">
            <text:p>Group B</text:p>
          </table:table-cell>
          <table:table-cell office:value-type="string" office:string-value="9" table:formula="of:=IF(LEN([.A49])=4;LEFT([.A49];1);IF(LEN([.A49])=5;LEFT([.A49];2);LEFT([.A49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3" table:style-name="ce1">
            <text:p>9003</text:p>
          </table:table-cell>
          <table:table-cell office:value-type="string" table:style-name="ce1">
            <text:p>Group D</text:p>
          </table:table-cell>
          <table:table-cell office:value-type="string" office:string-value="9" table:formula="of:=IF(LEN([.A50])=4;LEFT([.A50];1);IF(LEN([.A50])=5;LEFT([.A50];2);LEFT([.A50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4" table:style-name="ce1">
            <text:p>9004</text:p>
          </table:table-cell>
          <table:table-cell office:value-type="string" table:style-name="ce1">
            <text:p>Group C</text:p>
          </table:table-cell>
          <table:table-cell office:value-type="string" office:string-value="9" table:formula="of:=IF(LEN([.A51])=4;LEFT([.A51];1);IF(LEN([.A51])=5;LEFT([.A51];2);LEFT([.A51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5" table:style-name="ce1">
            <text:p>9005</text:p>
          </table:table-cell>
          <table:table-cell office:value-type="string" table:style-name="ce1">
            <text:p>CP E1</text:p>
          </table:table-cell>
          <table:table-cell office:value-type="string" office:string-value="9" table:formula="of:=IF(LEN([.A52])=4;LEFT([.A52];1);IF(LEN([.A52])=5;LEFT([.A52];2);LEFT([.A52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6" table:style-name="ce1">
            <text:p>9006</text:p>
          </table:table-cell>
          <table:table-cell office:value-type="string" table:style-name="ce1">
            <text:p>Kair - H</text:p>
          </table:table-cell>
          <table:table-cell office:value-type="string" office:string-value="9" table:formula="of:=IF(LEN([.A53])=4;LEFT([.A53];1);IF(LEN([.A53])=5;LEFT([.A53];2);LEFT([.A53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7" table:style-name="ce1">
            <text:p>9007</text:p>
          </table:table-cell>
          <table:table-cell office:value-type="string" table:style-name="ce1">
            <text:p>Group</text:p>
          </table:table-cell>
          <table:table-cell office:value-type="string" office:string-value="9" table:formula="of:=IF(LEN([.A54])=4;LEFT([.A54];1);IF(LEN([.A54])=5;LEFT([.A54];2);LEFT([.A54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8" table:style-name="ce1">
            <text:p>9008</text:p>
          </table:table-cell>
          <table:table-cell office:value-type="string" table:style-name="ce1">
            <text:p>Hopsital Team B</text:p>
          </table:table-cell>
          <table:table-cell office:value-type="string" office:string-value="9" table:formula="of:=IF(LEN([.A55])=4;LEFT([.A55];1);IF(LEN([.A55])=5;LEFT([.A55];2);LEFT([.A55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09" table:style-name="ce1">
            <text:p>9009</text:p>
          </table:table-cell>
          <table:table-cell office:value-type="string" table:style-name="ce1">
            <text:p>Group d</text:p>
          </table:table-cell>
          <table:table-cell office:value-type="string" office:string-value="9" table:formula="of:=IF(LEN([.A56])=4;LEFT([.A56];1);IF(LEN([.A56])=5;LEFT([.A56];2);LEFT([.A56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10" table:style-name="ce1">
            <text:p>9010</text:p>
          </table:table-cell>
          <table:table-cell office:value-type="string" table:style-name="ce1">
            <text:p>Kair H</text:p>
          </table:table-cell>
          <table:table-cell office:value-type="string" office:string-value="9" table:formula="of:=IF(LEN([.A57])=4;LEFT([.A57];1);IF(LEN([.A57])=5;LEFT([.A57];2);LEFT([.A57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11" table:style-name="ce1">
            <text:p>9011</text:p>
          </table:table-cell>
          <table:table-cell office:value-type="string" table:style-name="ce1">
            <text:p>CP E 2</text:p>
          </table:table-cell>
          <table:table-cell office:value-type="string" office:string-value="9" table:formula="of:=IF(LEN([.A58])=4;LEFT([.A58];1);IF(LEN([.A58])=5;LEFT([.A58];2);LEFT([.A58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12" table:style-name="ce1">
            <text:p>9012</text:p>
          </table:table-cell>
          <table:table-cell office:value-type="string" table:style-name="ce1">
            <text:p>Cp C1</text:p>
          </table:table-cell>
          <table:table-cell office:value-type="string" office:string-value="9" table:formula="of:=IF(LEN([.A59])=4;LEFT([.A59];1);IF(LEN([.A59])=5;LEFT([.A59];2);LEFT([.A59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13" table:style-name="ce1">
            <text:p>9013</text:p>
          </table:table-cell>
          <table:table-cell office:value-type="string" table:style-name="ce1">
            <text:p>Team k</text:p>
          </table:table-cell>
          <table:table-cell office:value-type="string" office:string-value="9" table:formula="of:=IF(LEN([.A60])=4;LEFT([.A60];1);IF(LEN([.A60])=5;LEFT([.A60];2);LEFT([.A60];3)))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string" table:style-name="ce1">
            <text:p>Group A</text:p>
          </table:table-cell>
          <table:table-cell office:value-type="string" office:string-value="10" table:formula="of:=IF(LEN([.A61])=4;LEFT([.A61];1);IF(LEN([.A61])=5;LEFT([.A61];2);LEFT([.A61];3))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02" table:style-name="ce1">
            <text:p>10002</text:p>
          </table:table-cell>
          <table:table-cell office:value-type="string" table:style-name="ce1">
            <text:p>Group B</text:p>
          </table:table-cell>
          <table:table-cell office:value-type="string" office:string-value="10" table:formula="of:=IF(LEN([.A62])=4;LEFT([.A62];1);IF(LEN([.A62])=5;LEFT([.A62];2);LEFT([.A62];3))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03" table:style-name="ce1">
            <text:p>10003</text:p>
          </table:table-cell>
          <table:table-cell office:value-type="string" table:style-name="ce1">
            <text:p>Group C</text:p>
          </table:table-cell>
          <table:table-cell office:value-type="string" office:string-value="10" table:formula="of:=IF(LEN([.A63])=4;LEFT([.A63];1);IF(LEN([.A63])=5;LEFT([.A63];2);LEFT([.A63];3))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Eagle</text:p>
          </table:table-cell>
          <table:table-cell office:value-type="string" office:string-value="11" table:formula="of:=IF(LEN([.A64])=4;LEFT([.A64];1);IF(LEN([.A64])=5;LEFT([.A64];2);LEFT([.A64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2" table:style-name="ce1">
            <text:p>11002</text:p>
          </table:table-cell>
          <table:table-cell office:value-type="string" table:style-name="ce1">
            <text:p>Ligers</text:p>
          </table:table-cell>
          <table:table-cell office:value-type="string" office:string-value="11" table:formula="of:=IF(LEN([.A65])=4;LEFT([.A65];1);IF(LEN([.A65])=5;LEFT([.A65];2);LEFT([.A65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3" table:style-name="ce1">
            <text:p>11003</text:p>
          </table:table-cell>
          <table:table-cell office:value-type="string" table:style-name="ce1">
            <text:p>Tiger</text:p>
          </table:table-cell>
          <table:table-cell office:value-type="string" office:string-value="11" table:formula="of:=IF(LEN([.A66])=4;LEFT([.A66];1);IF(LEN([.A66])=5;LEFT([.A66];2);LEFT([.A66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4" table:style-name="ce1">
            <text:p>11004</text:p>
          </table:table-cell>
          <table:table-cell office:value-type="string" table:style-name="ce1">
            <text:p>Generic Products</text:p>
          </table:table-cell>
          <table:table-cell office:value-type="string" office:string-value="11" table:formula="of:=IF(LEN([.A67])=4;LEFT([.A67];1);IF(LEN([.A67])=5;LEFT([.A67];2);LEFT([.A67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5" table:style-name="ce1">
            <text:p>11005</text:p>
          </table:table-cell>
          <table:table-cell office:value-type="string" table:style-name="ce1">
            <text:p>Titins Group</text:p>
          </table:table-cell>
          <table:table-cell office:value-type="string" office:string-value="11" table:formula="of:=IF(LEN([.A68])=4;LEFT([.A68];1);IF(LEN([.A68])=5;LEFT([.A68];2);LEFT([.A68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6" table:style-name="ce1">
            <text:p>11006</text:p>
          </table:table-cell>
          <table:table-cell office:value-type="string" table:style-name="ce1">
            <text:p>Cardio group</text:p>
          </table:table-cell>
          <table:table-cell office:value-type="string" office:string-value="11" table:formula="of:=IF(LEN([.A69])=4;LEFT([.A69];1);IF(LEN([.A69])=5;LEFT([.A69];2);LEFT([.A69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7" table:style-name="ce1">
            <text:p>11007</text:p>
          </table:table-cell>
          <table:table-cell office:value-type="string" table:style-name="ce1">
            <text:p>Group A</text:p>
          </table:table-cell>
          <table:table-cell office:value-type="string" office:string-value="11" table:formula="of:=IF(LEN([.A70])=4;LEFT([.A70];1);IF(LEN([.A70])=5;LEFT([.A70];2);LEFT([.A70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08" table:style-name="ce1">
            <text:p>11008</text:p>
          </table:table-cell>
          <table:table-cell office:value-type="string" table:style-name="ce1">
            <text:p>Maple old</text:p>
          </table:table-cell>
          <table:table-cell office:value-type="string" office:string-value="11" table:formula="of:=IF(LEN([.A71])=4;LEFT([.A71];1);IF(LEN([.A71])=5;LEFT([.A71];2);LEFT([.A71];3)))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01" table:style-name="ce1">
            <text:p>12001</text:p>
          </table:table-cell>
          <table:table-cell office:value-type="string" table:style-name="ce1">
            <text:p>Group F</text:p>
          </table:table-cell>
          <table:table-cell office:value-type="string" office:string-value="12" table:formula="of:=IF(LEN([.A72])=4;LEFT([.A72];1);IF(LEN([.A72])=5;LEFT([.A72];2);LEFT([.A72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2" table:style-name="ce1">
            <text:p>12002</text:p>
          </table:table-cell>
          <table:table-cell office:value-type="string" table:style-name="ce1">
            <text:p>Team B</text:p>
          </table:table-cell>
          <table:table-cell office:value-type="string" office:string-value="12" table:formula="of:=IF(LEN([.A73])=4;LEFT([.A73];1);IF(LEN([.A73])=5;LEFT([.A73];2);LEFT([.A73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3" table:style-name="ce1">
            <text:p>12003</text:p>
          </table:table-cell>
          <table:table-cell office:value-type="string" table:style-name="ce1">
            <text:p>Goup c</text:p>
          </table:table-cell>
          <table:table-cell office:value-type="string" office:string-value="12" table:formula="of:=IF(LEN([.A74])=4;LEFT([.A74];1);IF(LEN([.A74])=5;LEFT([.A74];2);LEFT([.A74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4" table:style-name="ce1">
            <text:p>12004</text:p>
          </table:table-cell>
          <table:table-cell office:value-type="string" table:style-name="ce1">
            <text:p>Aggressive Masil</text:p>
          </table:table-cell>
          <table:table-cell office:value-type="string" office:string-value="12" table:formula="of:=IF(LEN([.A75])=4;LEFT([.A75];1);IF(LEN([.A75])=5;LEFT([.A75];2);LEFT([.A75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5" table:style-name="ce1">
            <text:p>12005</text:p>
          </table:table-cell>
          <table:table-cell office:value-type="string" table:style-name="ce1">
            <text:p>Hinovex Adnan</text:p>
          </table:table-cell>
          <table:table-cell office:value-type="string" office:string-value="12" table:formula="of:=IF(LEN([.A76])=4;LEFT([.A76];1);IF(LEN([.A76])=5;LEFT([.A76];2);LEFT([.A76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6" table:style-name="ce1">
            <text:p>12006</text:p>
          </table:table-cell>
          <table:table-cell office:value-type="string" table:style-name="ce1">
            <text:p>Group E Ha</text:p>
          </table:table-cell>
          <table:table-cell office:value-type="string" office:string-value="12" table:formula="of:=IF(LEN([.A77])=4;LEFT([.A77];1);IF(LEN([.A77])=5;LEFT([.A77];2);LEFT([.A77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7" table:style-name="ce1">
            <text:p>12007</text:p>
          </table:table-cell>
          <table:table-cell office:value-type="string" table:style-name="ce1">
            <text:p>New Danish</text:p>
          </table:table-cell>
          <table:table-cell office:value-type="string" office:string-value="12" table:formula="of:=IF(LEN([.A78])=4;LEFT([.A78];1);IF(LEN([.A78])=5;LEFT([.A78];2);LEFT([.A78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8" table:style-name="ce1">
            <text:p>12008</text:p>
          </table:table-cell>
          <table:table-cell office:value-type="string" table:style-name="ce1">
            <text:p>Psychiatry</text:p>
          </table:table-cell>
          <table:table-cell office:value-type="string" office:string-value="12" table:formula="of:=IF(LEN([.A79])=4;LEFT([.A79];1);IF(LEN([.A79])=5;LEFT([.A79];2);LEFT([.A79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09" table:style-name="ce1">
            <text:p>12009</text:p>
          </table:table-cell>
          <table:table-cell office:value-type="string" table:style-name="ce1">
            <text:p>Group D</text:p>
          </table:table-cell>
          <table:table-cell office:value-type="string" office:string-value="12" table:formula="of:=IF(LEN([.A80])=4;LEFT([.A80];1);IF(LEN([.A80])=5;LEFT([.A80];2);LEFT([.A80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10" table:style-name="ce1">
            <text:p>12010</text:p>
          </table:table-cell>
          <table:table-cell office:value-type="string" table:style-name="ce1">
            <text:p>A-1</text:p>
          </table:table-cell>
          <table:table-cell office:value-type="string" office:string-value="12" table:formula="of:=IF(LEN([.A81])=4;LEFT([.A81];1);IF(LEN([.A81])=5;LEFT([.A81];2);LEFT([.A81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11" table:style-name="ce1">
            <text:p>12011</text:p>
          </table:table-cell>
          <table:table-cell office:value-type="string" table:style-name="ce1">
            <text:p>Group E</text:p>
          </table:table-cell>
          <table:table-cell office:value-type="string" office:string-value="12" table:formula="of:=IF(LEN([.A82])=4;LEFT([.A82];1);IF(LEN([.A82])=5;LEFT([.A82];2);LEFT([.A82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12" table:style-name="ce1">
            <text:p>12012</text:p>
          </table:table-cell>
          <table:table-cell office:value-type="string" table:style-name="ce1">
            <text:p>Group A</text:p>
          </table:table-cell>
          <table:table-cell office:value-type="string" office:string-value="12" table:formula="of:=IF(LEN([.A83])=4;LEFT([.A83];1);IF(LEN([.A83])=5;LEFT([.A83];2);LEFT([.A83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13" table:style-name="ce1">
            <text:p>12013</text:p>
          </table:table-cell>
          <table:table-cell office:value-type="string" table:style-name="ce1">
            <text:p>Group B</text:p>
          </table:table-cell>
          <table:table-cell office:value-type="string" office:string-value="12" table:formula="of:=IF(LEN([.A84])=4;LEFT([.A84];1);IF(LEN([.A84])=5;LEFT([.A84];2);LEFT([.A84];3))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001" table:style-name="ce1">
            <text:p>13001</text:p>
          </table:table-cell>
          <table:table-cell office:value-type="string" table:style-name="ce1">
            <text:p>GRoup A</text:p>
          </table:table-cell>
          <table:table-cell office:value-type="string" office:string-value="13" table:formula="of:=IF(LEN([.A85])=4;LEFT([.A85];1);IF(LEN([.A85])=5;LEFT([.A85];2);LEFT([.A85];3)))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001" table:style-name="ce1">
            <text:p>14001</text:p>
          </table:table-cell>
          <table:table-cell office:value-type="string" table:style-name="ce1">
            <text:p>Dyclo</text:p>
          </table:table-cell>
          <table:table-cell office:value-type="string" office:string-value="14" table:formula="of:=IF(LEN([.A86])=4;LEFT([.A86];1);IF(LEN([.A86])=5;LEFT([.A86];2);LEFT([.A86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2" table:style-name="ce1">
            <text:p>14002</text:p>
          </table:table-cell>
          <table:table-cell office:value-type="string" table:style-name="ce1">
            <text:p>Ciplet</text:p>
          </table:table-cell>
          <table:table-cell office:value-type="string" office:string-value="14" table:formula="of:=IF(LEN([.A87])=4;LEFT([.A87];1);IF(LEN([.A87])=5;LEFT([.A87];2);LEFT([.A87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3" table:style-name="ce1">
            <text:p>14003</text:p>
          </table:table-cell>
          <table:table-cell office:value-type="string" table:style-name="ce1">
            <text:p>Maxef Group</text:p>
          </table:table-cell>
          <table:table-cell office:value-type="string" office:string-value="14" table:formula="of:=IF(LEN([.A88])=4;LEFT([.A88];1);IF(LEN([.A88])=5;LEFT([.A88];2);LEFT([.A88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4" table:style-name="ce1">
            <text:p>14004</text:p>
          </table:table-cell>
          <table:table-cell office:value-type="string" table:style-name="ce1">
            <text:p>Maxpan</text:p>
          </table:table-cell>
          <table:table-cell office:value-type="string" office:string-value="14" table:formula="of:=IF(LEN([.A89])=4;LEFT([.A89];1);IF(LEN([.A89])=5;LEFT([.A89];2);LEFT([.A89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5" table:style-name="ce1">
            <text:p>14005</text:p>
          </table:table-cell>
          <table:table-cell office:value-type="string" table:style-name="ce1">
            <text:p>Pioneer Team</text:p>
          </table:table-cell>
          <table:table-cell office:value-type="string" office:string-value="14" table:formula="of:=IF(LEN([.A90])=4;LEFT([.A90];1);IF(LEN([.A90])=5;LEFT([.A90];2);LEFT([.A90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6" table:style-name="ce1">
            <text:p>14006</text:p>
          </table:table-cell>
          <table:table-cell office:value-type="string" table:style-name="ce1">
            <text:p>Exef Group</text:p>
          </table:table-cell>
          <table:table-cell office:value-type="string" office:string-value="14" table:formula="of:=IF(LEN([.A91])=4;LEFT([.A91];1);IF(LEN([.A91])=5;LEFT([.A91];2);LEFT([.A91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7" table:style-name="ce1">
            <text:p>14007</text:p>
          </table:table-cell>
          <table:table-cell office:value-type="string" table:style-name="ce1">
            <text:p>Brave Heart</text:p>
          </table:table-cell>
          <table:table-cell office:value-type="string" office:string-value="14" table:formula="of:=IF(LEN([.A92])=4;LEFT([.A92];1);IF(LEN([.A92])=5;LEFT([.A92];2);LEFT([.A92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8" table:style-name="ce1">
            <text:p>14008</text:p>
          </table:table-cell>
          <table:table-cell office:value-type="string" table:style-name="ce1">
            <text:p>Growmore</text:p>
          </table:table-cell>
          <table:table-cell office:value-type="string" office:string-value="14" table:formula="of:=IF(LEN([.A93])=4;LEFT([.A93];1);IF(LEN([.A93])=5;LEFT([.A93];2);LEFT([.A93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09" table:style-name="ce1">
            <text:p>14009</text:p>
          </table:table-cell>
          <table:table-cell office:value-type="string" table:style-name="ce1">
            <text:p>Group</text:p>
          </table:table-cell>
          <table:table-cell office:value-type="string" office:string-value="14" table:formula="of:=IF(LEN([.A94])=4;LEFT([.A94];1);IF(LEN([.A94])=5;LEFT([.A94];2);LEFT([.A94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10" table:style-name="ce1">
            <text:p>14010</text:p>
          </table:table-cell>
          <table:table-cell office:value-type="string" table:style-name="ce1">
            <text:p>Group 10</text:p>
          </table:table-cell>
          <table:table-cell office:value-type="string" office:string-value="14" table:formula="of:=IF(LEN([.A95])=4;LEFT([.A95];1);IF(LEN([.A95])=5;LEFT([.A95];2);LEFT([.A95];3))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string" table:style-name="ce1">
            <text:p>D &amp; C A</text:p>
          </table:table-cell>
          <table:table-cell office:value-type="string" office:string-value="15" table:formula="of:=IF(LEN([.A96])=4;LEFT([.A96];1);IF(LEN([.A96])=5;LEFT([.A96];2);LEFT([.A96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2" table:style-name="ce1">
            <text:p>15002</text:p>
          </table:table-cell>
          <table:table-cell office:value-type="string" table:style-name="ce1">
            <text:p>D &amp; C B</text:p>
          </table:table-cell>
          <table:table-cell office:value-type="string" office:string-value="15" table:formula="of:=IF(LEN([.A97])=4;LEFT([.A97];1);IF(LEN([.A97])=5;LEFT([.A97];2);LEFT([.A97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3" table:style-name="ce1">
            <text:p>15003</text:p>
          </table:table-cell>
          <table:table-cell office:value-type="string" table:style-name="ce1">
            <text:p>GI Care A</text:p>
          </table:table-cell>
          <table:table-cell office:value-type="string" office:string-value="15" table:formula="of:=IF(LEN([.A98])=4;LEFT([.A98];1);IF(LEN([.A98])=5;LEFT([.A98];2);LEFT([.A98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4" table:style-name="ce1">
            <text:p>15004</text:p>
          </table:table-cell>
          <table:table-cell office:value-type="string" table:style-name="ce1">
            <text:p>GI Care B</text:p>
          </table:table-cell>
          <table:table-cell office:value-type="string" office:string-value="15" table:formula="of:=IF(LEN([.A99])=4;LEFT([.A99];1);IF(LEN([.A99])=5;LEFT([.A99];2);LEFT([.A99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5" table:style-name="ce1">
            <text:p>15005</text:p>
          </table:table-cell>
          <table:table-cell office:value-type="string" table:style-name="ce1">
            <text:p>CH Group</text:p>
          </table:table-cell>
          <table:table-cell office:value-type="string" office:string-value="15" table:formula="of:=IF(LEN([.A100])=4;LEFT([.A100];1);IF(LEN([.A100])=5;LEFT([.A100];2);LEFT([.A100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6" table:style-name="ce1">
            <text:p>15006</text:p>
          </table:table-cell>
          <table:table-cell office:value-type="string" table:style-name="ce1">
            <text:p>Ch B</text:p>
          </table:table-cell>
          <table:table-cell office:value-type="string" office:string-value="15" table:formula="of:=IF(LEN([.A101])=4;LEFT([.A101];1);IF(LEN([.A101])=5;LEFT([.A101];2);LEFT([.A101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7" table:style-name="ce1">
            <text:p>15007</text:p>
          </table:table-cell>
          <table:table-cell office:value-type="string" table:style-name="ce1">
            <text:p>Oncology</text:p>
          </table:table-cell>
          <table:table-cell office:value-type="string" office:string-value="15" table:formula="of:=IF(LEN([.A102])=4;LEFT([.A102];1);IF(LEN([.A102])=5;LEFT([.A102];2);LEFT([.A102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8" table:style-name="ce1">
            <text:p>15008</text:p>
          </table:table-cell>
          <table:table-cell office:value-type="string" table:style-name="ce1">
            <text:p>G &amp; F A</text:p>
          </table:table-cell>
          <table:table-cell office:value-type="string" office:string-value="15" table:formula="of:=IF(LEN([.A103])=4;LEFT([.A103];1);IF(LEN([.A103])=5;LEFT([.A103];2);LEFT([.A103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09" table:style-name="ce1">
            <text:p>15009</text:p>
          </table:table-cell>
          <table:table-cell office:value-type="string" table:style-name="ce1">
            <text:p>G &amp; F B</text:p>
          </table:table-cell>
          <table:table-cell office:value-type="string" office:string-value="15" table:formula="of:=IF(LEN([.A104])=4;LEFT([.A104];1);IF(LEN([.A104])=5;LEFT([.A104];2);LEFT([.A104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10" table:style-name="ce1">
            <text:p>15010</text:p>
          </table:table-cell>
          <table:table-cell office:value-type="string" table:style-name="ce1">
            <text:p>MSPL</text:p>
          </table:table-cell>
          <table:table-cell office:value-type="string" office:string-value="15" table:formula="of:=IF(LEN([.A105])=4;LEFT([.A105];1);IF(LEN([.A105])=5;LEFT([.A105];2);LEFT([.A105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11" table:style-name="ce1">
            <text:p>15011</text:p>
          </table:table-cell>
          <table:table-cell office:value-type="string" table:style-name="ce1">
            <text:p>Inst &amp; Primary Care</text:p>
          </table:table-cell>
          <table:table-cell office:value-type="string" office:string-value="15" table:formula="of:=IF(LEN([.A106])=4;LEFT([.A106];1);IF(LEN([.A106])=5;LEFT([.A106];2);LEFT([.A106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12" table:style-name="ce1">
            <text:p>15012</text:p>
          </table:table-cell>
          <table:table-cell office:value-type="string" table:style-name="ce1">
            <text:p>Credit Availability</text:p>
          </table:table-cell>
          <table:table-cell office:value-type="string" office:string-value="15" table:formula="of:=IF(LEN([.A107])=4;LEFT([.A107];1);IF(LEN([.A107])=5;LEFT([.A107];2);LEFT([.A107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13" table:style-name="ce1">
            <text:p>15013</text:p>
          </table:table-cell>
          <table:table-cell office:value-type="string" table:style-name="ce1">
            <text:p>DC C</text:p>
          </table:table-cell>
          <table:table-cell office:value-type="string" office:string-value="15" table:formula="of:=IF(LEN([.A108])=4;LEFT([.A108];1);IF(LEN([.A108])=5;LEFT([.A108];2);LEFT([.A108];3)))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001" table:style-name="ce1">
            <text:p>17001</text:p>
          </table:table-cell>
          <table:table-cell office:value-type="string" table:style-name="ce1">
            <text:p>Medimpex</text:p>
          </table:table-cell>
          <table:table-cell office:value-type="string" office:string-value="17" table:formula="of:=IF(LEN([.A109])=4;LEFT([.A109];1);IF(LEN([.A109])=5;LEFT([.A109];2);LEFT([.A109];3)))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001" table:style-name="ce1">
            <text:p>18001</text:p>
          </table:table-cell>
          <table:table-cell office:value-type="string" table:style-name="ce1">
            <text:p>Gestro</text:p>
          </table:table-cell>
          <table:table-cell office:value-type="string" office:string-value="18" table:formula="of:=IF(LEN([.A110])=4;LEFT([.A110];1);IF(LEN([.A110])=5;LEFT([.A110];2);LEFT([.A110];3)))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02" table:style-name="ce1">
            <text:p>18002</text:p>
          </table:table-cell>
          <table:table-cell office:value-type="string" table:style-name="ce1">
            <text:p>Peads &amp; Chest</text:p>
          </table:table-cell>
          <table:table-cell office:value-type="string" office:string-value="18" table:formula="of:=IF(LEN([.A111])=4;LEFT([.A111];1);IF(LEN([.A111])=5;LEFT([.A111];2);LEFT([.A111];3)))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03" table:style-name="ce1">
            <text:p>18003</text:p>
          </table:table-cell>
          <table:table-cell office:value-type="string" table:style-name="ce1">
            <text:p>Gyne &amp; Derma</text:p>
          </table:table-cell>
          <table:table-cell office:value-type="string" office:string-value="18" table:formula="of:=IF(LEN([.A112])=4;LEFT([.A112];1);IF(LEN([.A112])=5;LEFT([.A112];2);LEFT([.A112];3)))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04" table:style-name="ce1">
            <text:p>18004</text:p>
          </table:table-cell>
          <table:table-cell office:value-type="string" table:style-name="ce1">
            <text:p>Psyc &amp; Cardio</text:p>
          </table:table-cell>
          <table:table-cell office:value-type="string" office:string-value="18" table:formula="of:=IF(LEN([.A113])=4;LEFT([.A113];1);IF(LEN([.A113])=5;LEFT([.A113];2);LEFT([.A113];3)))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string" table:style-name="ce1">
            <text:p>Winner</text:p>
          </table:table-cell>
          <table:table-cell office:value-type="string" office:string-value="20" table:formula="of:=IF(LEN([.A114])=4;LEFT([.A114];1);IF(LEN([.A114])=5;LEFT([.A114];2);LEFT([.A114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2" table:style-name="ce1">
            <text:p>20002</text:p>
          </table:table-cell>
          <table:table-cell office:value-type="string" table:style-name="ce1">
            <text:p>P.Evo Plus</text:p>
          </table:table-cell>
          <table:table-cell office:value-type="string" office:string-value="20" table:formula="of:=IF(LEN([.A115])=4;LEFT([.A115];1);IF(LEN([.A115])=5;LEFT([.A115];2);LEFT([.A115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3" table:style-name="ce1">
            <text:p>20003</text:p>
          </table:table-cell>
          <table:table-cell office:value-type="string" table:style-name="ce1">
            <text:p>Challanger</text:p>
          </table:table-cell>
          <table:table-cell office:value-type="string" office:string-value="20" table:formula="of:=IF(LEN([.A116])=4;LEFT([.A116];1);IF(LEN([.A116])=5;LEFT([.A116];2);LEFT([.A116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4" table:style-name="ce1">
            <text:p>20004</text:p>
          </table:table-cell>
          <table:table-cell office:value-type="string" table:style-name="ce1">
            <text:p>Legends</text:p>
          </table:table-cell>
          <table:table-cell office:value-type="string" office:string-value="20" table:formula="of:=IF(LEN([.A117])=4;LEFT([.A117];1);IF(LEN([.A117])=5;LEFT([.A117];2);LEFT([.A117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5" table:style-name="ce1">
            <text:p>20005</text:p>
          </table:table-cell>
          <table:table-cell office:value-type="string" table:style-name="ce1">
            <text:p>Transformer</text:p>
          </table:table-cell>
          <table:table-cell office:value-type="string" office:string-value="20" table:formula="of:=IF(LEN([.A118])=4;LEFT([.A118];1);IF(LEN([.A118])=5;LEFT([.A118];2);LEFT([.A118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6" table:style-name="ce1">
            <text:p>20006</text:p>
          </table:table-cell>
          <table:table-cell office:value-type="string" table:style-name="ce1">
            <text:p>Bone Saviors</text:p>
          </table:table-cell>
          <table:table-cell office:value-type="string" office:string-value="20" table:formula="of:=IF(LEN([.A119])=4;LEFT([.A119];1);IF(LEN([.A119])=5;LEFT([.A119];2);LEFT([.A119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7" table:style-name="ce1">
            <text:p>20007</text:p>
          </table:table-cell>
          <table:table-cell office:value-type="string" table:style-name="ce1">
            <text:p>Titans</text:p>
          </table:table-cell>
          <table:table-cell office:value-type="string" office:string-value="20" table:formula="of:=IF(LEN([.A120])=4;LEFT([.A120];1);IF(LEN([.A120])=5;LEFT([.A120];2);LEFT([.A120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08" table:style-name="ce1">
            <text:p>20008</text:p>
          </table:table-cell>
          <table:table-cell office:value-type="string" table:style-name="ce1">
            <text:p>X Treme</text:p>
          </table:table-cell>
          <table:table-cell office:value-type="string" office:string-value="20" table:formula="of:=IF(LEN([.A121])=4;LEFT([.A121];1);IF(LEN([.A121])=5;LEFT([.A121];2);LEFT([.A121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0" table:style-name="ce1">
            <text:p>20010</text:p>
          </table:table-cell>
          <table:table-cell office:value-type="string" table:style-name="ce1">
            <text:p>Mavericks</text:p>
          </table:table-cell>
          <table:table-cell office:value-type="string" office:string-value="20" table:formula="of:=IF(LEN([.A122])=4;LEFT([.A122];1);IF(LEN([.A122])=5;LEFT([.A122];2);LEFT([.A122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1" table:style-name="ce1">
            <text:p>20011</text:p>
          </table:table-cell>
          <table:table-cell office:value-type="string" table:style-name="ce1">
            <text:p>Scitech</text:p>
          </table:table-cell>
          <table:table-cell office:value-type="string" office:string-value="20" table:formula="of:=IF(LEN([.A123])=4;LEFT([.A123];1);IF(LEN([.A123])=5;LEFT([.A123];2);LEFT([.A123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2" table:style-name="ce1">
            <text:p>20012</text:p>
          </table:table-cell>
          <table:table-cell office:value-type="string" table:style-name="ce1">
            <text:p>Team Inj</text:p>
          </table:table-cell>
          <table:table-cell office:value-type="string" office:string-value="20" table:formula="of:=IF(LEN([.A124])=4;LEFT([.A124];1);IF(LEN([.A124])=5;LEFT([.A124];2);LEFT([.A124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string" table:style-name="ce1">
            <text:p>Nutraition Celia</text:p>
          </table:table-cell>
          <table:table-cell office:value-type="string" office:string-value="20" table:formula="of:=IF(LEN([.A125])=4;LEFT([.A125];1);IF(LEN([.A125])=5;LEFT([.A125];2);LEFT([.A125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5" table:style-name="ce1">
            <text:p>20015</text:p>
          </table:table-cell>
          <table:table-cell office:value-type="string" table:style-name="ce1">
            <text:p>Metabolizers</text:p>
          </table:table-cell>
          <table:table-cell office:value-type="string" office:string-value="20" table:formula="of:=IF(LEN([.A126])=4;LEFT([.A126];1);IF(LEN([.A126])=5;LEFT([.A126];2);LEFT([.A126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7" table:style-name="ce1">
            <text:p>20017</text:p>
          </table:table-cell>
          <table:table-cell office:value-type="string" table:style-name="ce1">
            <text:p>Elite</text:p>
          </table:table-cell>
          <table:table-cell office:value-type="string" office:string-value="20" table:formula="of:=IF(LEN([.A127])=4;LEFT([.A127];1);IF(LEN([.A127])=5;LEFT([.A127];2);LEFT([.A127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8" table:style-name="ce1">
            <text:p>20018</text:p>
          </table:table-cell>
          <table:table-cell office:value-type="string" table:style-name="ce1">
            <text:p>Warriors</text:p>
          </table:table-cell>
          <table:table-cell office:value-type="string" office:string-value="20" table:formula="of:=IF(LEN([.A128])=4;LEFT([.A128];1);IF(LEN([.A128])=5;LEFT([.A128];2);LEFT([.A128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9" table:style-name="ce1">
            <text:p>20019</text:p>
          </table:table-cell>
          <table:table-cell office:value-type="string" table:style-name="ce1">
            <text:p>Champions</text:p>
          </table:table-cell>
          <table:table-cell office:value-type="string" office:string-value="20" table:formula="of:=IF(LEN([.A129])=4;LEFT([.A129];1);IF(LEN([.A129])=5;LEFT([.A129];2);LEFT([.A129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20" table:style-name="ce1">
            <text:p>20020</text:p>
          </table:table-cell>
          <table:table-cell office:value-type="string" table:style-name="ce1">
            <text:p>Gladiaters</text:p>
          </table:table-cell>
          <table:table-cell office:value-type="string" office:string-value="20" table:formula="of:=IF(LEN([.A130])=4;LEFT([.A130];1);IF(LEN([.A130])=5;LEFT([.A130];2);LEFT([.A130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21" table:style-name="ce1">
            <text:p>20021</text:p>
          </table:table-cell>
          <table:table-cell office:value-type="string" table:style-name="ce1">
            <text:p>Sprinters</text:p>
          </table:table-cell>
          <table:table-cell office:value-type="string" office:string-value="20" table:formula="of:=IF(LEN([.A131])=4;LEFT([.A131];1);IF(LEN([.A131])=5;LEFT([.A131];2);LEFT([.A131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22" table:style-name="ce1">
            <text:p>20022</text:p>
          </table:table-cell>
          <table:table-cell office:value-type="string" table:style-name="ce1">
            <text:p>Conqueror</text:p>
          </table:table-cell>
          <table:table-cell office:value-type="string" office:string-value="20" table:formula="of:=IF(LEN([.A132])=4;LEFT([.A132];1);IF(LEN([.A132])=5;LEFT([.A132];2);LEFT([.A132];3))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1001" table:style-name="ce1">
            <text:p>21001</text:p>
          </table:table-cell>
          <table:table-cell office:value-type="string" table:style-name="ce1">
            <text:p>Lazma Group</text:p>
          </table:table-cell>
          <table:table-cell office:value-type="string" office:string-value="21" table:formula="of:=IF(LEN([.A133])=4;LEFT([.A133];1);IF(LEN([.A133])=5;LEFT([.A133];2);LEFT([.A133];3)))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02" table:style-name="ce1">
            <text:p>21002</text:p>
          </table:table-cell>
          <table:table-cell office:value-type="string" table:style-name="ce1">
            <text:p>Rainbow</text:p>
          </table:table-cell>
          <table:table-cell office:value-type="string" office:string-value="21" table:formula="of:=IF(LEN([.A134])=4;LEFT([.A134];1);IF(LEN([.A134])=5;LEFT([.A134];2);LEFT([.A134];3)))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string" table:style-name="ce1">
            <text:p>Team A</text:p>
          </table:table-cell>
          <table:table-cell office:value-type="string" office:string-value="23" table:formula="of:=IF(LEN([.A135])=4;LEFT([.A135];1);IF(LEN([.A135])=5;LEFT([.A135];2);LEFT([.A135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3002" table:style-name="ce1">
            <text:p>23002</text:p>
          </table:table-cell>
          <table:table-cell office:value-type="string" table:style-name="ce1">
            <text:p>Team B</text:p>
          </table:table-cell>
          <table:table-cell office:value-type="string" office:string-value="23" table:formula="of:=IF(LEN([.A136])=4;LEFT([.A136];1);IF(LEN([.A136])=5;LEFT([.A136];2);LEFT([.A136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3003" table:style-name="ce1">
            <text:p>23003</text:p>
          </table:table-cell>
          <table:table-cell office:value-type="string" table:style-name="ce1">
            <text:p>CX Group</text:p>
          </table:table-cell>
          <table:table-cell office:value-type="string" office:string-value="23" table:formula="of:=IF(LEN([.A137])=4;LEFT([.A137];1);IF(LEN([.A137])=5;LEFT([.A137];2);LEFT([.A137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3004" table:style-name="ce1">
            <text:p>23004</text:p>
          </table:table-cell>
          <table:table-cell office:value-type="string" table:style-name="ce1">
            <text:p>Speciality</text:p>
          </table:table-cell>
          <table:table-cell office:value-type="string" office:string-value="23" table:formula="of:=IF(LEN([.A138])=4;LEFT([.A138];1);IF(LEN([.A138])=5;LEFT([.A138];2);LEFT([.A138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3005" table:style-name="ce1">
            <text:p>23005</text:p>
          </table:table-cell>
          <table:table-cell office:value-type="string" table:style-name="ce1">
            <text:p>Consumer Health Cre</text:p>
          </table:table-cell>
          <table:table-cell office:value-type="string" office:string-value="23" table:formula="of:=IF(LEN([.A139])=4;LEFT([.A139];1);IF(LEN([.A139])=5;LEFT([.A139];2);LEFT([.A139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3006" table:style-name="ce1">
            <text:p>23006</text:p>
          </table:table-cell>
          <table:table-cell office:value-type="string" table:style-name="ce1">
            <text:p>Novartis</text:p>
          </table:table-cell>
          <table:table-cell office:value-type="string" office:string-value="23" table:formula="of:=IF(LEN([.A140])=4;LEFT([.A140];1);IF(LEN([.A140])=5;LEFT([.A140];2);LEFT([.A140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3007" table:style-name="ce1">
            <text:p>23007</text:p>
          </table:table-cell>
          <table:table-cell office:value-type="string" table:style-name="ce1">
            <text:p>Panadol Group</text:p>
          </table:table-cell>
          <table:table-cell office:value-type="string" office:string-value="23" table:formula="of:=IF(LEN([.A141])=4;LEFT([.A141];1);IF(LEN([.A141])=5;LEFT([.A141];2);LEFT([.A141];3))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4001" table:style-name="ce1">
            <text:p>24001</text:p>
          </table:table-cell>
          <table:table-cell office:value-type="string" table:style-name="ce1">
            <text:p>Group A</text:p>
          </table:table-cell>
          <table:table-cell office:value-type="string" office:string-value="24" table:formula="of:=IF(LEN([.A142])=4;LEFT([.A142];1);IF(LEN([.A142])=5;LEFT([.A142];2);LEFT([.A142];3)))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002" table:style-name="ce1">
            <text:p>24002</text:p>
          </table:table-cell>
          <table:table-cell office:value-type="string" table:style-name="ce1">
            <text:p>Group B</text:p>
          </table:table-cell>
          <table:table-cell office:value-type="string" office:string-value="24" table:formula="of:=IF(LEN([.A143])=4;LEFT([.A143];1);IF(LEN([.A143])=5;LEFT([.A143];2);LEFT([.A143];3)))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003" table:style-name="ce1">
            <text:p>24003</text:p>
          </table:table-cell>
          <table:table-cell office:value-type="string" table:style-name="ce1">
            <text:p>Group C</text:p>
          </table:table-cell>
          <table:table-cell office:value-type="string" office:string-value="24" table:formula="of:=IF(LEN([.A144])=4;LEFT([.A144];1);IF(LEN([.A144])=5;LEFT([.A144];2);LEFT([.A144];3)))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string" table:style-name="ce1">
            <text:p>Group A</text:p>
          </table:table-cell>
          <table:table-cell office:value-type="string" office:string-value="25" table:formula="of:=IF(LEN([.A145])=4;LEFT([.A145];1);IF(LEN([.A145])=5;LEFT([.A145];2);LEFT([.A145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2" table:style-name="ce1">
            <text:p>25002</text:p>
          </table:table-cell>
          <table:table-cell office:value-type="string" table:style-name="ce1">
            <text:p>Group B</text:p>
          </table:table-cell>
          <table:table-cell office:value-type="string" office:string-value="25" table:formula="of:=IF(LEN([.A146])=4;LEFT([.A146];1);IF(LEN([.A146])=5;LEFT([.A146];2);LEFT([.A146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3" table:style-name="ce1">
            <text:p>25003</text:p>
          </table:table-cell>
          <table:table-cell office:value-type="string" table:style-name="ce1">
            <text:p>Group C</text:p>
          </table:table-cell>
          <table:table-cell office:value-type="string" office:string-value="25" table:formula="of:=IF(LEN([.A147])=4;LEFT([.A147];1);IF(LEN([.A147])=5;LEFT([.A147];2);LEFT([.A147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4" table:style-name="ce1">
            <text:p>25004</text:p>
          </table:table-cell>
          <table:table-cell office:value-type="string" table:style-name="ce1">
            <text:p>Group D</text:p>
          </table:table-cell>
          <table:table-cell office:value-type="string" office:string-value="25" table:formula="of:=IF(LEN([.A148])=4;LEFT([.A148];1);IF(LEN([.A148])=5;LEFT([.A148];2);LEFT([.A148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5" table:style-name="ce1">
            <text:p>25005</text:p>
          </table:table-cell>
          <table:table-cell office:value-type="string" table:style-name="ce1">
            <text:p>Bayer Group A</text:p>
          </table:table-cell>
          <table:table-cell office:value-type="string" office:string-value="25" table:formula="of:=IF(LEN([.A149])=4;LEFT([.A149];1);IF(LEN([.A149])=5;LEFT([.A149];2);LEFT([.A149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6" table:style-name="ce1">
            <text:p>25006</text:p>
          </table:table-cell>
          <table:table-cell office:value-type="string" table:style-name="ce1">
            <text:p>Bayer Group B</text:p>
          </table:table-cell>
          <table:table-cell office:value-type="string" office:string-value="25" table:formula="of:=IF(LEN([.A150])=4;LEFT([.A150];1);IF(LEN([.A150])=5;LEFT([.A150];2);LEFT([.A150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7" table:style-name="ce1">
            <text:p>25007</text:p>
          </table:table-cell>
          <table:table-cell office:value-type="string" table:style-name="ce1">
            <text:p>Consumer Care</text:p>
          </table:table-cell>
          <table:table-cell office:value-type="string" office:string-value="25" table:formula="of:=IF(LEN([.A151])=4;LEFT([.A151];1);IF(LEN([.A151])=5;LEFT([.A151];2);LEFT([.A151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8" table:style-name="ce1">
            <text:p>25008</text:p>
          </table:table-cell>
          <table:table-cell office:value-type="string" table:style-name="ce1">
            <text:p>Fc group</text:p>
          </table:table-cell>
          <table:table-cell office:value-type="string" office:string-value="25" table:formula="of:=IF(LEN([.A152])=4;LEFT([.A152];1);IF(LEN([.A152])=5;LEFT([.A152];2);LEFT([.A152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009" table:style-name="ce1">
            <text:p>25009</text:p>
          </table:table-cell>
          <table:table-cell office:value-type="string" table:style-name="ce1">
            <text:p>New</text:p>
          </table:table-cell>
          <table:table-cell office:value-type="string" office:string-value="25" table:formula="of:=IF(LEN([.A153])=4;LEFT([.A153];1);IF(LEN([.A153])=5;LEFT([.A153];2);LEFT([.A153];3))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6001" table:style-name="ce1">
            <text:p>26001</text:p>
          </table:table-cell>
          <table:table-cell office:value-type="string" table:style-name="ce1">
            <text:p>Neon Team</text:p>
          </table:table-cell>
          <table:table-cell office:value-type="string" office:string-value="26" table:formula="of:=IF(LEN([.A154])=4;LEFT([.A154];1);IF(LEN([.A154])=5;LEFT([.A154];2);LEFT([.A154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2" table:style-name="ce1">
            <text:p>26002</text:p>
          </table:table-cell>
          <table:table-cell office:value-type="string" table:style-name="ce1">
            <text:p>Ranax Team</text:p>
          </table:table-cell>
          <table:table-cell office:value-type="string" office:string-value="26" table:formula="of:=IF(LEN([.A155])=4;LEFT([.A155];1);IF(LEN([.A155])=5;LEFT([.A155];2);LEFT([.A155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3" table:style-name="ce1">
            <text:p>26003</text:p>
          </table:table-cell>
          <table:table-cell office:value-type="string" table:style-name="ce1">
            <text:p>Neuxam Team</text:p>
          </table:table-cell>
          <table:table-cell office:value-type="string" office:string-value="26" table:formula="of:=IF(LEN([.A156])=4;LEFT([.A156];1);IF(LEN([.A156])=5;LEFT([.A156];2);LEFT([.A156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4" table:style-name="ce1">
            <text:p>26004</text:p>
          </table:table-cell>
          <table:table-cell office:value-type="string" table:style-name="ce1">
            <text:p>Motaar Team</text:p>
          </table:table-cell>
          <table:table-cell office:value-type="string" office:string-value="26" table:formula="of:=IF(LEN([.A157])=4;LEFT([.A157];1);IF(LEN([.A157])=5;LEFT([.A157];2);LEFT([.A157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5" table:style-name="ce1">
            <text:p>26005</text:p>
          </table:table-cell>
          <table:table-cell office:value-type="string" table:style-name="ce1">
            <text:p>Splash</text:p>
          </table:table-cell>
          <table:table-cell office:value-type="string" office:string-value="26" table:formula="of:=IF(LEN([.A158])=4;LEFT([.A158];1);IF(LEN([.A158])=5;LEFT([.A158];2);LEFT([.A158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6" table:style-name="ce1">
            <text:p>26006</text:p>
          </table:table-cell>
          <table:table-cell office:value-type="string" table:style-name="ce1">
            <text:p>Vetinal</text:p>
          </table:table-cell>
          <table:table-cell office:value-type="string" office:string-value="26" table:formula="of:=IF(LEN([.A159])=4;LEFT([.A159];1);IF(LEN([.A159])=5;LEFT([.A159];2);LEFT([.A159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7" table:style-name="ce1">
            <text:p>26007</text:p>
          </table:table-cell>
          <table:table-cell office:value-type="string" table:style-name="ce1">
            <text:p>Psychiatry Team</text:p>
          </table:table-cell>
          <table:table-cell office:value-type="string" office:string-value="26" table:formula="of:=IF(LEN([.A160])=4;LEFT([.A160];1);IF(LEN([.A160])=5;LEFT([.A160];2);LEFT([.A160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8" table:style-name="ce1">
            <text:p>26008</text:p>
          </table:table-cell>
          <table:table-cell office:value-type="string" table:style-name="ce1">
            <text:p>Group</text:p>
          </table:table-cell>
          <table:table-cell office:value-type="string" office:string-value="26" table:formula="of:=IF(LEN([.A161])=4;LEFT([.A161];1);IF(LEN([.A161])=5;LEFT([.A161];2);LEFT([.A161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09" table:style-name="ce1">
            <text:p>26009</text:p>
          </table:table-cell>
          <table:table-cell office:value-type="string" table:style-name="ce1">
            <text:p>Group</text:p>
          </table:table-cell>
          <table:table-cell office:value-type="string" office:string-value="26" table:formula="of:=IF(LEN([.A162])=4;LEFT([.A162];1);IF(LEN([.A162])=5;LEFT([.A162];2);LEFT([.A162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10" table:style-name="ce1">
            <text:p>26010</text:p>
          </table:table-cell>
          <table:table-cell office:value-type="string" table:style-name="ce1">
            <text:p>STX</text:p>
          </table:table-cell>
          <table:table-cell office:value-type="string" office:string-value="26" table:formula="of:=IF(LEN([.A163])=4;LEFT([.A163];1);IF(LEN([.A163])=5;LEFT([.A163];2);LEFT([.A163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11" table:style-name="ce1">
            <text:p>26011</text:p>
          </table:table-cell>
          <table:table-cell office:value-type="string" table:style-name="ce1">
            <text:p>Neuro Science</text:p>
          </table:table-cell>
          <table:table-cell office:value-type="string" office:string-value="26" table:formula="of:=IF(LEN([.A164])=4;LEFT([.A164];1);IF(LEN([.A164])=5;LEFT([.A164];2);LEFT([.A164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012" table:style-name="ce1">
            <text:p>26012</text:p>
          </table:table-cell>
          <table:table-cell office:value-type="string" table:style-name="ce1">
            <text:p>Tromit</text:p>
          </table:table-cell>
          <table:table-cell office:value-type="string" office:string-value="26" table:formula="of:=IF(LEN([.A165])=4;LEFT([.A165];1);IF(LEN([.A165])=5;LEFT([.A165];2);LEFT([.A165];3))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string" table:style-name="ce1">
            <text:p>Group A</text:p>
          </table:table-cell>
          <table:table-cell office:value-type="string" office:string-value="27" table:formula="of:=IF(LEN([.A166])=4;LEFT([.A166];1);IF(LEN([.A166])=5;LEFT([.A166];2);LEFT([.A166];3)))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7002" table:style-name="ce1">
            <text:p>27002</text:p>
          </table:table-cell>
          <table:table-cell office:value-type="string" table:style-name="ce1">
            <text:p>Group B</text:p>
          </table:table-cell>
          <table:table-cell office:value-type="string" office:string-value="27" table:formula="of:=IF(LEN([.A167])=4;LEFT([.A167];1);IF(LEN([.A167])=5;LEFT([.A167];2);LEFT([.A167];3)))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7003" table:style-name="ce1">
            <text:p>27003</text:p>
          </table:table-cell>
          <table:table-cell office:value-type="string" table:style-name="ce1">
            <text:p>Insuget</text:p>
          </table:table-cell>
          <table:table-cell office:value-type="string" office:string-value="27" table:formula="of:=IF(LEN([.A168])=4;LEFT([.A168];1);IF(LEN([.A168])=5;LEFT([.A168];2);LEFT([.A168];3)))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8001" table:style-name="ce1">
            <text:p>28001</text:p>
          </table:table-cell>
          <table:table-cell office:value-type="string" table:style-name="ce1">
            <text:p>Kalgary</text:p>
          </table:table-cell>
          <table:table-cell office:value-type="string" office:string-value="28" table:formula="of:=IF(LEN([.A169])=4;LEFT([.A169];1);IF(LEN([.A169])=5;LEFT([.A169];2);LEFT([.A169];3))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8002" table:style-name="ce1">
            <text:p>28002</text:p>
          </table:table-cell>
          <table:table-cell office:value-type="string" table:style-name="ce1">
            <text:p>Pelikon Team</text:p>
          </table:table-cell>
          <table:table-cell office:value-type="string" office:string-value="28" table:formula="of:=IF(LEN([.A170])=4;LEFT([.A170];1);IF(LEN([.A170])=5;LEFT([.A170];2);LEFT([.A170];3))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9001" table:style-name="ce1">
            <text:p>29001</text:p>
          </table:table-cell>
          <table:table-cell office:value-type="string" table:style-name="ce1">
            <text:p>Eagle</text:p>
          </table:table-cell>
          <table:table-cell office:value-type="string" office:string-value="29" table:formula="of:=IF(LEN([.A171])=4;LEFT([.A171];1);IF(LEN([.A171])=5;LEFT([.A171];2);LEFT([.A171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2" table:style-name="ce1">
            <text:p>29002</text:p>
          </table:table-cell>
          <table:table-cell office:value-type="string" table:style-name="ce1">
            <text:p>Hawk</text:p>
          </table:table-cell>
          <table:table-cell office:value-type="string" office:string-value="29" table:formula="of:=IF(LEN([.A172])=4;LEFT([.A172];1);IF(LEN([.A172])=5;LEFT([.A172];2);LEFT([.A172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3" table:style-name="ce1">
            <text:p>29003</text:p>
          </table:table-cell>
          <table:table-cell office:value-type="string" table:style-name="ce1">
            <text:p>Falcon</text:p>
          </table:table-cell>
          <table:table-cell office:value-type="string" office:string-value="29" table:formula="of:=IF(LEN([.A173])=4;LEFT([.A173];1);IF(LEN([.A173])=5;LEFT([.A173];2);LEFT([.A173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4" table:style-name="ce1">
            <text:p>29004</text:p>
          </table:table-cell>
          <table:table-cell office:value-type="string" table:style-name="ce1">
            <text:p>Dynamic</text:p>
          </table:table-cell>
          <table:table-cell office:value-type="string" office:string-value="29" table:formula="of:=IF(LEN([.A174])=4;LEFT([.A174];1);IF(LEN([.A174])=5;LEFT([.A174];2);LEFT([.A174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5" table:style-name="ce1">
            <text:p>29005</text:p>
          </table:table-cell>
          <table:table-cell office:value-type="string" table:style-name="ce1">
            <text:p>Vision</text:p>
          </table:table-cell>
          <table:table-cell office:value-type="string" office:string-value="29" table:formula="of:=IF(LEN([.A175])=4;LEFT([.A175];1);IF(LEN([.A175])=5;LEFT([.A175];2);LEFT([.A175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6" table:style-name="ce1">
            <text:p>29006</text:p>
          </table:table-cell>
          <table:table-cell office:value-type="string" table:style-name="ce1">
            <text:p>Harmon</text:p>
          </table:table-cell>
          <table:table-cell office:value-type="string" office:string-value="29" table:formula="of:=IF(LEN([.A176])=4;LEFT([.A176];1);IF(LEN([.A176])=5;LEFT([.A176];2);LEFT([.A176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7" table:style-name="ce1">
            <text:p>29007</text:p>
          </table:table-cell>
          <table:table-cell office:value-type="string" table:style-name="ce1">
            <text:p>Jaguar</text:p>
          </table:table-cell>
          <table:table-cell office:value-type="string" office:string-value="29" table:formula="of:=IF(LEN([.A177])=4;LEFT([.A177];1);IF(LEN([.A177])=5;LEFT([.A177];2);LEFT([.A177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8" table:style-name="ce1">
            <text:p>29008</text:p>
          </table:table-cell>
          <table:table-cell office:value-type="string" table:style-name="ce1">
            <text:p>Challenger</text:p>
          </table:table-cell>
          <table:table-cell office:value-type="string" office:string-value="29" table:formula="of:=IF(LEN([.A178])=4;LEFT([.A178];1);IF(LEN([.A178])=5;LEFT([.A178];2);LEFT([.A178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09" table:style-name="ce1">
            <text:p>29009</text:p>
          </table:table-cell>
          <table:table-cell office:value-type="string" table:style-name="ce1">
            <text:p>Beta Lac</text:p>
          </table:table-cell>
          <table:table-cell office:value-type="string" office:string-value="29" table:formula="of:=IF(LEN([.A179])=4;LEFT([.A179];1);IF(LEN([.A179])=5;LEFT([.A179];2);LEFT([.A179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0" table:style-name="ce1">
            <text:p>29010</text:p>
          </table:table-cell>
          <table:table-cell office:value-type="string" table:style-name="ce1">
            <text:p>Direct Supplies</text:p>
          </table:table-cell>
          <table:table-cell office:value-type="string" office:string-value="29" table:formula="of:=IF(LEN([.A180])=4;LEFT([.A180];1);IF(LEN([.A180])=5;LEFT([.A180];2);LEFT([.A180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1" table:style-name="ce1">
            <text:p>29011</text:p>
          </table:table-cell>
          <table:table-cell office:value-type="string" table:style-name="ce1">
            <text:p>ProLife Health Care</text:p>
          </table:table-cell>
          <table:table-cell office:value-type="string" office:string-value="29" table:formula="of:=IF(LEN([.A181])=4;LEFT([.A181];1);IF(LEN([.A181])=5;LEFT([.A181];2);LEFT([.A181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2" table:style-name="ce1">
            <text:p>29012</text:p>
          </table:table-cell>
          <table:table-cell office:value-type="string" table:style-name="ce1">
            <text:p>Jaguar A+</text:p>
          </table:table-cell>
          <table:table-cell office:value-type="string" office:string-value="29" table:formula="of:=IF(LEN([.A182])=4;LEFT([.A182];1);IF(LEN([.A182])=5;LEFT([.A182];2);LEFT([.A182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3" table:style-name="ce1">
            <text:p>29013</text:p>
          </table:table-cell>
          <table:table-cell office:value-type="string" table:style-name="ce1">
            <text:p>Eagle +</text:p>
          </table:table-cell>
          <table:table-cell office:value-type="string" office:string-value="29" table:formula="of:=IF(LEN([.A183])=4;LEFT([.A183];1);IF(LEN([.A183])=5;LEFT([.A183];2);LEFT([.A183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4" table:style-name="ce1">
            <text:p>29014</text:p>
          </table:table-cell>
          <table:table-cell office:value-type="string" table:style-name="ce1">
            <text:p>Hawk +</text:p>
          </table:table-cell>
          <table:table-cell office:value-type="string" office:string-value="29" table:formula="of:=IF(LEN([.A184])=4;LEFT([.A184];1);IF(LEN([.A184])=5;LEFT([.A184];2);LEFT([.A184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5" table:style-name="ce1">
            <text:p>29015</text:p>
          </table:table-cell>
          <table:table-cell office:value-type="string" table:style-name="ce1">
            <text:p>Falcon +</text:p>
          </table:table-cell>
          <table:table-cell office:value-type="string" office:string-value="29" table:formula="of:=IF(LEN([.A185])=4;LEFT([.A185];1);IF(LEN([.A185])=5;LEFT([.A185];2);LEFT([.A185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6" table:style-name="ce1">
            <text:p>29016</text:p>
          </table:table-cell>
          <table:table-cell office:value-type="string" table:style-name="ce1">
            <text:p>Dynamic +</text:p>
          </table:table-cell>
          <table:table-cell office:value-type="string" office:string-value="29" table:formula="of:=IF(LEN([.A186])=4;LEFT([.A186];1);IF(LEN([.A186])=5;LEFT([.A186];2);LEFT([.A186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7" table:style-name="ce1">
            <text:p>29017</text:p>
          </table:table-cell>
          <table:table-cell office:value-type="string" table:style-name="ce1">
            <text:p>Harmon +</text:p>
          </table:table-cell>
          <table:table-cell office:value-type="string" office:string-value="29" table:formula="of:=IF(LEN([.A187])=4;LEFT([.A187];1);IF(LEN([.A187])=5;LEFT([.A187];2);LEFT([.A187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8" table:style-name="ce1">
            <text:p>29018</text:p>
          </table:table-cell>
          <table:table-cell office:value-type="string" table:style-name="ce1">
            <text:p>Challenger +</text:p>
          </table:table-cell>
          <table:table-cell office:value-type="string" office:string-value="29" table:formula="of:=IF(LEN([.A188])=4;LEFT([.A188];1);IF(LEN([.A188])=5;LEFT([.A188];2);LEFT([.A188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19" table:style-name="ce1">
            <text:p>29019</text:p>
          </table:table-cell>
          <table:table-cell office:value-type="string" table:style-name="ce1">
            <text:p>Beta Lac +</text:p>
          </table:table-cell>
          <table:table-cell office:value-type="string" office:string-value="29" table:formula="of:=IF(LEN([.A189])=4;LEFT([.A189];1);IF(LEN([.A189])=5;LEFT([.A189];2);LEFT([.A189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20" table:style-name="ce1">
            <text:p>29020</text:p>
          </table:table-cell>
          <table:table-cell office:value-type="string" table:style-name="ce1">
            <text:p>Nutra</text:p>
          </table:table-cell>
          <table:table-cell office:value-type="string" office:string-value="29" table:formula="of:=IF(LEN([.A190])=4;LEFT([.A190];1);IF(LEN([.A190])=5;LEFT([.A190];2);LEFT([.A190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021" table:style-name="ce1">
            <text:p>29021</text:p>
          </table:table-cell>
          <table:table-cell office:value-type="string" table:style-name="ce1">
            <text:p>Uni-Tiech</text:p>
          </table:table-cell>
          <table:table-cell office:value-type="string" office:string-value="29" table:formula="of:=IF(LEN([.A191])=4;LEFT([.A191];1);IF(LEN([.A191])=5;LEFT([.A191];2);LEFT([.A191];3))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0001" table:style-name="ce1">
            <text:p>30001</text:p>
          </table:table-cell>
          <table:table-cell office:value-type="string" table:style-name="ce1">
            <text:p>Concept LIfe Science</text:p>
          </table:table-cell>
          <table:table-cell office:value-type="string" office:string-value="30" table:formula="of:=IF(LEN([.A192])=4;LEFT([.A192];1);IF(LEN([.A192])=5;LEFT([.A192];2);LEFT([.A192];3))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2001" table:style-name="ce1">
            <text:p>32001</text:p>
          </table:table-cell>
          <table:table-cell office:value-type="string" table:style-name="ce1">
            <text:p>Cx Group</text:p>
          </table:table-cell>
          <table:table-cell office:value-type="string" office:string-value="32" table:formula="of:=IF(LEN([.A193])=4;LEFT([.A193];1);IF(LEN([.A193])=5;LEFT([.A193];2);LEFT([.A193];3)))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02" table:style-name="ce1">
            <text:p>32002</text:p>
          </table:table-cell>
          <table:table-cell office:value-type="string" table:style-name="ce1">
            <text:p>Ethical Group</text:p>
          </table:table-cell>
          <table:table-cell office:value-type="string" office:string-value="32" table:formula="of:=IF(LEN([.A194])=4;LEFT([.A194];1);IF(LEN([.A194])=5;LEFT([.A194];2);LEFT([.A194];3)))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03" table:style-name="ce1">
            <text:p>32003</text:p>
          </table:table-cell>
          <table:table-cell office:value-type="string" table:style-name="ce1">
            <text:p>Speciality</text:p>
          </table:table-cell>
          <table:table-cell office:value-type="string" office:string-value="32" table:formula="of:=IF(LEN([.A195])=4;LEFT([.A195];1);IF(LEN([.A195])=5;LEFT([.A195];2);LEFT([.A195];3)))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001" table:style-name="ce1">
            <text:p>33001</text:p>
          </table:table-cell>
          <table:table-cell office:value-type="string" table:style-name="ce1">
            <text:p>Promotable</text:p>
          </table:table-cell>
          <table:table-cell office:value-type="string" office:string-value="33" table:formula="of:=IF(LEN([.A196])=4;LEFT([.A196];1);IF(LEN([.A196])=5;LEFT([.A196];2);LEFT([.A196];3))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02" table:style-name="ce1">
            <text:p>33002</text:p>
          </table:table-cell>
          <table:table-cell office:value-type="string" table:style-name="ce1">
            <text:p>Non promotable</text:p>
          </table:table-cell>
          <table:table-cell office:value-type="string" office:string-value="33" table:formula="of:=IF(LEN([.A197])=4;LEFT([.A197];1);IF(LEN([.A197])=5;LEFT([.A197];2);LEFT([.A197];3))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03" table:style-name="ce1">
            <text:p>33003</text:p>
          </table:table-cell>
          <table:table-cell office:value-type="string" table:style-name="ce1">
            <text:p>Team Yellow</text:p>
          </table:table-cell>
          <table:table-cell office:value-type="string" office:string-value="33" table:formula="of:=IF(LEN([.A198])=4;LEFT([.A198];1);IF(LEN([.A198])=5;LEFT([.A198];2);LEFT([.A198];3))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04" table:style-name="ce1">
            <text:p>33004</text:p>
          </table:table-cell>
          <table:table-cell office:value-type="string" table:style-name="ce1">
            <text:p>Team Red And Blue</text:p>
          </table:table-cell>
          <table:table-cell office:value-type="string" office:string-value="33" table:formula="of:=IF(LEN([.A199])=4;LEFT([.A199];1);IF(LEN([.A199])=5;LEFT([.A199];2);LEFT([.A199];3))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4001" table:style-name="ce1">
            <text:p>34001</text:p>
          </table:table-cell>
          <table:table-cell office:value-type="string" table:style-name="ce1">
            <text:p>Green Natural Care</text:p>
          </table:table-cell>
          <table:table-cell office:value-type="string" office:string-value="34" table:formula="of:=IF(LEN([.A200])=4;LEFT([.A200];1);IF(LEN([.A200])=5;LEFT([.A200];2);LEFT([.A200];3))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02" table:style-name="ce1">
            <text:p>34002</text:p>
          </table:table-cell>
          <table:table-cell office:value-type="string" table:style-name="ce1">
            <text:p>Group 2</text:p>
          </table:table-cell>
          <table:table-cell office:value-type="string" office:string-value="34" table:formula="of:=IF(LEN([.A201])=4;LEFT([.A201];1);IF(LEN([.A201])=5;LEFT([.A201];2);LEFT([.A201];3))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001" table:style-name="ce1">
            <text:p>35001</text:p>
          </table:table-cell>
          <table:table-cell office:value-type="string" table:style-name="ce1">
            <text:p>Group A</text:p>
          </table:table-cell>
          <table:table-cell office:value-type="string" office:string-value="35" table:formula="of:=IF(LEN([.A202])=4;LEFT([.A202];1);IF(LEN([.A202])=5;LEFT([.A202];2);LEFT([.A202];3))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6001" table:style-name="ce1">
            <text:p>36001</text:p>
          </table:table-cell>
          <table:table-cell office:value-type="string" table:style-name="ce1">
            <text:p>Team - 7B ( Angels )</text:p>
          </table:table-cell>
          <table:table-cell office:value-type="string" office:string-value="36" table:formula="of:=IF(LEN([.A203])=4;LEFT([.A203];1);IF(LEN([.A203])=5;LEFT([.A203];2);LEFT([.A203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2" table:style-name="ce1">
            <text:p>36002</text:p>
          </table:table-cell>
          <table:table-cell office:value-type="string" table:style-name="ce1">
            <text:p>Team-1 Griffins</text:p>
          </table:table-cell>
          <table:table-cell office:value-type="string" office:string-value="36" table:formula="of:=IF(LEN([.A204])=4;LEFT([.A204];1);IF(LEN([.A204])=5;LEFT([.A204];2);LEFT([.A204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3" table:style-name="ce1">
            <text:p>36003</text:p>
          </table:table-cell>
          <table:table-cell office:value-type="string" table:style-name="ce1">
            <text:p>Team - 3 ( Rahbars )</text:p>
          </table:table-cell>
          <table:table-cell office:value-type="string" office:string-value="36" table:formula="of:=IF(LEN([.A205])=4;LEFT([.A205];1);IF(LEN([.A205])=5;LEFT([.A205];2);LEFT([.A205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4" table:style-name="ce1">
            <text:p>36004</text:p>
          </table:table-cell>
          <table:table-cell office:value-type="string" table:style-name="ce1">
            <text:p>Team - 2 ( Burraqs )</text:p>
          </table:table-cell>
          <table:table-cell office:value-type="string" office:string-value="36" table:formula="of:=IF(LEN([.A206])=4;LEFT([.A206];1);IF(LEN([.A206])=5;LEFT([.A206];2);LEFT([.A206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5" table:style-name="ce1">
            <text:p>36005</text:p>
          </table:table-cell>
          <table:table-cell office:value-type="string" table:style-name="ce1">
            <text:p>Team 4A Falcons</text:p>
          </table:table-cell>
          <table:table-cell office:value-type="string" office:string-value="36" table:formula="of:=IF(LEN([.A207])=4;LEFT([.A207];1);IF(LEN([.A207])=5;LEFT([.A207];2);LEFT([.A207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6" table:style-name="ce1">
            <text:p>36006</text:p>
          </table:table-cell>
          <table:table-cell office:value-type="string" table:style-name="ce1">
            <text:p>Team 10</text:p>
          </table:table-cell>
          <table:table-cell office:value-type="string" office:string-value="36" table:formula="of:=IF(LEN([.A208])=4;LEFT([.A208];1);IF(LEN([.A208])=5;LEFT([.A208];2);LEFT([.A208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7" table:style-name="ce1">
            <text:p>36007</text:p>
          </table:table-cell>
          <table:table-cell office:value-type="string" table:style-name="ce1">
            <text:p>Team - 5 ( Arrows )</text:p>
          </table:table-cell>
          <table:table-cell office:value-type="string" office:string-value="36" table:formula="of:=IF(LEN([.A209])=4;LEFT([.A209];1);IF(LEN([.A209])=5;LEFT([.A209];2);LEFT([.A209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8" table:style-name="ce1">
            <text:p>36008</text:p>
          </table:table-cell>
          <table:table-cell office:value-type="string" table:style-name="ce1">
            <text:p>Team - 8 ( Dragons )</text:p>
          </table:table-cell>
          <table:table-cell office:value-type="string" office:string-value="36" table:formula="of:=IF(LEN([.A210])=4;LEFT([.A210];1);IF(LEN([.A210])=5;LEFT([.A210];2);LEFT([.A210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09" table:style-name="ce1">
            <text:p>36009</text:p>
          </table:table-cell>
          <table:table-cell office:value-type="string" table:style-name="ce1">
            <text:p>Team3B Panthers</text:p>
          </table:table-cell>
          <table:table-cell office:value-type="string" office:string-value="36" table:formula="of:=IF(LEN([.A211])=4;LEFT([.A211];1);IF(LEN([.A211])=5;LEFT([.A211];2);LEFT([.A211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0" table:style-name="ce1">
            <text:p>36010</text:p>
          </table:table-cell>
          <table:table-cell office:value-type="string" table:style-name="ce1">
            <text:p>Team - 7 ( Bandits )</text:p>
          </table:table-cell>
          <table:table-cell office:value-type="string" office:string-value="36" table:formula="of:=IF(LEN([.A212])=4;LEFT([.A212];1);IF(LEN([.A212])=5;LEFT([.A212];2);LEFT([.A212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1" table:style-name="ce1">
            <text:p>36011</text:p>
          </table:table-cell>
          <table:table-cell office:value-type="string" table:style-name="ce1">
            <text:p>Route 2</text:p>
          </table:table-cell>
          <table:table-cell office:value-type="string" office:string-value="36" table:formula="of:=IF(LEN([.A213])=4;LEFT([.A213];1);IF(LEN([.A213])=5;LEFT([.A213];2);LEFT([.A213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2" table:style-name="ce1">
            <text:p>36012</text:p>
          </table:table-cell>
          <table:table-cell office:value-type="string" table:style-name="ce1">
            <text:p>Team - 9 ( Phoenix )</text:p>
          </table:table-cell>
          <table:table-cell office:value-type="string" office:string-value="36" table:formula="of:=IF(LEN([.A214])=4;LEFT([.A214];1);IF(LEN([.A214])=5;LEFT([.A214];2);LEFT([.A214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3" table:style-name="ce1">
            <text:p>36013</text:p>
          </table:table-cell>
          <table:table-cell office:value-type="string" table:style-name="ce1">
            <text:p>Team 2C</text:p>
          </table:table-cell>
          <table:table-cell office:value-type="string" office:string-value="36" table:formula="of:=IF(LEN([.A215])=4;LEFT([.A215];1);IF(LEN([.A215])=5;LEFT([.A215];2);LEFT([.A215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4" table:style-name="ce1">
            <text:p>36014</text:p>
          </table:table-cell>
          <table:table-cell office:value-type="string" table:style-name="ce1">
            <text:p>Team-2B</text:p>
          </table:table-cell>
          <table:table-cell office:value-type="string" office:string-value="36" table:formula="of:=IF(LEN([.A216])=4;LEFT([.A216];1);IF(LEN([.A216])=5;LEFT([.A216];2);LEFT([.A216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5" table:style-name="ce1">
            <text:p>36015</text:p>
          </table:table-cell>
          <table:table-cell office:value-type="string" table:style-name="ce1">
            <text:p>N/P</text:p>
          </table:table-cell>
          <table:table-cell office:value-type="string" office:string-value="36" table:formula="of:=IF(LEN([.A217])=4;LEFT([.A217];1);IF(LEN([.A217])=5;LEFT([.A217];2);LEFT([.A217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16" table:style-name="ce1">
            <text:p>36016</text:p>
          </table:table-cell>
          <table:table-cell office:value-type="string" table:style-name="ce1">
            <text:p>Test</text:p>
          </table:table-cell>
          <table:table-cell office:value-type="string" office:string-value="36" table:formula="of:=IF(LEN([.A218])=4;LEFT([.A218];1);IF(LEN([.A218])=5;LEFT([.A218];2);LEFT([.A218];3))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7001" table:style-name="ce1">
            <text:p>37001</text:p>
          </table:table-cell>
          <table:table-cell office:value-type="string" table:style-name="ce1">
            <text:p>Titlis Pharma</text:p>
          </table:table-cell>
          <table:table-cell office:value-type="string" office:string-value="37" table:formula="of:=IF(LEN([.A219])=4;LEFT([.A219];1);IF(LEN([.A219])=5;LEFT([.A219];2);LEFT([.A219];3)))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7002" table:style-name="ce1">
            <text:p>37002</text:p>
          </table:table-cell>
          <table:table-cell office:value-type="string" table:style-name="ce1">
            <text:p>Synapse Chemicals</text:p>
          </table:table-cell>
          <table:table-cell office:value-type="string" office:string-value="37" table:formula="of:=IF(LEN([.A220])=4;LEFT([.A220];1);IF(LEN([.A220])=5;LEFT([.A220];2);LEFT([.A220];3)))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8001" table:style-name="ce1">
            <text:p>38001</text:p>
          </table:table-cell>
          <table:table-cell office:value-type="string" table:style-name="ce1">
            <text:p>Matrix-A</text:p>
          </table:table-cell>
          <table:table-cell office:value-type="string" office:string-value="38" table:formula="of:=IF(LEN([.A221])=4;LEFT([.A221];1);IF(LEN([.A221])=5;LEFT([.A221];2);LEFT([.A221];3)))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8002" table:style-name="ce1">
            <text:p>38002</text:p>
          </table:table-cell>
          <table:table-cell office:value-type="string" table:style-name="ce1">
            <text:p>Matrix-B</text:p>
          </table:table-cell>
          <table:table-cell office:value-type="string" office:string-value="38" table:formula="of:=IF(LEN([.A222])=4;LEFT([.A222];1);IF(LEN([.A222])=5;LEFT([.A222];2);LEFT([.A222];3)))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8003" table:style-name="ce1">
            <text:p>38003</text:p>
          </table:table-cell>
          <table:table-cell office:value-type="string" table:style-name="ce1">
            <text:p>Group c</text:p>
          </table:table-cell>
          <table:table-cell office:value-type="string" office:string-value="38" table:formula="of:=IF(LEN([.A223])=4;LEFT([.A223];1);IF(LEN([.A223])=5;LEFT([.A223];2);LEFT([.A223];3)))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3001" table:style-name="ce1">
            <text:p>43001</text:p>
          </table:table-cell>
          <table:table-cell office:value-type="string" table:style-name="ce1">
            <text:p>Group A</text:p>
          </table:table-cell>
          <table:table-cell office:value-type="string" office:string-value="43" table:formula="of:=IF(LEN([.A224])=4;LEFT([.A224];1);IF(LEN([.A224])=5;LEFT([.A224];2);LEFT([.A224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2" table:style-name="ce1">
            <text:p>43002</text:p>
          </table:table-cell>
          <table:table-cell office:value-type="string" table:style-name="ce1">
            <text:p>Group B</text:p>
          </table:table-cell>
          <table:table-cell office:value-type="string" office:string-value="43" table:formula="of:=IF(LEN([.A225])=4;LEFT([.A225];1);IF(LEN([.A225])=5;LEFT([.A225];2);LEFT([.A225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3" table:style-name="ce1">
            <text:p>43003</text:p>
          </table:table-cell>
          <table:table-cell office:value-type="string" table:style-name="ce1">
            <text:p>Dettol ASL</text:p>
          </table:table-cell>
          <table:table-cell office:value-type="string" office:string-value="43" table:formula="of:=IF(LEN([.A226])=4;LEFT([.A226];1);IF(LEN([.A226])=5;LEFT([.A226];2);LEFT([.A226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4" table:style-name="ce1">
            <text:p>43004</text:p>
          </table:table-cell>
          <table:table-cell office:value-type="string" table:style-name="ce1">
            <text:p>Dettol Soap</text:p>
          </table:table-cell>
          <table:table-cell office:value-type="string" office:string-value="43" table:formula="of:=IF(LEN([.A227])=4;LEFT([.A227];1);IF(LEN([.A227])=5;LEFT([.A227];2);LEFT([.A227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Dettol H/W</text:p>
          </table:table-cell>
          <table:table-cell office:value-type="string" office:string-value="43" table:formula="of:=IF(LEN([.A228])=4;LEFT([.A228];1);IF(LEN([.A228])=5;LEFT([.A228];2);LEFT([.A228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6" table:style-name="ce1">
            <text:p>43006</text:p>
          </table:table-cell>
          <table:table-cell office:value-type="string" table:style-name="ce1">
            <text:p>Durex</text:p>
          </table:table-cell>
          <table:table-cell office:value-type="string" office:string-value="43" table:formula="of:=IF(LEN([.A229])=4;LEFT([.A229];1);IF(LEN([.A229])=5;LEFT([.A229];2);LEFT([.A229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7" table:style-name="ce1">
            <text:p>43007</text:p>
          </table:table-cell>
          <table:table-cell office:value-type="string" table:style-name="ce1">
            <text:p>Veet Group</text:p>
          </table:table-cell>
          <table:table-cell office:value-type="string" office:string-value="43" table:formula="of:=IF(LEN([.A230])=4;LEFT([.A230];1);IF(LEN([.A230])=5;LEFT([.A230];2);LEFT([.A230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8" table:style-name="ce1">
            <text:p>43008</text:p>
          </table:table-cell>
          <table:table-cell office:value-type="string" table:style-name="ce1">
            <text:p>N/P</text:p>
          </table:table-cell>
          <table:table-cell office:value-type="string" office:string-value="43" table:formula="of:=IF(LEN([.A231])=4;LEFT([.A231];1);IF(LEN([.A231])=5;LEFT([.A231];2);LEFT([.A231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09" table:style-name="ce1">
            <text:p>43009</text:p>
          </table:table-cell>
          <table:table-cell office:value-type="string" table:style-name="ce1">
            <text:p>Detol SC</text:p>
          </table:table-cell>
          <table:table-cell office:value-type="string" office:string-value="43" table:formula="of:=IF(LEN([.A232])=4;LEFT([.A232];1);IF(LEN([.A232])=5;LEFT([.A232];2);LEFT([.A232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10" table:style-name="ce1">
            <text:p>43010</text:p>
          </table:table-cell>
          <table:table-cell office:value-type="string" table:style-name="ce1">
            <text:p>Robin</text:p>
          </table:table-cell>
          <table:table-cell office:value-type="string" office:string-value="43" table:formula="of:=IF(LEN([.A233])=4;LEFT([.A233];1);IF(LEN([.A233])=5;LEFT([.A233];2);LEFT([.A233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11" table:style-name="ce1">
            <text:p>43011</text:p>
          </table:table-cell>
          <table:table-cell office:value-type="string" table:style-name="ce1">
            <text:p>Harpc</text:p>
          </table:table-cell>
          <table:table-cell office:value-type="string" office:string-value="43" table:formula="of:=IF(LEN([.A234])=4;LEFT([.A234];1);IF(LEN([.A234])=5;LEFT([.A234];2);LEFT([.A234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12" table:style-name="ce1">
            <text:p>43012</text:p>
          </table:table-cell>
          <table:table-cell office:value-type="string" table:style-name="ce1">
            <text:p>Mortin</text:p>
          </table:table-cell>
          <table:table-cell office:value-type="string" office:string-value="43" table:formula="of:=IF(LEN([.A235])=4;LEFT([.A235];1);IF(LEN([.A235])=5;LEFT([.A235];2);LEFT([.A235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13" table:style-name="ce1">
            <text:p>43013</text:p>
          </table:table-cell>
          <table:table-cell office:value-type="string" table:style-name="ce1">
            <text:p>Durex Sales tax</text:p>
          </table:table-cell>
          <table:table-cell office:value-type="string" office:string-value="43" table:formula="of:=IF(LEN([.A236])=4;LEFT([.A236];1);IF(LEN([.A236])=5;LEFT([.A236];2);LEFT([.A236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014" table:style-name="ce1">
            <text:p>43014</text:p>
          </table:table-cell>
          <table:table-cell office:value-type="string" table:style-name="ce1">
            <text:p>Coopex</text:p>
          </table:table-cell>
          <table:table-cell office:value-type="string" office:string-value="43" table:formula="of:=IF(LEN([.A237])=4;LEFT([.A237];1);IF(LEN([.A237])=5;LEFT([.A237];2);LEFT([.A237];3)))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4001" table:style-name="ce1">
            <text:p>44001</text:p>
          </table:table-cell>
          <table:table-cell office:value-type="string" table:style-name="ce1">
            <text:p>Group A</text:p>
          </table:table-cell>
          <table:table-cell office:value-type="string" office:string-value="44" table:formula="of:=IF(LEN([.A238])=4;LEFT([.A238];1);IF(LEN([.A238])=5;LEFT([.A238];2);LEFT([.A238];3)))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4002" table:style-name="ce1">
            <text:p>44002</text:p>
          </table:table-cell>
          <table:table-cell office:value-type="string" table:style-name="ce1">
            <text:p>Un Pharma International</text:p>
          </table:table-cell>
          <table:table-cell office:value-type="string" office:string-value="44" table:formula="of:=IF(LEN([.A239])=4;LEFT([.A239];1);IF(LEN([.A239])=5;LEFT([.A239];2);LEFT([.A239];3)))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6001" table:style-name="ce1">
            <text:p>46001</text:p>
          </table:table-cell>
          <table:table-cell office:value-type="string" table:style-name="ce1">
            <text:p>Group 1</text:p>
          </table:table-cell>
          <table:table-cell office:value-type="string" office:string-value="46" table:formula="of:=IF(LEN([.A240])=4;LEFT([.A240];1);IF(LEN([.A240])=5;LEFT([.A240];2);LEFT([.A240];3)))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6002" table:style-name="ce1">
            <text:p>46002</text:p>
          </table:table-cell>
          <table:table-cell office:value-type="string" table:style-name="ce1">
            <text:p>Focus</text:p>
          </table:table-cell>
          <table:table-cell office:value-type="string" office:string-value="46" table:formula="of:=IF(LEN([.A241])=4;LEFT([.A241];1);IF(LEN([.A241])=5;LEFT([.A241];2);LEFT([.A241];3)))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6003" table:style-name="ce1">
            <text:p>46003</text:p>
          </table:table-cell>
          <table:table-cell office:value-type="string" table:style-name="ce1">
            <text:p>Consumer</text:p>
          </table:table-cell>
          <table:table-cell office:value-type="string" office:string-value="46" table:formula="of:=IF(LEN([.A242])=4;LEFT([.A242];1);IF(LEN([.A242])=5;LEFT([.A242];2);LEFT([.A242];3)))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6004" table:style-name="ce1">
            <text:p>46004</text:p>
          </table:table-cell>
          <table:table-cell office:value-type="string" table:style-name="ce1">
            <text:p>N/A</text:p>
          </table:table-cell>
          <table:table-cell office:value-type="string" office:string-value="46" table:formula="of:=IF(LEN([.A243])=4;LEFT([.A243];1);IF(LEN([.A243])=5;LEFT([.A243];2);LEFT([.A243];3)))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6005" table:style-name="ce1">
            <text:p>46005</text:p>
          </table:table-cell>
          <table:table-cell office:value-type="string" table:style-name="ce1">
            <text:p>Group B</text:p>
          </table:table-cell>
          <table:table-cell office:value-type="string" office:string-value="46" table:formula="of:=IF(LEN([.A244])=4;LEFT([.A244];1);IF(LEN([.A244])=5;LEFT([.A244];2);LEFT([.A244];3)))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7001" table:style-name="ce1">
            <text:p>47001</text:p>
          </table:table-cell>
          <table:table-cell office:value-type="string" table:style-name="ce1">
            <text:p>Group A</text:p>
          </table:table-cell>
          <table:table-cell office:value-type="string" office:string-value="47" table:formula="of:=IF(LEN([.A245])=4;LEFT([.A245];1);IF(LEN([.A245])=5;LEFT([.A245];2);LEFT([.A245];3)))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7002" table:style-name="ce1">
            <text:p>47002</text:p>
          </table:table-cell>
          <table:table-cell office:value-type="string" table:style-name="ce1">
            <text:p>Group B</text:p>
          </table:table-cell>
          <table:table-cell office:value-type="string" office:string-value="47" table:formula="of:=IF(LEN([.A246])=4;LEFT([.A246];1);IF(LEN([.A246])=5;LEFT([.A246];2);LEFT([.A246];3)))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7003" table:style-name="ce1">
            <text:p>47003</text:p>
          </table:table-cell>
          <table:table-cell office:value-type="string" table:style-name="ce1">
            <text:p>Group</text:p>
          </table:table-cell>
          <table:table-cell office:value-type="string" office:string-value="47" table:formula="of:=IF(LEN([.A247])=4;LEFT([.A247];1);IF(LEN([.A247])=5;LEFT([.A247];2);LEFT([.A247];3)))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8001" table:style-name="ce1">
            <text:p>48001</text:p>
          </table:table-cell>
          <table:table-cell office:value-type="string" table:style-name="ce1">
            <text:p>Psychiatry</text:p>
          </table:table-cell>
          <table:table-cell office:value-type="string" office:string-value="48" table:formula="of:=IF(LEN([.A248])=4;LEFT([.A248];1);IF(LEN([.A248])=5;LEFT([.A248];2);LEFT([.A248];3)))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8002" table:style-name="ce1">
            <text:p>48002</text:p>
          </table:table-cell>
          <table:table-cell office:value-type="string" table:style-name="ce1">
            <text:p>Vertex A</text:p>
          </table:table-cell>
          <table:table-cell office:value-type="string" office:string-value="48" table:formula="of:=IF(LEN([.A249])=4;LEFT([.A249];1);IF(LEN([.A249])=5;LEFT([.A249];2);LEFT([.A249];3)))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8003" table:style-name="ce1">
            <text:p>48003</text:p>
          </table:table-cell>
          <table:table-cell office:value-type="string" table:style-name="ce1">
            <text:p>Vertex B</text:p>
          </table:table-cell>
          <table:table-cell office:value-type="string" office:string-value="48" table:formula="of:=IF(LEN([.A250])=4;LEFT([.A250];1);IF(LEN([.A250])=5;LEFT([.A250];2);LEFT([.A250];3)))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string" table:style-name="ce1">
            <text:p>Group A</text:p>
          </table:table-cell>
          <table:table-cell office:value-type="string" office:string-value="50" table:formula="of:=IF(LEN([.A251])=4;LEFT([.A251];1);IF(LEN([.A251])=5;LEFT([.A251];2);LEFT([.A251];3)))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2001" table:style-name="ce1">
            <text:p>52001</text:p>
          </table:table-cell>
          <table:table-cell office:value-type="string" table:style-name="ce1">
            <text:p>Group A</text:p>
          </table:table-cell>
          <table:table-cell office:value-type="string" office:string-value="52" table:formula="of:=IF(LEN([.A252])=4;LEFT([.A252];1);IF(LEN([.A252])=5;LEFT([.A252];2);LEFT([.A252];3)))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4001" table:style-name="ce1">
            <text:p>54001</text:p>
          </table:table-cell>
          <table:table-cell office:value-type="string" table:style-name="ce1">
            <text:p>Tri Gen</text:p>
          </table:table-cell>
          <table:table-cell office:value-type="string" office:string-value="54" table:formula="of:=IF(LEN([.A253])=4;LEFT([.A253];1);IF(LEN([.A253])=5;LEFT([.A253];2);LEFT([.A253];3)))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7001" table:style-name="ce1">
            <text:p>57001</text:p>
          </table:table-cell>
          <table:table-cell office:value-type="string" table:style-name="ce1">
            <text:p>Biozenith Food</text:p>
          </table:table-cell>
          <table:table-cell office:value-type="string" office:string-value="57" table:formula="of:=IF(LEN([.A254])=4;LEFT([.A254];1);IF(LEN([.A254])=5;LEFT([.A254];2);LEFT([.A254];3)))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8001" table:style-name="ce1">
            <text:p>58001</text:p>
          </table:table-cell>
          <table:table-cell office:value-type="string" table:style-name="ce1">
            <text:p>Group 1</text:p>
          </table:table-cell>
          <table:table-cell office:value-type="string" office:string-value="58" table:formula="of:=IF(LEN([.A255])=4;LEFT([.A255];1);IF(LEN([.A255])=5;LEFT([.A255];2);LEFT([.A255];3)))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9001" table:style-name="ce1">
            <text:p>59001</text:p>
          </table:table-cell>
          <table:table-cell office:value-type="string" table:style-name="ce1">
            <text:p>Agile Group</text:p>
          </table:table-cell>
          <table:table-cell office:value-type="string" office:string-value="59" table:formula="of:=IF(LEN([.A256])=4;LEFT([.A256];1);IF(LEN([.A256])=5;LEFT([.A256];2);LEFT([.A256];3)))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9002" table:style-name="ce1">
            <text:p>59002</text:p>
          </table:table-cell>
          <table:table-cell office:value-type="string" table:style-name="ce1">
            <text:p>Burraq Group</text:p>
          </table:table-cell>
          <table:table-cell office:value-type="string" office:string-value="59" table:formula="of:=IF(LEN([.A257])=4;LEFT([.A257];1);IF(LEN([.A257])=5;LEFT([.A257];2);LEFT([.A257];3)))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9003" table:style-name="ce1">
            <text:p>59003</text:p>
          </table:table-cell>
          <table:table-cell office:value-type="string" table:style-name="ce1">
            <text:p>Psycare</text:p>
          </table:table-cell>
          <table:table-cell office:value-type="string" office:string-value="59" table:formula="of:=IF(LEN([.A258])=4;LEFT([.A258];1);IF(LEN([.A258])=5;LEFT([.A258];2);LEFT([.A258];3)))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9004" table:style-name="ce1">
            <text:p>59004</text:p>
          </table:table-cell>
          <table:table-cell office:value-type="string" table:style-name="ce1">
            <text:p>Classic Group</text:p>
          </table:table-cell>
          <table:table-cell office:value-type="string" office:string-value="59" table:formula="of:=IF(LEN([.A259])=4;LEFT([.A259];1);IF(LEN([.A259])=5;LEFT([.A259];2);LEFT([.A259];3)))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0001" table:style-name="ce1">
            <text:p>60001</text:p>
          </table:table-cell>
          <table:table-cell office:value-type="string" table:style-name="ce1">
            <text:p>Blue Team</text:p>
          </table:table-cell>
          <table:table-cell office:value-type="string" office:string-value="60" table:formula="of:=IF(LEN([.A260])=4;LEFT([.A260];1);IF(LEN([.A260])=5;LEFT([.A260];2);LEFT([.A260];3)))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002" table:style-name="ce1">
            <text:p>60002</text:p>
          </table:table-cell>
          <table:table-cell office:value-type="string" table:style-name="ce1">
            <text:p>Green Team</text:p>
          </table:table-cell>
          <table:table-cell office:value-type="string" office:string-value="60" table:formula="of:=IF(LEN([.A261])=4;LEFT([.A261];1);IF(LEN([.A261])=5;LEFT([.A261];2);LEFT([.A261];3)))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003" table:style-name="ce1">
            <text:p>60003</text:p>
          </table:table-cell>
          <table:table-cell office:value-type="string" table:style-name="ce1">
            <text:p>Red Team</text:p>
          </table:table-cell>
          <table:table-cell office:value-type="string" office:string-value="60" table:formula="of:=IF(LEN([.A262])=4;LEFT([.A262];1);IF(LEN([.A262])=5;LEFT([.A262];2);LEFT([.A262];3)))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004" table:style-name="ce1">
            <text:p>60004</text:p>
          </table:table-cell>
          <table:table-cell office:value-type="string" table:style-name="ce1">
            <text:p>Indigo Team</text:p>
          </table:table-cell>
          <table:table-cell office:value-type="string" office:string-value="60" table:formula="of:=IF(LEN([.A263])=4;LEFT([.A263];1);IF(LEN([.A263])=5;LEFT([.A263];2);LEFT([.A263];3)))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1001" table:style-name="ce1">
            <text:p>61001</text:p>
          </table:table-cell>
          <table:table-cell office:value-type="string" table:style-name="ce1">
            <text:p>Gynae</text:p>
          </table:table-cell>
          <table:table-cell office:value-type="string" office:string-value="61" table:formula="of:=IF(LEN([.A264])=4;LEFT([.A264];1);IF(LEN([.A264])=5;LEFT([.A264];2);LEFT([.A264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02" table:style-name="ce1">
            <text:p>61002</text:p>
          </table:table-cell>
          <table:table-cell office:value-type="string" table:style-name="ce1">
            <text:p>Warrior</text:p>
          </table:table-cell>
          <table:table-cell office:value-type="string" office:string-value="61" table:formula="of:=IF(LEN([.A265])=4;LEFT([.A265];1);IF(LEN([.A265])=5;LEFT([.A265];2);LEFT([.A265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03" table:style-name="ce1">
            <text:p>61003</text:p>
          </table:table-cell>
          <table:table-cell office:value-type="string" table:style-name="ce1">
            <text:p>Ortho</text:p>
          </table:table-cell>
          <table:table-cell office:value-type="string" office:string-value="61" table:formula="of:=IF(LEN([.A266])=4;LEFT([.A266];1);IF(LEN([.A266])=5;LEFT([.A266];2);LEFT([.A266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04" table:style-name="ce1">
            <text:p>61004</text:p>
          </table:table-cell>
          <table:table-cell office:value-type="string" table:style-name="ce1">
            <text:p>Progressive</text:p>
          </table:table-cell>
          <table:table-cell office:value-type="string" office:string-value="61" table:formula="of:=IF(LEN([.A267])=4;LEFT([.A267];1);IF(LEN([.A267])=5;LEFT([.A267];2);LEFT([.A267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05" table:style-name="ce1">
            <text:p>61005</text:p>
          </table:table-cell>
          <table:table-cell office:value-type="string" table:style-name="ce1">
            <text:p>Passionate</text:p>
          </table:table-cell>
          <table:table-cell office:value-type="string" office:string-value="61" table:formula="of:=IF(LEN([.A268])=4;LEFT([.A268];1);IF(LEN([.A268])=5;LEFT([.A268];2);LEFT([.A268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06" table:style-name="ce1">
            <text:p>61006</text:p>
          </table:table-cell>
          <table:table-cell office:value-type="string" table:style-name="ce1">
            <text:p>Missionary Group</text:p>
          </table:table-cell>
          <table:table-cell office:value-type="string" office:string-value="61" table:formula="of:=IF(LEN([.A269])=4;LEFT([.A269];1);IF(LEN([.A269])=5;LEFT([.A269];2);LEFT([.A269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07" table:style-name="ce1">
            <text:p>61007</text:p>
          </table:table-cell>
          <table:table-cell office:value-type="string" table:style-name="ce1">
            <text:p>EXtra</text:p>
          </table:table-cell>
          <table:table-cell office:value-type="string" office:string-value="61" table:formula="of:=IF(LEN([.A270])=4;LEFT([.A270];1);IF(LEN([.A270])=5;LEFT([.A270];2);LEFT([.A270];3)))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001" table:style-name="ce1">
            <text:p>62001</text:p>
          </table:table-cell>
          <table:table-cell office:value-type="string" table:style-name="ce1">
            <text:p>Specialists</text:p>
          </table:table-cell>
          <table:table-cell office:value-type="string" office:string-value="62" table:formula="of:=IF(LEN([.A271])=4;LEFT([.A271];1);IF(LEN([.A271])=5;LEFT([.A271];2);LEFT([.A271];3)))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02" table:style-name="ce1">
            <text:p>62002</text:p>
          </table:table-cell>
          <table:table-cell office:value-type="string" table:style-name="ce1">
            <text:p>Brave Hearts</text:p>
          </table:table-cell>
          <table:table-cell office:value-type="string" office:string-value="62" table:formula="of:=IF(LEN([.A272])=4;LEFT([.A272];1);IF(LEN([.A272])=5;LEFT([.A272];2);LEFT([.A272];3)))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03" table:style-name="ce1">
            <text:p>62003</text:p>
          </table:table-cell>
          <table:table-cell office:value-type="string" table:style-name="ce1">
            <text:p>Group</text:p>
          </table:table-cell>
          <table:table-cell office:value-type="string" office:string-value="62" table:formula="of:=IF(LEN([.A273])=4;LEFT([.A273];1);IF(LEN([.A273])=5;LEFT([.A273];2);LEFT([.A273];3)))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04" table:style-name="ce1">
            <text:p>62004</text:p>
          </table:table-cell>
          <table:table-cell office:value-type="string" table:style-name="ce1">
            <text:p>Vibrant A</text:p>
          </table:table-cell>
          <table:table-cell office:value-type="string" office:string-value="62" table:formula="of:=IF(LEN([.A274])=4;LEFT([.A274];1);IF(LEN([.A274])=5;LEFT([.A274];2);LEFT([.A274];3)))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05" table:style-name="ce1">
            <text:p>62005</text:p>
          </table:table-cell>
          <table:table-cell office:value-type="string" table:style-name="ce1">
            <text:p>Vibrant B</text:p>
          </table:table-cell>
          <table:table-cell office:value-type="string" office:string-value="62" table:formula="of:=IF(LEN([.A275])=4;LEFT([.A275];1);IF(LEN([.A275])=5;LEFT([.A275];2);LEFT([.A275];3)))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06" table:style-name="ce1">
            <text:p>62006</text:p>
          </table:table-cell>
          <table:table-cell office:value-type="string" table:style-name="ce1">
            <text:p>Vibrant C</text:p>
          </table:table-cell>
          <table:table-cell office:value-type="string" office:string-value="62" table:formula="of:=IF(LEN([.A276])=4;LEFT([.A276];1);IF(LEN([.A276])=5;LEFT([.A276];2);LEFT([.A276];3)))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4001" table:style-name="ce1">
            <text:p>64001</text:p>
          </table:table-cell>
          <table:table-cell office:value-type="string" table:style-name="ce1">
            <text:p>Group</text:p>
          </table:table-cell>
          <table:table-cell office:value-type="string" office:string-value="64" table:formula="of:=IF(LEN([.A277])=4;LEFT([.A277];1);IF(LEN([.A277])=5;LEFT([.A277];2);LEFT([.A277];3)))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7001" table:style-name="ce1">
            <text:p>67001</text:p>
          </table:table-cell>
          <table:table-cell office:value-type="string" table:style-name="ce1">
            <text:p>Group A</text:p>
          </table:table-cell>
          <table:table-cell office:value-type="string" office:string-value="67" table:formula="of:=IF(LEN([.A278])=4;LEFT([.A278];1);IF(LEN([.A278])=5;LEFT([.A278];2);LEFT([.A278];3)))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9001" table:style-name="ce1">
            <text:p>69001</text:p>
          </table:table-cell>
          <table:table-cell office:value-type="string" table:style-name="ce1">
            <text:p>Mercury</text:p>
          </table:table-cell>
          <table:table-cell office:value-type="string" office:string-value="69" table:formula="of:=IF(LEN([.A279])=4;LEFT([.A279];1);IF(LEN([.A279])=5;LEFT([.A279];2);LEFT([.A279];3)))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9002" table:style-name="ce1">
            <text:p>69002</text:p>
          </table:table-cell>
          <table:table-cell office:value-type="string" table:style-name="ce1">
            <text:p>Venus Group</text:p>
          </table:table-cell>
          <table:table-cell office:value-type="string" office:string-value="69" table:formula="of:=IF(LEN([.A280])=4;LEFT([.A280];1);IF(LEN([.A280])=5;LEFT([.A280];2);LEFT([.A280];3)))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9003" table:style-name="ce1">
            <text:p>69003</text:p>
          </table:table-cell>
          <table:table-cell office:value-type="string" table:style-name="ce1">
            <text:p>Jupitor Group</text:p>
          </table:table-cell>
          <table:table-cell office:value-type="string" office:string-value="69" table:formula="of:=IF(LEN([.A281])=4;LEFT([.A281];1);IF(LEN([.A281])=5;LEFT([.A281];2);LEFT([.A281];3)))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string" table:style-name="ce1">
            <text:p>Group A</text:p>
          </table:table-cell>
          <table:table-cell office:value-type="string" office:string-value="70" table:formula="of:=IF(LEN([.A282])=4;LEFT([.A282];1);IF(LEN([.A282])=5;LEFT([.A282];2);LEFT([.A282];3)))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1001" table:style-name="ce1">
            <text:p>71001</text:p>
          </table:table-cell>
          <table:table-cell office:value-type="string" table:style-name="ce1">
            <text:p>Group A</text:p>
          </table:table-cell>
          <table:table-cell office:value-type="string" office:string-value="71" table:formula="of:=IF(LEN([.A283])=4;LEFT([.A283];1);IF(LEN([.A283])=5;LEFT([.A283];2);LEFT([.A283];3)))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4001" table:style-name="ce1">
            <text:p>74001</text:p>
          </table:table-cell>
          <table:table-cell office:value-type="string" table:style-name="ce1">
            <text:p>Group A</text:p>
          </table:table-cell>
          <table:table-cell office:value-type="string" office:string-value="74" table:formula="of:=IF(LEN([.A284])=4;LEFT([.A284];1);IF(LEN([.A284])=5;LEFT([.A284];2);LEFT([.A284];3)))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5001" table:style-name="ce1">
            <text:p>75001</text:p>
          </table:table-cell>
          <table:table-cell office:value-type="string" table:style-name="ce1">
            <text:p>Silver Group</text:p>
          </table:table-cell>
          <table:table-cell office:value-type="string" office:string-value="75" table:formula="of:=IF(LEN([.A285])=4;LEFT([.A285];1);IF(LEN([.A285])=5;LEFT([.A285];2);LEFT([.A285];3)))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02" table:style-name="ce1">
            <text:p>75002</text:p>
          </table:table-cell>
          <table:table-cell office:value-type="string" table:style-name="ce1">
            <text:p>Red Group</text:p>
          </table:table-cell>
          <table:table-cell office:value-type="string" office:string-value="75" table:formula="of:=IF(LEN([.A286])=4;LEFT([.A286];1);IF(LEN([.A286])=5;LEFT([.A286];2);LEFT([.A286];3)))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001" table:style-name="ce1">
            <text:p>76001</text:p>
          </table:table-cell>
          <table:table-cell office:value-type="string" table:style-name="ce1">
            <text:p>Group A</text:p>
          </table:table-cell>
          <table:table-cell office:value-type="string" office:string-value="76" table:formula="of:=IF(LEN([.A287])=4;LEFT([.A287];1);IF(LEN([.A287])=5;LEFT([.A287];2);LEFT([.A287];3)))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02" table:style-name="ce1">
            <text:p>76002</text:p>
          </table:table-cell>
          <table:table-cell office:value-type="string" table:style-name="ce1">
            <text:p>Group B</text:p>
          </table:table-cell>
          <table:table-cell office:value-type="string" office:string-value="76" table:formula="of:=IF(LEN([.A288])=4;LEFT([.A288];1);IF(LEN([.A288])=5;LEFT([.A288];2);LEFT([.A288];3)))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001" table:style-name="ce1">
            <text:p>77001</text:p>
          </table:table-cell>
          <table:table-cell office:value-type="string" table:style-name="ce1">
            <text:p>Pioneer</text:p>
          </table:table-cell>
          <table:table-cell office:value-type="string" office:string-value="77" table:formula="of:=IF(LEN([.A289])=4;LEFT([.A289];1);IF(LEN([.A289])=5;LEFT([.A289];2);LEFT([.A289];3)))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7002" table:style-name="ce1">
            <text:p>77002</text:p>
          </table:table-cell>
          <table:table-cell office:value-type="string" table:style-name="ce1">
            <text:p>Elite</text:p>
          </table:table-cell>
          <table:table-cell office:value-type="string" office:string-value="77" table:formula="of:=IF(LEN([.A290])=4;LEFT([.A290];1);IF(LEN([.A290])=5;LEFT([.A290];2);LEFT([.A290];3)))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8001" table:style-name="ce1">
            <text:p>78001</text:p>
          </table:table-cell>
          <table:table-cell office:value-type="string" table:style-name="ce1">
            <text:p>Falcon</text:p>
          </table:table-cell>
          <table:table-cell office:value-type="string" office:string-value="78" table:formula="of:=IF(LEN([.A291])=4;LEFT([.A291];1);IF(LEN([.A291])=5;LEFT([.A291];2);LEFT([.A291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2" table:style-name="ce1">
            <text:p>78002</text:p>
          </table:table-cell>
          <table:table-cell office:value-type="string" table:style-name="ce1">
            <text:p>Star</text:p>
          </table:table-cell>
          <table:table-cell office:value-type="string" office:string-value="78" table:formula="of:=IF(LEN([.A292])=4;LEFT([.A292];1);IF(LEN([.A292])=5;LEFT([.A292];2);LEFT([.A292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3" table:style-name="ce1">
            <text:p>78003</text:p>
          </table:table-cell>
          <table:table-cell office:value-type="string" table:style-name="ce1">
            <text:p>Cosmetic</text:p>
          </table:table-cell>
          <table:table-cell office:value-type="string" office:string-value="78" table:formula="of:=IF(LEN([.A293])=4;LEFT([.A293];1);IF(LEN([.A293])=5;LEFT([.A293];2);LEFT([.A293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4" table:style-name="ce1">
            <text:p>78004</text:p>
          </table:table-cell>
          <table:table-cell office:value-type="string" table:style-name="ce1">
            <text:p>Foltene group</text:p>
          </table:table-cell>
          <table:table-cell office:value-type="string" office:string-value="78" table:formula="of:=IF(LEN([.A294])=4;LEFT([.A294];1);IF(LEN([.A294])=5;LEFT([.A294];2);LEFT([.A294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5" table:style-name="ce1">
            <text:p>78005</text:p>
          </table:table-cell>
          <table:table-cell office:value-type="string" table:style-name="ce1">
            <text:p>IBS Group</text:p>
          </table:table-cell>
          <table:table-cell office:value-type="string" office:string-value="78" table:formula="of:=IF(LEN([.A295])=4;LEFT([.A295];1);IF(LEN([.A295])=5;LEFT([.A295];2);LEFT([.A295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6" table:style-name="ce1">
            <text:p>78006</text:p>
          </table:table-cell>
          <table:table-cell office:value-type="string" table:style-name="ce1">
            <text:p>Hawks B</text:p>
          </table:table-cell>
          <table:table-cell office:value-type="string" office:string-value="78" table:formula="of:=IF(LEN([.A296])=4;LEFT([.A296];1);IF(LEN([.A296])=5;LEFT([.A296];2);LEFT([.A296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7" table:style-name="ce1">
            <text:p>78007</text:p>
          </table:table-cell>
          <table:table-cell office:value-type="string" table:style-name="ce1">
            <text:p>General</text:p>
          </table:table-cell>
          <table:table-cell office:value-type="string" office:string-value="78" table:formula="of:=IF(LEN([.A297])=4;LEFT([.A297];1);IF(LEN([.A297])=5;LEFT([.A297];2);LEFT([.A297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8" table:style-name="ce1">
            <text:p>78008</text:p>
          </table:table-cell>
          <table:table-cell office:value-type="string" table:style-name="ce1">
            <text:p>group</text:p>
          </table:table-cell>
          <table:table-cell office:value-type="string" office:string-value="78" table:formula="of:=IF(LEN([.A298])=4;LEFT([.A298];1);IF(LEN([.A298])=5;LEFT([.A298];2);LEFT([.A298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09" table:style-name="ce1">
            <text:p>78009</text:p>
          </table:table-cell>
          <table:table-cell office:value-type="string" table:style-name="ce1">
            <text:p>Aesthetic</text:p>
          </table:table-cell>
          <table:table-cell office:value-type="string" office:string-value="78" table:formula="of:=IF(LEN([.A299])=4;LEFT([.A299];1);IF(LEN([.A299])=5;LEFT([.A299];2);LEFT([.A299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0" table:style-name="ce1">
            <text:p>78010</text:p>
          </table:table-cell>
          <table:table-cell office:value-type="string" table:style-name="ce1">
            <text:p>Mustela</text:p>
          </table:table-cell>
          <table:table-cell office:value-type="string" office:string-value="78" table:formula="of:=IF(LEN([.A300])=4;LEFT([.A300];1);IF(LEN([.A300])=5;LEFT([.A300];2);LEFT([.A300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1" table:style-name="ce1">
            <text:p>78011</text:p>
          </table:table-cell>
          <table:table-cell office:value-type="string" table:style-name="ce1">
            <text:p>Group</text:p>
          </table:table-cell>
          <table:table-cell office:value-type="string" office:string-value="78" table:formula="of:=IF(LEN([.A301])=4;LEFT([.A301];1);IF(LEN([.A301])=5;LEFT([.A301];2);LEFT([.A301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2" table:style-name="ce1">
            <text:p>78012</text:p>
          </table:table-cell>
          <table:table-cell office:value-type="string" table:style-name="ce1">
            <text:p>NeoStrata</text:p>
          </table:table-cell>
          <table:table-cell office:value-type="string" office:string-value="78" table:formula="of:=IF(LEN([.A302])=4;LEFT([.A302];1);IF(LEN([.A302])=5;LEFT([.A302];2);LEFT([.A302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3" table:style-name="ce1">
            <text:p>78013</text:p>
          </table:table-cell>
          <table:table-cell office:value-type="string" table:style-name="ce1">
            <text:p>Research</text:p>
          </table:table-cell>
          <table:table-cell office:value-type="string" office:string-value="78" table:formula="of:=IF(LEN([.A303])=4;LEFT([.A303];1);IF(LEN([.A303])=5;LEFT([.A303];2);LEFT([.A303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4" table:style-name="ce1">
            <text:p>78014</text:p>
          </table:table-cell>
          <table:table-cell office:value-type="string" table:style-name="ce1">
            <text:p>Group 1</text:p>
          </table:table-cell>
          <table:table-cell office:value-type="string" office:string-value="78" table:formula="of:=IF(LEN([.A304])=4;LEFT([.A304];1);IF(LEN([.A304])=5;LEFT([.A304];2);LEFT([.A304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5" table:style-name="ce1">
            <text:p>78015</text:p>
          </table:table-cell>
          <table:table-cell office:value-type="string" table:style-name="ce1">
            <text:p>Group 2</text:p>
          </table:table-cell>
          <table:table-cell office:value-type="string" office:string-value="78" table:formula="of:=IF(LEN([.A305])=4;LEFT([.A305];1);IF(LEN([.A305])=5;LEFT([.A305];2);LEFT([.A305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6" table:style-name="ce1">
            <text:p>78016</text:p>
          </table:table-cell>
          <table:table-cell office:value-type="string" table:style-name="ce1">
            <text:p>Group 4</text:p>
          </table:table-cell>
          <table:table-cell office:value-type="string" office:string-value="78" table:formula="of:=IF(LEN([.A306])=4;LEFT([.A306];1);IF(LEN([.A306])=5;LEFT([.A306];2);LEFT([.A306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7" table:style-name="ce1">
            <text:p>78017</text:p>
          </table:table-cell>
          <table:table-cell office:value-type="string" table:style-name="ce1">
            <text:p>Zam Pharma</text:p>
          </table:table-cell>
          <table:table-cell office:value-type="string" office:string-value="78" table:formula="of:=IF(LEN([.A307])=4;LEFT([.A307];1);IF(LEN([.A307])=5;LEFT([.A307];2);LEFT([.A307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8018" table:style-name="ce1">
            <text:p>78018</text:p>
          </table:table-cell>
          <table:table-cell office:value-type="string" table:style-name="ce1">
            <text:p>HMII</text:p>
          </table:table-cell>
          <table:table-cell office:value-type="string" office:string-value="78" table:formula="of:=IF(LEN([.A308])=4;LEFT([.A308];1);IF(LEN([.A308])=5;LEFT([.A308];2);LEFT([.A308];3)))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9001" table:style-name="ce1">
            <text:p>79001</text:p>
          </table:table-cell>
          <table:table-cell office:value-type="string" table:style-name="ce1">
            <text:p>Cosmetic</text:p>
          </table:table-cell>
          <table:table-cell office:value-type="string" office:string-value="79" table:formula="of:=IF(LEN([.A309])=4;LEFT([.A309];1);IF(LEN([.A309])=5;LEFT([.A309];2);LEFT([.A309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9002" table:style-name="ce1">
            <text:p>79002</text:p>
          </table:table-cell>
          <table:table-cell office:value-type="string" table:style-name="ce1">
            <text:p>Foltene</text:p>
          </table:table-cell>
          <table:table-cell office:value-type="string" office:string-value="79" table:formula="of:=IF(LEN([.A310])=4;LEFT([.A310];1);IF(LEN([.A310])=5;LEFT([.A310];2);LEFT([.A310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9003" table:style-name="ce1">
            <text:p>79003</text:p>
          </table:table-cell>
          <table:table-cell office:value-type="string" table:style-name="ce1">
            <text:p>IBS Group</text:p>
          </table:table-cell>
          <table:table-cell office:value-type="string" office:string-value="79" table:formula="of:=IF(LEN([.A311])=4;LEFT([.A311];1);IF(LEN([.A311])=5;LEFT([.A311];2);LEFT([.A311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9004" table:style-name="ce1">
            <text:p>79004</text:p>
          </table:table-cell>
          <table:table-cell office:value-type="string" table:style-name="ce1">
            <text:p>General</text:p>
          </table:table-cell>
          <table:table-cell office:value-type="string" office:string-value="79" table:formula="of:=IF(LEN([.A312])=4;LEFT([.A312];1);IF(LEN([.A312])=5;LEFT([.A312];2);LEFT([.A312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9005" table:style-name="ce1">
            <text:p>79005</text:p>
          </table:table-cell>
          <table:table-cell office:value-type="string" table:style-name="ce1">
            <text:p>Aesthelic</text:p>
          </table:table-cell>
          <table:table-cell office:value-type="string" office:string-value="79" table:formula="of:=IF(LEN([.A313])=4;LEFT([.A313];1);IF(LEN([.A313])=5;LEFT([.A313];2);LEFT([.A313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9006" table:style-name="ce1">
            <text:p>79006</text:p>
          </table:table-cell>
          <table:table-cell office:value-type="string" table:style-name="ce1">
            <text:p>Mustela</text:p>
          </table:table-cell>
          <table:table-cell office:value-type="string" office:string-value="79" table:formula="of:=IF(LEN([.A314])=4;LEFT([.A314];1);IF(LEN([.A314])=5;LEFT([.A314];2);LEFT([.A314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9007" table:style-name="ce1">
            <text:p>79007</text:p>
          </table:table-cell>
          <table:table-cell office:value-type="string" table:style-name="ce1">
            <text:p>Neostrata</text:p>
          </table:table-cell>
          <table:table-cell office:value-type="string" office:string-value="79" table:formula="of:=IF(LEN([.A315])=4;LEFT([.A315];1);IF(LEN([.A315])=5;LEFT([.A315];2);LEFT([.A315];3)))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0001" table:style-name="ce1">
            <text:p>80001</text:p>
          </table:table-cell>
          <table:table-cell office:value-type="string" table:style-name="ce1">
            <text:p>Group A</text:p>
          </table:table-cell>
          <table:table-cell office:value-type="string" office:string-value="80" table:formula="of:=IF(LEN([.A316])=4;LEFT([.A316];1);IF(LEN([.A316])=5;LEFT([.A316];2);LEFT([.A316];3)))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1001" table:style-name="ce1">
            <text:p>81001</text:p>
          </table:table-cell>
          <table:table-cell office:value-type="string" table:style-name="ce1">
            <text:p>Group A</text:p>
          </table:table-cell>
          <table:table-cell office:value-type="string" office:string-value="81" table:formula="of:=IF(LEN([.A317])=4;LEFT([.A317];1);IF(LEN([.A317])=5;LEFT([.A317];2);LEFT([.A317];3)))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3001" table:style-name="ce1">
            <text:p>83001</text:p>
          </table:table-cell>
          <table:table-cell office:value-type="string" table:style-name="ce1">
            <text:p>Groop A</text:p>
          </table:table-cell>
          <table:table-cell office:value-type="string" office:string-value="83" table:formula="of:=IF(LEN([.A318])=4;LEFT([.A318];1);IF(LEN([.A318])=5;LEFT([.A318];2);LEFT([.A318];3)))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3002" table:style-name="ce1">
            <text:p>83002</text:p>
          </table:table-cell>
          <table:table-cell office:value-type="string" table:style-name="ce1">
            <text:p>Group B</text:p>
          </table:table-cell>
          <table:table-cell office:value-type="string" office:string-value="83" table:formula="of:=IF(LEN([.A319])=4;LEFT([.A319];1);IF(LEN([.A319])=5;LEFT([.A319];2);LEFT([.A319];3)))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4001" table:style-name="ce1">
            <text:p>84001</text:p>
          </table:table-cell>
          <table:table-cell office:value-type="string" table:style-name="ce1">
            <text:p>Group A</text:p>
          </table:table-cell>
          <table:table-cell office:value-type="string" office:string-value="84" table:formula="of:=IF(LEN([.A320])=4;LEFT([.A320];1);IF(LEN([.A320])=5;LEFT([.A320];2);LEFT([.A320];3)))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6001" table:style-name="ce1">
            <text:p>86001</text:p>
          </table:table-cell>
          <table:table-cell office:value-type="string" table:style-name="ce1">
            <text:p>Group A</text:p>
          </table:table-cell>
          <table:table-cell office:value-type="string" office:string-value="86" table:formula="of:=IF(LEN([.A321])=4;LEFT([.A321];1);IF(LEN([.A321])=5;LEFT([.A321];2);LEFT([.A321];3)))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6002" table:style-name="ce1">
            <text:p>86002</text:p>
          </table:table-cell>
          <table:table-cell office:value-type="string" table:style-name="ce1">
            <text:p>Derma</text:p>
          </table:table-cell>
          <table:table-cell office:value-type="string" office:string-value="86" table:formula="of:=IF(LEN([.A322])=4;LEFT([.A322];1);IF(LEN([.A322])=5;LEFT([.A322];2);LEFT([.A322];3)))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7001" table:style-name="ce1">
            <text:p>87001</text:p>
          </table:table-cell>
          <table:table-cell office:value-type="string" table:style-name="ce1">
            <text:p>Group A</text:p>
          </table:table-cell>
          <table:table-cell office:value-type="string" office:string-value="87" table:formula="of:=IF(LEN([.A323])=4;LEFT([.A323];1);IF(LEN([.A323])=5;LEFT([.A323];2);LEFT([.A323];3)))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7002" table:style-name="ce1">
            <text:p>87002</text:p>
          </table:table-cell>
          <table:table-cell office:value-type="string" table:style-name="ce1">
            <text:p>Group B</text:p>
          </table:table-cell>
          <table:table-cell office:value-type="string" office:string-value="87" table:formula="of:=IF(LEN([.A324])=4;LEFT([.A324];1);IF(LEN([.A324])=5;LEFT([.A324];2);LEFT([.A324];3)))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8001" table:style-name="ce1">
            <text:p>88001</text:p>
          </table:table-cell>
          <table:table-cell office:value-type="string" table:style-name="ce1">
            <text:p>Group A</text:p>
          </table:table-cell>
          <table:table-cell office:value-type="string" office:string-value="88" table:formula="of:=IF(LEN([.A325])=4;LEFT([.A325];1);IF(LEN([.A325])=5;LEFT([.A325];2);LEFT([.A325];3)))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9001" table:style-name="ce1">
            <text:p>89001</text:p>
          </table:table-cell>
          <table:table-cell office:value-type="string" table:style-name="ce1">
            <text:p>Renitec Team</text:p>
          </table:table-cell>
          <table:table-cell office:value-type="string" office:string-value="89" table:formula="of:=IF(LEN([.A326])=4;LEFT([.A326];1);IF(LEN([.A326])=5;LEFT([.A326];2);LEFT([.A326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2" table:style-name="ce1">
            <text:p>89002</text:p>
          </table:table-cell>
          <table:table-cell office:value-type="string" table:style-name="ce1">
            <text:p>Aiia + Sin Team</text:p>
          </table:table-cell>
          <table:table-cell office:value-type="string" office:string-value="89" table:formula="of:=IF(LEN([.A327])=4;LEFT([.A327];1);IF(LEN([.A327])=5;LEFT([.A327];2);LEFT([.A327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3" table:style-name="ce1">
            <text:p>89003</text:p>
          </table:table-cell>
          <table:table-cell office:value-type="string" table:style-name="ce1">
            <text:p>Zoc + Nova Team</text:p>
          </table:table-cell>
          <table:table-cell office:value-type="string" office:string-value="89" table:formula="of:=IF(LEN([.A328])=4;LEFT([.A328];1);IF(LEN([.A328])=5;LEFT([.A328];2);LEFT([.A328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4" table:style-name="ce1">
            <text:p>89004</text:p>
          </table:table-cell>
          <table:table-cell office:value-type="string" table:style-name="ce1">
            <text:p>Tienam Team</text:p>
          </table:table-cell>
          <table:table-cell office:value-type="string" office:string-value="89" table:formula="of:=IF(LEN([.A329])=4;LEFT([.A329];1);IF(LEN([.A329])=5;LEFT([.A329];2);LEFT([.A329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5" table:style-name="ce1">
            <text:p>89005</text:p>
          </table:table-cell>
          <table:table-cell office:value-type="string" table:style-name="ce1">
            <text:p>Singulair Team</text:p>
          </table:table-cell>
          <table:table-cell office:value-type="string" office:string-value="89" table:formula="of:=IF(LEN([.A330])=4;LEFT([.A330];1);IF(LEN([.A330])=5;LEFT([.A330];2);LEFT([.A330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6" table:style-name="ce1">
            <text:p>89006</text:p>
          </table:table-cell>
          <table:table-cell office:value-type="string" table:style-name="ce1">
            <text:p>Opthalmic Team</text:p>
          </table:table-cell>
          <table:table-cell office:value-type="string" office:string-value="89" table:formula="of:=IF(LEN([.A331])=4;LEFT([.A331];1);IF(LEN([.A331])=5;LEFT([.A331];2);LEFT([.A331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7" table:style-name="ce1">
            <text:p>89007</text:p>
          </table:table-cell>
          <table:table-cell office:value-type="string" table:style-name="ce1">
            <text:p>Other Sp Team</text:p>
          </table:table-cell>
          <table:table-cell office:value-type="string" office:string-value="89" table:formula="of:=IF(LEN([.A332])=4;LEFT([.A332];1);IF(LEN([.A332])=5;LEFT([.A332];2);LEFT([.A332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8" table:style-name="ce1">
            <text:p>89008</text:p>
          </table:table-cell>
          <table:table-cell office:value-type="string" table:style-name="ce1">
            <text:p>Diabetic Care</text:p>
          </table:table-cell>
          <table:table-cell office:value-type="string" office:string-value="89" table:formula="of:=IF(LEN([.A333])=4;LEFT([.A333];1);IF(LEN([.A333])=5;LEFT([.A333];2);LEFT([.A333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09" table:style-name="ce1">
            <text:p>89009</text:p>
          </table:table-cell>
          <table:table-cell office:value-type="string" table:style-name="ce1">
            <text:p>Gardasil</text:p>
          </table:table-cell>
          <table:table-cell office:value-type="string" office:string-value="89" table:formula="of:=IF(LEN([.A334])=4;LEFT([.A334];1);IF(LEN([.A334])=5;LEFT([.A334];2);LEFT([.A334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9010" table:style-name="ce1">
            <text:p>89010</text:p>
          </table:table-cell>
          <table:table-cell office:value-type="string" table:style-name="ce1">
            <text:p>Total Non Promoted</text:p>
          </table:table-cell>
          <table:table-cell office:value-type="string" office:string-value="89" table:formula="of:=IF(LEN([.A335])=4;LEFT([.A335];1);IF(LEN([.A335])=5;LEFT([.A335];2);LEFT([.A335];3)))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0001" table:style-name="ce1">
            <text:p>90001</text:p>
          </table:table-cell>
          <table:table-cell office:value-type="string" table:style-name="ce1">
            <text:p>Group A</text:p>
          </table:table-cell>
          <table:table-cell office:value-type="string" office:string-value="90" table:formula="of:=IF(LEN([.A336])=4;LEFT([.A336];1);IF(LEN([.A336])=5;LEFT([.A336];2);LEFT([.A336];3)))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92001" table:style-name="ce1">
            <text:p>92001</text:p>
          </table:table-cell>
          <table:table-cell office:value-type="string" table:style-name="ce1">
            <text:p>Emess 1</text:p>
          </table:table-cell>
          <table:table-cell office:value-type="string" office:string-value="92" table:formula="of:=IF(LEN([.A337])=4;LEFT([.A337];1);IF(LEN([.A337])=5;LEFT([.A337];2);LEFT([.A337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2" table:style-name="ce1">
            <text:p>92002</text:p>
          </table:table-cell>
          <table:table-cell office:value-type="string" table:style-name="ce1">
            <text:p>Emess 2</text:p>
          </table:table-cell>
          <table:table-cell office:value-type="string" office:string-value="92" table:formula="of:=IF(LEN([.A338])=4;LEFT([.A338];1);IF(LEN([.A338])=5;LEFT([.A338];2);LEFT([.A338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3" table:style-name="ce1">
            <text:p>92003</text:p>
          </table:table-cell>
          <table:table-cell office:value-type="string" table:style-name="ce1">
            <text:p>Tecklex</text:p>
          </table:table-cell>
          <table:table-cell office:value-type="string" office:string-value="92" table:formula="of:=IF(LEN([.A339])=4;LEFT([.A339];1);IF(LEN([.A339])=5;LEFT([.A339];2);LEFT([.A339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4" table:style-name="ce1">
            <text:p>92004</text:p>
          </table:table-cell>
          <table:table-cell office:value-type="string" table:style-name="ce1">
            <text:p>Revolt</text:p>
          </table:table-cell>
          <table:table-cell office:value-type="string" office:string-value="92" table:formula="of:=IF(LEN([.A340])=4;LEFT([.A340];1);IF(LEN([.A340])=5;LEFT([.A340];2);LEFT([.A340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5" table:style-name="ce1">
            <text:p>92005</text:p>
          </table:table-cell>
          <table:table-cell office:value-type="string" table:style-name="ce1">
            <text:p>Piride 3</text:p>
          </table:table-cell>
          <table:table-cell office:value-type="string" office:string-value="92" table:formula="of:=IF(LEN([.A341])=4;LEFT([.A341];1);IF(LEN([.A341])=5;LEFT([.A341];2);LEFT([.A341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6" table:style-name="ce1">
            <text:p>92006</text:p>
          </table:table-cell>
          <table:table-cell office:value-type="string" table:style-name="ce1">
            <text:p>Azenil</text:p>
          </table:table-cell>
          <table:table-cell office:value-type="string" office:string-value="92" table:formula="of:=IF(LEN([.A342])=4;LEFT([.A342];1);IF(LEN([.A342])=5;LEFT([.A342];2);LEFT([.A342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7" table:style-name="ce1">
            <text:p>92007</text:p>
          </table:table-cell>
          <table:table-cell office:value-type="string" table:style-name="ce1">
            <text:p>Amblum</text:p>
          </table:table-cell>
          <table:table-cell office:value-type="string" office:string-value="92" table:formula="of:=IF(LEN([.A343])=4;LEFT([.A343];1);IF(LEN([.A343])=5;LEFT([.A343];2);LEFT([.A343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08" table:style-name="ce1">
            <text:p>92008</text:p>
          </table:table-cell>
          <table:table-cell office:value-type="string" table:style-name="ce1">
            <text:p>Challenger</text:p>
          </table:table-cell>
          <table:table-cell office:value-type="string" office:string-value="92" table:formula="of:=IF(LEN([.A344])=4;LEFT([.A344];1);IF(LEN([.A344])=5;LEFT([.A344];2);LEFT([.A344];3)))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03001" table:style-name="ce1">
            <text:p>103001</text:p>
          </table:table-cell>
          <table:table-cell office:value-type="string" table:style-name="ce1">
            <text:p>Solace A</text:p>
          </table:table-cell>
          <table:table-cell office:value-type="string" office:string-value="103" table:formula="of:=IF(LEN([.A345])=4;LEFT([.A345];1);IF(LEN([.A345])=5;LEFT([.A345];2);LEFT([.A345];3)))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3002" table:style-name="ce1">
            <text:p>103002</text:p>
          </table:table-cell>
          <table:table-cell office:value-type="string" table:style-name="ce1">
            <text:p>Solace B</text:p>
          </table:table-cell>
          <table:table-cell office:value-type="string" office:string-value="103" table:formula="of:=IF(LEN([.A346])=4;LEFT([.A346];1);IF(LEN([.A346])=5;LEFT([.A346];2);LEFT([.A346];3)))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3003" table:style-name="ce1">
            <text:p>103003</text:p>
          </table:table-cell>
          <table:table-cell office:value-type="string" table:style-name="ce1">
            <text:p>Solace C</text:p>
          </table:table-cell>
          <table:table-cell office:value-type="string" office:string-value="103" table:formula="of:=IF(LEN([.A347])=4;LEFT([.A347];1);IF(LEN([.A347])=5;LEFT([.A347];2);LEFT([.A347];3)))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3004" table:style-name="ce1">
            <text:p>103004</text:p>
          </table:table-cell>
          <table:table-cell office:value-type="string" table:style-name="ce1">
            <text:p>Solace D</text:p>
          </table:table-cell>
          <table:table-cell office:value-type="string" office:string-value="103" table:formula="of:=IF(LEN([.A348])=4;LEFT([.A348];1);IF(LEN([.A348])=5;LEFT([.A348];2);LEFT([.A348];3)))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3005" table:style-name="ce1">
            <text:p>103005</text:p>
          </table:table-cell>
          <table:table-cell office:value-type="string" table:style-name="ce1">
            <text:p>Sj&amp;G C</text:p>
          </table:table-cell>
          <table:table-cell office:value-type="string" office:string-value="103" table:formula="of:=IF(LEN([.A349])=4;LEFT([.A349];1);IF(LEN([.A349])=5;LEFT([.A349];2);LEFT([.A349];3)))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8001" table:style-name="ce1">
            <text:p>108001</text:p>
          </table:table-cell>
          <table:table-cell office:value-type="string" table:style-name="ce1">
            <text:p>Group A</text:p>
          </table:table-cell>
          <table:table-cell office:value-type="string" office:string-value="108" table:formula="of:=IF(LEN([.A350])=4;LEFT([.A350];1);IF(LEN([.A350])=5;LEFT([.A350];2);LEFT([.A350];3)))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108002" table:style-name="ce1">
            <text:p>108002</text:p>
          </table:table-cell>
          <table:table-cell office:value-type="string" table:style-name="ce1">
            <text:p>Export Group</text:p>
          </table:table-cell>
          <table:table-cell office:value-type="string" office:string-value="108" table:formula="of:=IF(LEN([.A351])=4;LEFT([.A351];1);IF(LEN([.A351])=5;LEFT([.A351];2);LEFT([.A351];3)))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112001" table:style-name="ce1">
            <text:p>112001</text:p>
          </table:table-cell>
          <table:table-cell office:value-type="string" table:style-name="ce1">
            <text:p>Swift</text:p>
          </table:table-cell>
          <table:table-cell office:value-type="string" office:string-value="112" table:formula="of:=IF(LEN([.A352])=4;LEFT([.A352];1);IF(LEN([.A352])=5;LEFT([.A352];2);LEFT([.A352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2" table:style-name="ce1">
            <text:p>112002</text:p>
          </table:table-cell>
          <table:table-cell office:value-type="string" table:style-name="ce1">
            <text:p>Swift plus</text:p>
          </table:table-cell>
          <table:table-cell office:value-type="string" office:string-value="112" table:formula="of:=IF(LEN([.A353])=4;LEFT([.A353];1);IF(LEN([.A353])=5;LEFT([.A353];2);LEFT([.A353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3" table:style-name="ce1">
            <text:p>112003</text:p>
          </table:table-cell>
          <table:table-cell office:value-type="string" table:style-name="ce1">
            <text:p>Swift Care</text:p>
          </table:table-cell>
          <table:table-cell office:value-type="string" office:string-value="112" table:formula="of:=IF(LEN([.A354])=4;LEFT([.A354];1);IF(LEN([.A354])=5;LEFT([.A354];2);LEFT([.A354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4" table:style-name="ce1">
            <text:p>112004</text:p>
          </table:table-cell>
          <table:table-cell office:value-type="string" table:style-name="ce1">
            <text:p>Hitech</text:p>
          </table:table-cell>
          <table:table-cell office:value-type="string" office:string-value="112" table:formula="of:=IF(LEN([.A355])=4;LEFT([.A355];1);IF(LEN([.A355])=5;LEFT([.A355];2);LEFT([.A355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5" table:style-name="ce1">
            <text:p>112005</text:p>
          </table:table-cell>
          <table:table-cell office:value-type="string" table:style-name="ce1">
            <text:p>Gallant</text:p>
          </table:table-cell>
          <table:table-cell office:value-type="string" office:string-value="112" table:formula="of:=IF(LEN([.A356])=4;LEFT([.A356];1);IF(LEN([.A356])=5;LEFT([.A356];2);LEFT([.A356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6" table:style-name="ce1">
            <text:p>112006</text:p>
          </table:table-cell>
          <table:table-cell office:value-type="string" table:style-name="ce1">
            <text:p>Falcon</text:p>
          </table:table-cell>
          <table:table-cell office:value-type="string" office:string-value="112" table:formula="of:=IF(LEN([.A357])=4;LEFT([.A357];1);IF(LEN([.A357])=5;LEFT([.A357];2);LEFT([.A357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7" table:style-name="ce1">
            <text:p>112007</text:p>
          </table:table-cell>
          <table:table-cell office:value-type="string" table:style-name="ce1">
            <text:p>Hawk</text:p>
          </table:table-cell>
          <table:table-cell office:value-type="string" office:string-value="112" table:formula="of:=IF(LEN([.A358])=4;LEFT([.A358];1);IF(LEN([.A358])=5;LEFT([.A358];2);LEFT([.A358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8" table:style-name="ce1">
            <text:p>112008</text:p>
          </table:table-cell>
          <table:table-cell office:value-type="string" table:style-name="ce1">
            <text:p>CNS Plus</text:p>
          </table:table-cell>
          <table:table-cell office:value-type="string" office:string-value="112" table:formula="of:=IF(LEN([.A359])=4;LEFT([.A359];1);IF(LEN([.A359])=5;LEFT([.A359];2);LEFT([.A359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09" table:style-name="ce1">
            <text:p>112009</text:p>
          </table:table-cell>
          <table:table-cell office:value-type="string" table:style-name="ce1">
            <text:p>Derma Tech</text:p>
          </table:table-cell>
          <table:table-cell office:value-type="string" office:string-value="112" table:formula="of:=IF(LEN([.A360])=4;LEFT([.A360];1);IF(LEN([.A360])=5;LEFT([.A360];2);LEFT([.A360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10" table:style-name="ce1">
            <text:p>112010</text:p>
          </table:table-cell>
          <table:table-cell office:value-type="string" table:style-name="ce1">
            <text:p>Atrium Division</text:p>
          </table:table-cell>
          <table:table-cell office:value-type="string" office:string-value="112" table:formula="of:=IF(LEN([.A361])=4;LEFT([.A361];1);IF(LEN([.A361])=5;LEFT([.A361];2);LEFT([.A361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11" table:style-name="ce1">
            <text:p>112011</text:p>
          </table:table-cell>
          <table:table-cell office:value-type="string" table:style-name="ce1">
            <text:p>LHS</text:p>
          </table:table-cell>
          <table:table-cell office:value-type="string" office:string-value="112" table:formula="of:=IF(LEN([.A362])=4;LEFT([.A362];1);IF(LEN([.A362])=5;LEFT([.A362];2);LEFT([.A362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2012" table:style-name="ce1">
            <text:p>112012</text:p>
          </table:table-cell>
          <table:table-cell office:value-type="string" table:style-name="ce1">
            <text:p>Group</text:p>
          </table:table-cell>
          <table:table-cell office:value-type="string" office:string-value="112" table:formula="of:=IF(LEN([.A363])=4;LEFT([.A363];1);IF(LEN([.A363])=5;LEFT([.A363];2);LEFT([.A363];3)))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113014" table:style-name="ce1">
            <text:p>113014</text:p>
          </table:table-cell>
          <table:table-cell office:value-type="string" table:style-name="ce1">
            <text:p>Alpha Group</text:p>
          </table:table-cell>
          <table:table-cell office:value-type="string" office:string-value="113" table:formula="of:=IF(LEN([.A364])=4;LEFT([.A364];1);IF(LEN([.A364])=5;LEFT([.A364];2);LEFT([.A364];3)))" table:style-name="ce1">
            <text:p>113</text:p>
          </table:table-cell>
          <table:table-cell table:number-columns-repeated="16381"/>
        </table:table-row>
        <table:table-row table:style-name="ro1">
          <table:table-cell office:value-type="float" office:value="117001" table:style-name="ce1">
            <text:p>117001</text:p>
          </table:table-cell>
          <table:table-cell office:value-type="string" table:style-name="ce1">
            <text:p>Group A</text:p>
          </table:table-cell>
          <table:table-cell office:value-type="string" office:string-value="117" table:formula="of:=IF(LEN([.A365])=4;LEFT([.A365];1);IF(LEN([.A365])=5;LEFT([.A365];2);LEFT([.A365];3)))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float" office:value="117002" table:style-name="ce1">
            <text:p>117002</text:p>
          </table:table-cell>
          <table:table-cell office:value-type="string" table:style-name="ce1">
            <text:p>Group B</text:p>
          </table:table-cell>
          <table:table-cell office:value-type="string" office:string-value="117" table:formula="of:=IF(LEN([.A366])=4;LEFT([.A366];1);IF(LEN([.A366])=5;LEFT([.A366];2);LEFT([.A366];3)))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float" office:value="117003" table:style-name="ce1">
            <text:p>117003</text:p>
          </table:table-cell>
          <table:table-cell office:value-type="string" table:style-name="ce1">
            <text:p>Group</text:p>
          </table:table-cell>
          <table:table-cell office:value-type="string" office:string-value="117" table:formula="of:=IF(LEN([.A367])=4;LEFT([.A367];1);IF(LEN([.A367])=5;LEFT([.A367];2);LEFT([.A367];3)))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Excel Group</text:p>
          </table:table-cell>
          <table:table-cell office:value-type="string" office:string-value="118" table:formula="of:=IF(LEN([.A368])=4;LEFT([.A368];1);IF(LEN([.A368])=5;LEFT([.A368];2);LEFT([.A368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2" table:style-name="ce1">
            <text:p>118002</text:p>
          </table:table-cell>
          <table:table-cell office:value-type="string" table:style-name="ce1">
            <text:p>Galaxy</text:p>
          </table:table-cell>
          <table:table-cell office:value-type="string" office:string-value="118" table:formula="of:=IF(LEN([.A369])=4;LEFT([.A369];1);IF(LEN([.A369])=5;LEFT([.A369];2);LEFT([.A369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3" table:style-name="ce1">
            <text:p>118003</text:p>
          </table:table-cell>
          <table:table-cell office:value-type="string" table:style-name="ce1">
            <text:p>Star</text:p>
          </table:table-cell>
          <table:table-cell office:value-type="string" office:string-value="118" table:formula="of:=IF(LEN([.A370])=4;LEFT([.A370];1);IF(LEN([.A370])=5;LEFT([.A370];2);LEFT([.A370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4" table:style-name="ce1">
            <text:p>118004</text:p>
          </table:table-cell>
          <table:table-cell office:value-type="string" table:style-name="ce1">
            <text:p>Acer</text:p>
          </table:table-cell>
          <table:table-cell office:value-type="string" office:string-value="118" table:formula="of:=IF(LEN([.A371])=4;LEFT([.A371];1);IF(LEN([.A371])=5;LEFT([.A371];2);LEFT([.A371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5" table:style-name="ce1">
            <text:p>118005</text:p>
          </table:table-cell>
          <table:table-cell office:value-type="string" table:style-name="ce1">
            <text:p>Mars</text:p>
          </table:table-cell>
          <table:table-cell office:value-type="string" office:string-value="118" table:formula="of:=IF(LEN([.A372])=4;LEFT([.A372];1);IF(LEN([.A372])=5;LEFT([.A372];2);LEFT([.A372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6" table:style-name="ce1">
            <text:p>118006</text:p>
          </table:table-cell>
          <table:table-cell office:value-type="string" table:style-name="ce1">
            <text:p>Matrix B</text:p>
          </table:table-cell>
          <table:table-cell office:value-type="string" office:string-value="118" table:formula="of:=IF(LEN([.A373])=4;LEFT([.A373];1);IF(LEN([.A373])=5;LEFT([.A373];2);LEFT([.A373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7" table:style-name="ce1">
            <text:p>118007</text:p>
          </table:table-cell>
          <table:table-cell office:value-type="string" table:style-name="ce1">
            <text:p>Achievers</text:p>
          </table:table-cell>
          <table:table-cell office:value-type="string" office:string-value="118" table:formula="of:=IF(LEN([.A374])=4;LEFT([.A374];1);IF(LEN([.A374])=5;LEFT([.A374];2);LEFT([.A374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8" table:style-name="ce1">
            <text:p>118008</text:p>
          </table:table-cell>
          <table:table-cell office:value-type="string" table:style-name="ce1">
            <text:p>CCL Trade</text:p>
          </table:table-cell>
          <table:table-cell office:value-type="string" office:string-value="118" table:formula="of:=IF(LEN([.A375])=4;LEFT([.A375];1);IF(LEN([.A375])=5;LEFT([.A375];2);LEFT([.A375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09" table:style-name="ce1">
            <text:p>118009</text:p>
          </table:table-cell>
          <table:table-cell office:value-type="string" table:style-name="ce1">
            <text:p>Advance</text:p>
          </table:table-cell>
          <table:table-cell office:value-type="string" office:string-value="118" table:formula="of:=IF(LEN([.A376])=4;LEFT([.A376];1);IF(LEN([.A376])=5;LEFT([.A376];2);LEFT([.A376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0" table:style-name="ce1">
            <text:p>118010</text:p>
          </table:table-cell>
          <table:table-cell office:value-type="string" table:style-name="ce1">
            <text:p>Matrix</text:p>
          </table:table-cell>
          <table:table-cell office:value-type="string" office:string-value="118" table:formula="of:=IF(LEN([.A377])=4;LEFT([.A377];1);IF(LEN([.A377])=5;LEFT([.A377];2);LEFT([.A377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1" table:style-name="ce1">
            <text:p>118011</text:p>
          </table:table-cell>
          <table:table-cell office:value-type="string" table:style-name="ce1">
            <text:p>Dynamic</text:p>
          </table:table-cell>
          <table:table-cell office:value-type="string" office:string-value="118" table:formula="of:=IF(LEN([.A378])=4;LEFT([.A378];1);IF(LEN([.A378])=5;LEFT([.A378];2);LEFT([.A378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2" table:style-name="ce1">
            <text:p>118012</text:p>
          </table:table-cell>
          <table:table-cell office:value-type="string" table:style-name="ce1">
            <text:p>Max</text:p>
          </table:table-cell>
          <table:table-cell office:value-type="string" office:string-value="118" table:formula="of:=IF(LEN([.A379])=4;LEFT([.A379];1);IF(LEN([.A379])=5;LEFT([.A379];2);LEFT([.A379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3" table:style-name="ce1">
            <text:p>118013</text:p>
          </table:table-cell>
          <table:table-cell office:value-type="string" table:style-name="ce1">
            <text:p>Exemplar Group</text:p>
          </table:table-cell>
          <table:table-cell office:value-type="string" office:string-value="118" table:formula="of:=IF(LEN([.A380])=4;LEFT([.A380];1);IF(LEN([.A380])=5;LEFT([.A380];2);LEFT([.A380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4" table:style-name="ce1">
            <text:p>118014</text:p>
          </table:table-cell>
          <table:table-cell office:value-type="string" table:style-name="ce1">
            <text:p>Alpha Group</text:p>
          </table:table-cell>
          <table:table-cell office:value-type="string" office:string-value="118" table:formula="of:=IF(LEN([.A381])=4;LEFT([.A381];1);IF(LEN([.A381])=5;LEFT([.A381];2);LEFT([.A381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5" table:style-name="ce1">
            <text:p>118015</text:p>
          </table:table-cell>
          <table:table-cell office:value-type="string" table:style-name="ce1">
            <text:p>Elite</text:p>
          </table:table-cell>
          <table:table-cell office:value-type="string" office:string-value="118" table:formula="of:=IF(LEN([.A382])=4;LEFT([.A382];1);IF(LEN([.A382])=5;LEFT([.A382];2);LEFT([.A382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6" table:style-name="ce1">
            <text:p>118016</text:p>
          </table:table-cell>
          <table:table-cell office:value-type="string" table:style-name="ce1">
            <text:p>Pacer</text:p>
          </table:table-cell>
          <table:table-cell office:value-type="string" office:string-value="118" table:formula="of:=IF(LEN([.A383])=4;LEFT([.A383];1);IF(LEN([.A383])=5;LEFT([.A383];2);LEFT([.A383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7" table:style-name="ce1">
            <text:p>118017</text:p>
          </table:table-cell>
          <table:table-cell office:value-type="string" table:style-name="ce1">
            <text:p>Marval</text:p>
          </table:table-cell>
          <table:table-cell office:value-type="string" office:string-value="118" table:formula="of:=IF(LEN([.A384])=4;LEFT([.A384];1);IF(LEN([.A384])=5;LEFT([.A384];2);LEFT([.A384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8" table:style-name="ce1">
            <text:p>118018</text:p>
          </table:table-cell>
          <table:table-cell office:value-type="string" table:style-name="ce1">
            <text:p>Critical Care</text:p>
          </table:table-cell>
          <table:table-cell office:value-type="string" office:string-value="118" table:formula="of:=IF(LEN([.A385])=4;LEFT([.A385];1);IF(LEN([.A385])=5;LEFT([.A385];2);LEFT([.A385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19" table:style-name="ce1">
            <text:p>118019</text:p>
          </table:table-cell>
          <table:table-cell office:value-type="string" table:style-name="ce1">
            <text:p>Primax</text:p>
          </table:table-cell>
          <table:table-cell office:value-type="string" office:string-value="118" table:formula="of:=IF(LEN([.A386])=4;LEFT([.A386];1);IF(LEN([.A386])=5;LEFT([.A386];2);LEFT([.A386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18020" table:style-name="ce1">
            <text:p>118020</text:p>
          </table:table-cell>
          <table:table-cell office:value-type="string" table:style-name="ce1">
            <text:p>Jupiter</text:p>
          </table:table-cell>
          <table:table-cell office:value-type="string" office:string-value="118" table:formula="of:=IF(LEN([.A387])=4;LEFT([.A387];1);IF(LEN([.A387])=5;LEFT([.A387];2);LEFT([.A387];3)))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121001" table:style-name="ce1">
            <text:p>121001</text:p>
          </table:table-cell>
          <table:table-cell office:value-type="string" table:style-name="ce1">
            <text:p>Group A</text:p>
          </table:table-cell>
          <table:table-cell office:value-type="string" office:string-value="121" table:formula="of:=IF(LEN([.A388])=4;LEFT([.A388];1);IF(LEN([.A388])=5;LEFT([.A388];2);LEFT([.A388];3)))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float" office:value="122001" table:style-name="ce1">
            <text:p>122001</text:p>
          </table:table-cell>
          <table:table-cell office:value-type="string" table:style-name="ce1">
            <text:p>Group A</text:p>
          </table:table-cell>
          <table:table-cell office:value-type="string" office:string-value="122" table:formula="of:=IF(LEN([.A389])=4;LEFT([.A389];1);IF(LEN([.A389])=5;LEFT([.A389];2);LEFT([.A389];3)))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123001" table:style-name="ce1">
            <text:p>123001</text:p>
          </table:table-cell>
          <table:table-cell office:value-type="string" table:style-name="ce1">
            <text:p>Group A</text:p>
          </table:table-cell>
          <table:table-cell office:value-type="string" office:string-value="123" table:formula="of:=IF(LEN([.A390])=4;LEFT([.A390];1);IF(LEN([.A390])=5;LEFT([.A390];2);LEFT([.A390];3)))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float" office:value="124001" table:style-name="ce1">
            <text:p>124001</text:p>
          </table:table-cell>
          <table:table-cell office:value-type="string" table:style-name="ce1">
            <text:p>Group</text:p>
          </table:table-cell>
          <table:table-cell office:value-type="string" office:string-value="124" table:formula="of:=IF(LEN([.A391])=4;LEFT([.A391];1);IF(LEN([.A391])=5;LEFT([.A391];2);LEFT([.A391];3)))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124002" table:style-name="ce1">
            <text:p>124002</text:p>
          </table:table-cell>
          <table:table-cell office:value-type="string" table:style-name="ce1">
            <text:p>Hitone Group</text:p>
          </table:table-cell>
          <table:table-cell office:value-type="string" office:string-value="124" table:formula="of:=IF(LEN([.A392])=4;LEFT([.A392];1);IF(LEN([.A392])=5;LEFT([.A392];2);LEFT([.A392];3)))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124003" table:style-name="ce1">
            <text:p>124003</text:p>
          </table:table-cell>
          <table:table-cell office:value-type="string" table:style-name="ce1">
            <text:p>General Group</text:p>
          </table:table-cell>
          <table:table-cell office:value-type="string" office:string-value="124" table:formula="of:=IF(LEN([.A393])=4;LEFT([.A393];1);IF(LEN([.A393])=5;LEFT([.A393];2);LEFT([.A393];3)))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124004" table:style-name="ce1">
            <text:p>124004</text:p>
          </table:table-cell>
          <table:table-cell office:value-type="string" table:style-name="ce1">
            <text:p>Daclavir Group</text:p>
          </table:table-cell>
          <table:table-cell office:value-type="string" office:string-value="124" table:formula="of:=IF(LEN([.A394])=4;LEFT([.A394];1);IF(LEN([.A394])=5;LEFT([.A394];2);LEFT([.A394];3)))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127001" table:style-name="ce1">
            <text:p>127001</text:p>
          </table:table-cell>
          <table:table-cell office:value-type="string" table:style-name="ce1">
            <text:p>Max Division</text:p>
          </table:table-cell>
          <table:table-cell office:value-type="string" office:string-value="127" table:formula="of:=IF(LEN([.A395])=4;LEFT([.A395];1);IF(LEN([.A395])=5;LEFT([.A395];2);LEFT([.A395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2" table:style-name="ce1">
            <text:p>127002</text:p>
          </table:table-cell>
          <table:table-cell office:value-type="string" table:style-name="ce1">
            <text:p>Himont Division</text:p>
          </table:table-cell>
          <table:table-cell office:value-type="string" office:string-value="127" table:formula="of:=IF(LEN([.A396])=4;LEFT([.A396];1);IF(LEN([.A396])=5;LEFT([.A396];2);LEFT([.A396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3" table:style-name="ce1">
            <text:p>127003</text:p>
          </table:table-cell>
          <table:table-cell office:value-type="string" table:style-name="ce1">
            <text:p>Portage Division</text:p>
          </table:table-cell>
          <table:table-cell office:value-type="string" office:string-value="127" table:formula="of:=IF(LEN([.A397])=4;LEFT([.A397];1);IF(LEN([.A397])=5;LEFT([.A397];2);LEFT([.A397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4" table:style-name="ce1">
            <text:p>127004</text:p>
          </table:table-cell>
          <table:table-cell office:value-type="string" table:style-name="ce1">
            <text:p>Protage 2</text:p>
          </table:table-cell>
          <table:table-cell office:value-type="string" office:string-value="127" table:formula="of:=IF(LEN([.A398])=4;LEFT([.A398];1);IF(LEN([.A398])=5;LEFT([.A398];2);LEFT([.A398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5" table:style-name="ce1">
            <text:p>127005</text:p>
          </table:table-cell>
          <table:table-cell office:value-type="string" table:style-name="ce1">
            <text:p>Falcon Division</text:p>
          </table:table-cell>
          <table:table-cell office:value-type="string" office:string-value="127" table:formula="of:=IF(LEN([.A399])=4;LEFT([.A399];1);IF(LEN([.A399])=5;LEFT([.A399];2);LEFT([.A399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6" table:style-name="ce1">
            <text:p>127006</text:p>
          </table:table-cell>
          <table:table-cell office:value-type="string" table:style-name="ce1">
            <text:p>Squares Div</text:p>
          </table:table-cell>
          <table:table-cell office:value-type="string" office:string-value="127" table:formula="of:=IF(LEN([.A400])=4;LEFT([.A400];1);IF(LEN([.A400])=5;LEFT([.A400];2);LEFT([.A400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7" table:style-name="ce1">
            <text:p>127007</text:p>
          </table:table-cell>
          <table:table-cell office:value-type="string" table:style-name="ce1">
            <text:p>Consumer Div</text:p>
          </table:table-cell>
          <table:table-cell office:value-type="string" office:string-value="127" table:formula="of:=IF(LEN([.A401])=4;LEFT([.A401];1);IF(LEN([.A401])=5;LEFT([.A401];2);LEFT([.A401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8" table:style-name="ce1">
            <text:p>127008</text:p>
          </table:table-cell>
          <table:table-cell office:value-type="string" table:style-name="ce1">
            <text:p>Others</text:p>
          </table:table-cell>
          <table:table-cell office:value-type="string" office:string-value="127" table:formula="of:=IF(LEN([.A402])=4;LEFT([.A402];1);IF(LEN([.A402])=5;LEFT([.A402];2);LEFT([.A402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09" table:style-name="ce1">
            <text:p>127009</text:p>
          </table:table-cell>
          <table:table-cell office:value-type="string" table:style-name="ce1">
            <text:p>Division 2</text:p>
          </table:table-cell>
          <table:table-cell office:value-type="string" office:string-value="127" table:formula="of:=IF(LEN([.A403])=4;LEFT([.A403];1);IF(LEN([.A403])=5;LEFT([.A403];2);LEFT([.A403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7010" table:style-name="ce1">
            <text:p>127010</text:p>
          </table:table-cell>
          <table:table-cell office:value-type="string" table:style-name="ce1">
            <text:p>Heamocare</text:p>
          </table:table-cell>
          <table:table-cell office:value-type="string" office:string-value="127" table:formula="of:=IF(LEN([.A404])=4;LEFT([.A404];1);IF(LEN([.A404])=5;LEFT([.A404];2);LEFT([.A404];3)))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29001" table:style-name="ce1">
            <text:p>129001</text:p>
          </table:table-cell>
          <table:table-cell office:value-type="string" table:style-name="ce1">
            <text:p>Hilton</text:p>
          </table:table-cell>
          <table:table-cell office:value-type="string" office:string-value="129" table:formula="of:=IF(LEN([.A405])=4;LEFT([.A405];1);IF(LEN([.A405])=5;LEFT([.A405];2);LEFT([.A405];3)))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130001" table:style-name="ce1">
            <text:p>130001</text:p>
          </table:table-cell>
          <table:table-cell office:value-type="string" table:style-name="ce1">
            <text:p>Group A</text:p>
          </table:table-cell>
          <table:table-cell office:value-type="string" office:string-value="130" table:formula="of:=IF(LEN([.A406])=4;LEFT([.A406];1);IF(LEN([.A406])=5;LEFT([.A406];2);LEFT([.A406];3)))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float" office:value="131001" table:style-name="ce1">
            <text:p>131001</text:p>
          </table:table-cell>
          <table:table-cell office:value-type="string" table:style-name="ce1">
            <text:p>Gropup A</text:p>
          </table:table-cell>
          <table:table-cell office:value-type="string" office:string-value="131" table:formula="of:=IF(LEN([.A407])=4;LEFT([.A407];1);IF(LEN([.A407])=5;LEFT([.A407];2);LEFT([.A407];3)))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133001" table:style-name="ce1">
            <text:p>133001</text:p>
          </table:table-cell>
          <table:table-cell office:value-type="string" table:style-name="ce1">
            <text:p>Group A</text:p>
          </table:table-cell>
          <table:table-cell office:value-type="string" office:string-value="133" table:formula="of:=IF(LEN([.A408])=4;LEFT([.A408];1);IF(LEN([.A408])=5;LEFT([.A408];2);LEFT([.A408];3)))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float" office:value="134001" table:style-name="ce1">
            <text:p>134001</text:p>
          </table:table-cell>
          <table:table-cell office:value-type="string" table:style-name="ce1">
            <text:p>Group A</text:p>
          </table:table-cell>
          <table:table-cell office:value-type="string" office:string-value="134" table:formula="of:=IF(LEN([.A409])=4;LEFT([.A409];1);IF(LEN([.A409])=5;LEFT([.A409];2);LEFT([.A409];3)))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136001" table:style-name="ce1">
            <text:p>136001</text:p>
          </table:table-cell>
          <table:table-cell office:value-type="string" table:style-name="ce1">
            <text:p>Scot-1</text:p>
          </table:table-cell>
          <table:table-cell office:value-type="string" office:string-value="136" table:formula="of:=IF(LEN([.A410])=4;LEFT([.A410];1);IF(LEN([.A410])=5;LEFT([.A410];2);LEFT([.A410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2" table:style-name="ce1">
            <text:p>136002</text:p>
          </table:table-cell>
          <table:table-cell office:value-type="string" table:style-name="ce1">
            <text:p>Scot 2/A</text:p>
          </table:table-cell>
          <table:table-cell office:value-type="string" office:string-value="136" table:formula="of:=IF(LEN([.A411])=4;LEFT([.A411];1);IF(LEN([.A411])=5;LEFT([.A411];2);LEFT([.A411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3" table:style-name="ce1">
            <text:p>136003</text:p>
          </table:table-cell>
          <table:table-cell office:value-type="string" table:style-name="ce1">
            <text:p>Scot 3</text:p>
          </table:table-cell>
          <table:table-cell office:value-type="string" office:string-value="136" table:formula="of:=IF(LEN([.A412])=4;LEFT([.A412];1);IF(LEN([.A412])=5;LEFT([.A412];2);LEFT([.A412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4" table:style-name="ce1">
            <text:p>136004</text:p>
          </table:table-cell>
          <table:table-cell office:value-type="string" table:style-name="ce1">
            <text:p>Scot 4</text:p>
          </table:table-cell>
          <table:table-cell office:value-type="string" office:string-value="136" table:formula="of:=IF(LEN([.A413])=4;LEFT([.A413];1);IF(LEN([.A413])=5;LEFT([.A413];2);LEFT([.A413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5" table:style-name="ce1">
            <text:p>136005</text:p>
          </table:table-cell>
          <table:table-cell office:value-type="string" table:style-name="ce1">
            <text:p>Scot 5</text:p>
          </table:table-cell>
          <table:table-cell office:value-type="string" office:string-value="136" table:formula="of:=IF(LEN([.A414])=4;LEFT([.A414];1);IF(LEN([.A414])=5;LEFT([.A414];2);LEFT([.A414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6" table:style-name="ce1">
            <text:p>136006</text:p>
          </table:table-cell>
          <table:table-cell office:value-type="string" table:style-name="ce1">
            <text:p>Scot 6</text:p>
          </table:table-cell>
          <table:table-cell office:value-type="string" office:string-value="136" table:formula="of:=IF(LEN([.A415])=4;LEFT([.A415];1);IF(LEN([.A415])=5;LEFT([.A415];2);LEFT([.A415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7" table:style-name="ce1">
            <text:p>136007</text:p>
          </table:table-cell>
          <table:table-cell office:value-type="string" table:style-name="ce1">
            <text:p>Scot 7</text:p>
          </table:table-cell>
          <table:table-cell office:value-type="string" office:string-value="136" table:formula="of:=IF(LEN([.A416])=4;LEFT([.A416];1);IF(LEN([.A416])=5;LEFT([.A416];2);LEFT([.A416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6008" table:style-name="ce1">
            <text:p>136008</text:p>
          </table:table-cell>
          <table:table-cell office:value-type="string" table:style-name="ce1">
            <text:p>Scot 2/B</text:p>
          </table:table-cell>
          <table:table-cell office:value-type="string" office:string-value="136" table:formula="of:=IF(LEN([.A417])=4;LEFT([.A417];1);IF(LEN([.A417])=5;LEFT([.A417];2);LEFT([.A417];3)))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138001" table:style-name="ce1">
            <text:p>138001</text:p>
          </table:table-cell>
          <table:table-cell office:value-type="string" table:style-name="ce1">
            <text:p>Group A</text:p>
          </table:table-cell>
          <table:table-cell office:value-type="string" office:string-value="138" table:formula="of:=IF(LEN([.A418])=4;LEFT([.A418];1);IF(LEN([.A418])=5;LEFT([.A418];2);LEFT([.A418];3)))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141001" table:style-name="ce1">
            <text:p>141001</text:p>
          </table:table-cell>
          <table:table-cell office:value-type="string" table:style-name="ce1">
            <text:p>Group A</text:p>
          </table:table-cell>
          <table:table-cell office:value-type="string" office:string-value="141" table:formula="of:=IF(LEN([.A419])=4;LEFT([.A419];1);IF(LEN([.A419])=5;LEFT([.A419];2);LEFT([.A419];3)))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141002" table:style-name="ce1">
            <text:p>141002</text:p>
          </table:table-cell>
          <table:table-cell office:value-type="string" table:style-name="ce1">
            <text:p>N/P</text:p>
          </table:table-cell>
          <table:table-cell office:value-type="string" office:string-value="141" table:formula="of:=IF(LEN([.A420])=4;LEFT([.A420];1);IF(LEN([.A420])=5;LEFT([.A420];2);LEFT([.A420];3)))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142001" table:style-name="ce1">
            <text:p>142001</text:p>
          </table:table-cell>
          <table:table-cell office:value-type="string" table:style-name="ce1">
            <text:p>Group A</text:p>
          </table:table-cell>
          <table:table-cell office:value-type="string" office:string-value="142" table:formula="of:=IF(LEN([.A421])=4;LEFT([.A421];1);IF(LEN([.A421])=5;LEFT([.A421];2);LEFT([.A421];3)))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144001" table:style-name="ce1">
            <text:p>144001</text:p>
          </table:table-cell>
          <table:table-cell office:value-type="string" table:style-name="ce1">
            <text:p>Group</text:p>
          </table:table-cell>
          <table:table-cell office:value-type="string" office:string-value="144" table:formula="of:=IF(LEN([.A422])=4;LEFT([.A422];1);IF(LEN([.A422])=5;LEFT([.A422];2);LEFT([.A422];3)))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147001" table:style-name="ce1">
            <text:p>147001</text:p>
          </table:table-cell>
          <table:table-cell office:value-type="string" table:style-name="ce1">
            <text:p>Group A</text:p>
          </table:table-cell>
          <table:table-cell office:value-type="string" office:string-value="147" table:formula="of:=IF(LEN([.A423])=4;LEFT([.A423];1);IF(LEN([.A423])=5;LEFT([.A423];2);LEFT([.A423];3)))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148001" table:style-name="ce1">
            <text:p>148001</text:p>
          </table:table-cell>
          <table:table-cell office:value-type="string" table:style-name="ce1">
            <text:p>Horizon</text:p>
          </table:table-cell>
          <table:table-cell office:value-type="string" office:string-value="148" table:formula="of:=IF(LEN([.A424])=4;LEFT([.A424];1);IF(LEN([.A424])=5;LEFT([.A424];2);LEFT([.A424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8002" table:style-name="ce1">
            <text:p>148002</text:p>
          </table:table-cell>
          <table:table-cell office:value-type="string" table:style-name="ce1">
            <text:p>Dermazon</text:p>
          </table:table-cell>
          <table:table-cell office:value-type="string" office:string-value="148" table:formula="of:=IF(LEN([.A425])=4;LEFT([.A425];1);IF(LEN([.A425])=5;LEFT([.A425];2);LEFT([.A425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8003" table:style-name="ce1">
            <text:p>148003</text:p>
          </table:table-cell>
          <table:table-cell office:value-type="string" table:style-name="ce1">
            <text:p>Deltazon</text:p>
          </table:table-cell>
          <table:table-cell office:value-type="string" office:string-value="148" table:formula="of:=IF(LEN([.A426])=4;LEFT([.A426];1);IF(LEN([.A426])=5;LEFT([.A426];2);LEFT([.A426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8004" table:style-name="ce1">
            <text:p>148004</text:p>
          </table:table-cell>
          <table:table-cell office:value-type="string" table:style-name="ce1">
            <text:p>Betazon</text:p>
          </table:table-cell>
          <table:table-cell office:value-type="string" office:string-value="148" table:formula="of:=IF(LEN([.A427])=4;LEFT([.A427];1);IF(LEN([.A427])=5;LEFT([.A427];2);LEFT([.A427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8005" table:style-name="ce1">
            <text:p>148005</text:p>
          </table:table-cell>
          <table:table-cell office:value-type="string" table:style-name="ce1">
            <text:p>Alphazon</text:p>
          </table:table-cell>
          <table:table-cell office:value-type="string" office:string-value="148" table:formula="of:=IF(LEN([.A428])=4;LEFT([.A428];1);IF(LEN([.A428])=5;LEFT([.A428];2);LEFT([.A428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8006" table:style-name="ce1">
            <text:p>148006</text:p>
          </table:table-cell>
          <table:table-cell office:value-type="string" table:style-name="ce1">
            <text:p>Sigmazon</text:p>
          </table:table-cell>
          <table:table-cell office:value-type="string" office:string-value="148" table:formula="of:=IF(LEN([.A429])=4;LEFT([.A429];1);IF(LEN([.A429])=5;LEFT([.A429];2);LEFT([.A429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8007" table:style-name="ce1">
            <text:p>148007</text:p>
          </table:table-cell>
          <table:table-cell office:value-type="string" table:style-name="ce1">
            <text:p>N/P</text:p>
          </table:table-cell>
          <table:table-cell office:value-type="string" office:string-value="148" table:formula="of:=IF(LEN([.A430])=4;LEFT([.A430];1);IF(LEN([.A430])=5;LEFT([.A430];2);LEFT([.A430];3)))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49001" table:style-name="ce1">
            <text:p>149001</text:p>
          </table:table-cell>
          <table:table-cell office:value-type="string" table:style-name="ce1">
            <text:p>Group A</text:p>
          </table:table-cell>
          <table:table-cell office:value-type="string" office:string-value="149" table:formula="of:=IF(LEN([.A431])=4;LEFT([.A431];1);IF(LEN([.A431])=5;LEFT([.A431];2);LEFT([.A431];3)))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149002" table:style-name="ce1">
            <text:p>149002</text:p>
          </table:table-cell>
          <table:table-cell office:value-type="string" table:style-name="ce1">
            <text:p>Webber Natural</text:p>
          </table:table-cell>
          <table:table-cell office:value-type="string" office:string-value="149" table:formula="of:=IF(LEN([.A432])=4;LEFT([.A432];1);IF(LEN([.A432])=5;LEFT([.A432];2);LEFT([.A432];3)))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150001" table:style-name="ce1">
            <text:p>150001</text:p>
          </table:table-cell>
          <table:table-cell office:value-type="string" table:style-name="ce1">
            <text:p>Warrior</text:p>
          </table:table-cell>
          <table:table-cell office:value-type="string" office:string-value="150" table:formula="of:=IF(LEN([.A433])=4;LEFT([.A433];1);IF(LEN([.A433])=5;LEFT([.A433];2);LEFT([.A433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0002" table:style-name="ce1">
            <text:p>150002</text:p>
          </table:table-cell>
          <table:table-cell office:value-type="string" table:style-name="ce1">
            <text:p>Striker</text:p>
          </table:table-cell>
          <table:table-cell office:value-type="string" office:string-value="150" table:formula="of:=IF(LEN([.A434])=4;LEFT([.A434];1);IF(LEN([.A434])=5;LEFT([.A434];2);LEFT([.A434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0003" table:style-name="ce1">
            <text:p>150003</text:p>
          </table:table-cell>
          <table:table-cell office:value-type="string" table:style-name="ce1">
            <text:p>Vibrant</text:p>
          </table:table-cell>
          <table:table-cell office:value-type="string" office:string-value="150" table:formula="of:=IF(LEN([.A435])=4;LEFT([.A435];1);IF(LEN([.A435])=5;LEFT([.A435];2);LEFT([.A435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0004" table:style-name="ce1">
            <text:p>150004</text:p>
          </table:table-cell>
          <table:table-cell office:value-type="string" table:style-name="ce1">
            <text:p>Elite</text:p>
          </table:table-cell>
          <table:table-cell office:value-type="string" office:string-value="150" table:formula="of:=IF(LEN([.A436])=4;LEFT([.A436];1);IF(LEN([.A436])=5;LEFT([.A436];2);LEFT([.A436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0005" table:style-name="ce1">
            <text:p>150005</text:p>
          </table:table-cell>
          <table:table-cell office:value-type="string" table:style-name="ce1">
            <text:p>Pioneer</text:p>
          </table:table-cell>
          <table:table-cell office:value-type="string" office:string-value="150" table:formula="of:=IF(LEN([.A437])=4;LEFT([.A437];1);IF(LEN([.A437])=5;LEFT([.A437];2);LEFT([.A437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0006" table:style-name="ce1">
            <text:p>150006</text:p>
          </table:table-cell>
          <table:table-cell office:value-type="string" table:style-name="ce1">
            <text:p>Starz</text:p>
          </table:table-cell>
          <table:table-cell office:value-type="string" office:string-value="150" table:formula="of:=IF(LEN([.A438])=4;LEFT([.A438];1);IF(LEN([.A438])=5;LEFT([.A438];2);LEFT([.A438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0007" table:style-name="ce1">
            <text:p>150007</text:p>
          </table:table-cell>
          <table:table-cell office:value-type="string" table:style-name="ce1">
            <text:p>Commando</text:p>
          </table:table-cell>
          <table:table-cell office:value-type="string" office:string-value="150" table:formula="of:=IF(LEN([.A439])=4;LEFT([.A439];1);IF(LEN([.A439])=5;LEFT([.A439];2);LEFT([.A439];3)))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151001" table:style-name="ce1">
            <text:p>151001</text:p>
          </table:table-cell>
          <table:table-cell office:value-type="string" table:style-name="ce1">
            <text:p>Group A</text:p>
          </table:table-cell>
          <table:table-cell office:value-type="string" office:string-value="151" table:formula="of:=IF(LEN([.A440])=4;LEFT([.A440];1);IF(LEN([.A440])=5;LEFT([.A440];2);LEFT([.A440];3)))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152001" table:style-name="ce1">
            <text:p>152001</text:p>
          </table:table-cell>
          <table:table-cell office:value-type="string" table:style-name="ce1">
            <text:p>Jupiter</text:p>
          </table:table-cell>
          <table:table-cell office:value-type="string" office:string-value="152" table:formula="of:=IF(LEN([.A441])=4;LEFT([.A441];1);IF(LEN([.A441])=5;LEFT([.A441];2);LEFT([.A441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2" table:style-name="ce1">
            <text:p>152002</text:p>
          </table:table-cell>
          <table:table-cell office:value-type="string" table:style-name="ce1">
            <text:p>Saturn</text:p>
          </table:table-cell>
          <table:table-cell office:value-type="string" office:string-value="152" table:formula="of:=IF(LEN([.A442])=4;LEFT([.A442];1);IF(LEN([.A442])=5;LEFT([.A442];2);LEFT([.A442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3" table:style-name="ce1">
            <text:p>152003</text:p>
          </table:table-cell>
          <table:table-cell office:value-type="string" table:style-name="ce1">
            <text:p>Mars</text:p>
          </table:table-cell>
          <table:table-cell office:value-type="string" office:string-value="152" table:formula="of:=IF(LEN([.A443])=4;LEFT([.A443];1);IF(LEN([.A443])=5;LEFT([.A443];2);LEFT([.A443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4" table:style-name="ce1">
            <text:p>152004</text:p>
          </table:table-cell>
          <table:table-cell office:value-type="string" table:style-name="ce1">
            <text:p>Pluto</text:p>
          </table:table-cell>
          <table:table-cell office:value-type="string" office:string-value="152" table:formula="of:=IF(LEN([.A444])=4;LEFT([.A444];1);IF(LEN([.A444])=5;LEFT([.A444];2);LEFT([.A444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5" table:style-name="ce1">
            <text:p>152005</text:p>
          </table:table-cell>
          <table:table-cell office:value-type="string" table:style-name="ce1">
            <text:p>Mercury</text:p>
          </table:table-cell>
          <table:table-cell office:value-type="string" office:string-value="152" table:formula="of:=IF(LEN([.A445])=4;LEFT([.A445];1);IF(LEN([.A445])=5;LEFT([.A445];2);LEFT([.A445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6" table:style-name="ce1">
            <text:p>152006</text:p>
          </table:table-cell>
          <table:table-cell office:value-type="string" table:style-name="ce1">
            <text:p>Neptune-Pride</text:p>
          </table:table-cell>
          <table:table-cell office:value-type="string" office:string-value="152" table:formula="of:=IF(LEN([.A446])=4;LEFT([.A446];1);IF(LEN([.A446])=5;LEFT([.A446];2);LEFT([.A446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7" table:style-name="ce1">
            <text:p>152007</text:p>
          </table:table-cell>
          <table:table-cell office:value-type="string" table:style-name="ce1">
            <text:p>Venus</text:p>
          </table:table-cell>
          <table:table-cell office:value-type="string" office:string-value="152" table:formula="of:=IF(LEN([.A447])=4;LEFT([.A447];1);IF(LEN([.A447])=5;LEFT([.A447];2);LEFT([.A447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8" table:style-name="ce1">
            <text:p>152008</text:p>
          </table:table-cell>
          <table:table-cell office:value-type="string" table:style-name="ce1">
            <text:p>Nutra</text:p>
          </table:table-cell>
          <table:table-cell office:value-type="string" office:string-value="152" table:formula="of:=IF(LEN([.A448])=4;LEFT([.A448];1);IF(LEN([.A448])=5;LEFT([.A448];2);LEFT([.A448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09" table:style-name="ce1">
            <text:p>152009</text:p>
          </table:table-cell>
          <table:table-cell office:value-type="string" table:style-name="ce1">
            <text:p>Oncology</text:p>
          </table:table-cell>
          <table:table-cell office:value-type="string" office:string-value="152" table:formula="of:=IF(LEN([.A449])=4;LEFT([.A449];1);IF(LEN([.A449])=5;LEFT([.A449];2);LEFT([.A449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10" table:style-name="ce1">
            <text:p>152010</text:p>
          </table:table-cell>
          <table:table-cell office:value-type="string" table:style-name="ce1">
            <text:p>Stallion</text:p>
          </table:table-cell>
          <table:table-cell office:value-type="string" office:string-value="152" table:formula="of:=IF(LEN([.A450])=4;LEFT([.A450];1);IF(LEN([.A450])=5;LEFT([.A450];2);LEFT([.A450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11" table:style-name="ce1">
            <text:p>152011</text:p>
          </table:table-cell>
          <table:table-cell office:value-type="string" table:style-name="ce1">
            <text:p>Neptune-Warrior</text:p>
          </table:table-cell>
          <table:table-cell office:value-type="string" office:string-value="152" table:formula="of:=IF(LEN([.A451])=4;LEFT([.A451];1);IF(LEN([.A451])=5;LEFT([.A451];2);LEFT([.A451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2012" table:style-name="ce1">
            <text:p>152012</text:p>
          </table:table-cell>
          <table:table-cell office:value-type="string" table:style-name="ce1">
            <text:p>Kinetic</text:p>
          </table:table-cell>
          <table:table-cell office:value-type="string" office:string-value="152" table:formula="of:=IF(LEN([.A452])=4;LEFT([.A452];1);IF(LEN([.A452])=5;LEFT([.A452];2);LEFT([.A452];3)))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153001" table:style-name="ce1">
            <text:p>153001</text:p>
          </table:table-cell>
          <table:table-cell office:value-type="string" table:style-name="ce1">
            <text:p>Jupiter</text:p>
          </table:table-cell>
          <table:table-cell office:value-type="string" office:string-value="153" table:formula="of:=IF(LEN([.A453])=4;LEFT([.A453];1);IF(LEN([.A453])=5;LEFT([.A453];2);LEFT([.A453];3)))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153002" table:style-name="ce1">
            <text:p>153002</text:p>
          </table:table-cell>
          <table:table-cell office:value-type="string" table:style-name="ce1">
            <text:p>Satrun</text:p>
          </table:table-cell>
          <table:table-cell office:value-type="string" office:string-value="153" table:formula="of:=IF(LEN([.A454])=4;LEFT([.A454];1);IF(LEN([.A454])=5;LEFT([.A454];2);LEFT([.A454];3)))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153003" table:style-name="ce1">
            <text:p>153003</text:p>
          </table:table-cell>
          <table:table-cell office:value-type="string" table:style-name="ce1">
            <text:p>Pluto</text:p>
          </table:table-cell>
          <table:table-cell office:value-type="string" office:string-value="153" table:formula="of:=IF(LEN([.A455])=4;LEFT([.A455];1);IF(LEN([.A455])=5;LEFT([.A455];2);LEFT([.A455];3)))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153004" table:style-name="ce1">
            <text:p>153004</text:p>
          </table:table-cell>
          <table:table-cell office:value-type="string" table:style-name="ce1">
            <text:p>Neptune</text:p>
          </table:table-cell>
          <table:table-cell office:value-type="string" office:string-value="153" table:formula="of:=IF(LEN([.A456])=4;LEFT([.A456];1);IF(LEN([.A456])=5;LEFT([.A456];2);LEFT([.A456];3)))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156001" table:style-name="ce1">
            <text:p>156001</text:p>
          </table:table-cell>
          <table:table-cell office:value-type="string" table:style-name="ce1">
            <text:p>Group A</text:p>
          </table:table-cell>
          <table:table-cell office:value-type="string" office:string-value="156" table:formula="of:=IF(LEN([.A457])=4;LEFT([.A457];1);IF(LEN([.A457])=5;LEFT([.A457];2);LEFT([.A457];3)))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156002" table:style-name="ce1">
            <text:p>156002</text:p>
          </table:table-cell>
          <table:table-cell office:value-type="string" table:style-name="ce1">
            <text:p>Sales Tax</text:p>
          </table:table-cell>
          <table:table-cell office:value-type="string" office:string-value="156" table:formula="of:=IF(LEN([.A458])=4;LEFT([.A458];1);IF(LEN([.A458])=5;LEFT([.A458];2);LEFT([.A458];3)))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158001" table:style-name="ce1">
            <text:p>158001</text:p>
          </table:table-cell>
          <table:table-cell office:value-type="string" table:style-name="ce1">
            <text:p>Group A</text:p>
          </table:table-cell>
          <table:table-cell office:value-type="string" office:string-value="158" table:formula="of:=IF(LEN([.A459])=4;LEFT([.A459];1);IF(LEN([.A459])=5;LEFT([.A459];2);LEFT([.A459];3)))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159001" table:style-name="ce1">
            <text:p>159001</text:p>
          </table:table-cell>
          <table:table-cell office:value-type="string" table:style-name="ce1">
            <text:p>Brave Heart Team</text:p>
          </table:table-cell>
          <table:table-cell office:value-type="string" office:string-value="159" table:formula="of:=IF(LEN([.A460])=4;LEFT([.A460];1);IF(LEN([.A460])=5;LEFT([.A460];2);LEFT([.A460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59002" table:style-name="ce1">
            <text:p>159002</text:p>
          </table:table-cell>
          <table:table-cell office:value-type="string" table:style-name="ce1">
            <text:p>CSD</text:p>
          </table:table-cell>
          <table:table-cell office:value-type="string" office:string-value="159" table:formula="of:=IF(LEN([.A461])=4;LEFT([.A461];1);IF(LEN([.A461])=5;LEFT([.A461];2);LEFT([.A461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59003" table:style-name="ce1">
            <text:p>159003</text:p>
          </table:table-cell>
          <table:table-cell office:value-type="string" table:style-name="ce1">
            <text:p>Elite Team</text:p>
          </table:table-cell>
          <table:table-cell office:value-type="string" office:string-value="159" table:formula="of:=IF(LEN([.A462])=4;LEFT([.A462];1);IF(LEN([.A462])=5;LEFT([.A462];2);LEFT([.A462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59004" table:style-name="ce1">
            <text:p>159004</text:p>
          </table:table-cell>
          <table:table-cell office:value-type="string" table:style-name="ce1">
            <text:p>Noble-A Team</text:p>
          </table:table-cell>
          <table:table-cell office:value-type="string" office:string-value="159" table:formula="of:=IF(LEN([.A463])=4;LEFT([.A463];1);IF(LEN([.A463])=5;LEFT([.A463];2);LEFT([.A463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59005" table:style-name="ce1">
            <text:p>159005</text:p>
          </table:table-cell>
          <table:table-cell office:value-type="string" table:style-name="ce1">
            <text:p>Noble-B Team</text:p>
          </table:table-cell>
          <table:table-cell office:value-type="string" office:string-value="159" table:formula="of:=IF(LEN([.A464])=4;LEFT([.A464];1);IF(LEN([.A464])=5;LEFT([.A464];2);LEFT([.A464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59006" table:style-name="ce1">
            <text:p>159006</text:p>
          </table:table-cell>
          <table:table-cell office:value-type="string" table:style-name="ce1">
            <text:p>Pioneer Team</text:p>
          </table:table-cell>
          <table:table-cell office:value-type="string" office:string-value="159" table:formula="of:=IF(LEN([.A465])=4;LEFT([.A465];1);IF(LEN([.A465])=5;LEFT([.A465];2);LEFT([.A465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59007" table:style-name="ce1">
            <text:p>159007</text:p>
          </table:table-cell>
          <table:table-cell office:value-type="string" table:style-name="ce1">
            <text:p>Rheumatology Team</text:p>
          </table:table-cell>
          <table:table-cell office:value-type="string" office:string-value="159" table:formula="of:=IF(LEN([.A466])=4;LEFT([.A466];1);IF(LEN([.A466])=5;LEFT([.A466];2);LEFT([.A466];3)))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160001" table:style-name="ce1">
            <text:p>160001</text:p>
          </table:table-cell>
          <table:table-cell office:value-type="string" table:style-name="ce1">
            <text:p>Group A</text:p>
          </table:table-cell>
          <table:table-cell office:value-type="string" office:string-value="160" table:formula="of:=IF(LEN([.A467])=4;LEFT([.A467];1);IF(LEN([.A467])=5;LEFT([.A467];2);LEFT([.A467];3)))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161001" table:style-name="ce1">
            <text:p>161001</text:p>
          </table:table-cell>
          <table:table-cell office:value-type="string" table:style-name="ce1">
            <text:p>Bone Health Care</text:p>
          </table:table-cell>
          <table:table-cell office:value-type="string" office:string-value="161" table:formula="of:=IF(LEN([.A468])=4;LEFT([.A468];1);IF(LEN([.A468])=5;LEFT([.A468];2);LEFT([.A468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2" table:style-name="ce1">
            <text:p>161002</text:p>
          </table:table-cell>
          <table:table-cell office:value-type="string" table:style-name="ce1">
            <text:p>Cardio Health</text:p>
          </table:table-cell>
          <table:table-cell office:value-type="string" office:string-value="161" table:formula="of:=IF(LEN([.A469])=4;LEFT([.A469];1);IF(LEN([.A469])=5;LEFT([.A469];2);LEFT([.A469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3" table:style-name="ce1">
            <text:p>161003</text:p>
          </table:table-cell>
          <table:table-cell office:value-type="string" table:style-name="ce1">
            <text:p>Child Care</text:p>
          </table:table-cell>
          <table:table-cell office:value-type="string" office:string-value="161" table:formula="of:=IF(LEN([.A470])=4;LEFT([.A470];1);IF(LEN([.A470])=5;LEFT([.A470];2);LEFT([.A470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4" table:style-name="ce1">
            <text:p>161004</text:p>
          </table:table-cell>
          <table:table-cell office:value-type="string" table:style-name="ce1">
            <text:p>CNS Focus</text:p>
          </table:table-cell>
          <table:table-cell office:value-type="string" office:string-value="161" table:formula="of:=IF(LEN([.A471])=4;LEFT([.A471];1);IF(LEN([.A471])=5;LEFT([.A471];2);LEFT([.A471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5" table:style-name="ce1">
            <text:p>161005</text:p>
          </table:table-cell>
          <table:table-cell office:value-type="string" table:style-name="ce1">
            <text:p>CNS Main</text:p>
          </table:table-cell>
          <table:table-cell office:value-type="string" office:string-value="161" table:formula="of:=IF(LEN([.A472])=4;LEFT([.A472];1);IF(LEN([.A472])=5;LEFT([.A472];2);LEFT([.A472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6" table:style-name="ce1">
            <text:p>161006</text:p>
          </table:table-cell>
          <table:table-cell office:value-type="string" table:style-name="ce1">
            <text:p>CNS Special</text:p>
          </table:table-cell>
          <table:table-cell office:value-type="string" office:string-value="161" table:formula="of:=IF(LEN([.A473])=4;LEFT([.A473];1);IF(LEN([.A473])=5;LEFT([.A473];2);LEFT([.A473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7" table:style-name="ce1">
            <text:p>161007</text:p>
          </table:table-cell>
          <table:table-cell office:value-type="string" table:style-name="ce1">
            <text:p>Guts &amp; Brain health</text:p>
          </table:table-cell>
          <table:table-cell office:value-type="string" office:string-value="161" table:formula="of:=IF(LEN([.A474])=4;LEFT([.A474];1);IF(LEN([.A474])=5;LEFT([.A474];2);LEFT([.A474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8" table:style-name="ce1">
            <text:p>161008</text:p>
          </table:table-cell>
          <table:table-cell office:value-type="string" table:style-name="ce1">
            <text:p>Reproductive Health</text:p>
          </table:table-cell>
          <table:table-cell office:value-type="string" office:string-value="161" table:formula="of:=IF(LEN([.A475])=4;LEFT([.A475];1);IF(LEN([.A475])=5;LEFT([.A475];2);LEFT([.A475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09" table:style-name="ce1">
            <text:p>161009</text:p>
          </table:table-cell>
          <table:table-cell office:value-type="string" table:style-name="ce1">
            <text:p>Other Medicine</text:p>
          </table:table-cell>
          <table:table-cell office:value-type="string" office:string-value="161" table:formula="of:=IF(LEN([.A476])=4;LEFT([.A476];1);IF(LEN([.A476])=5;LEFT([.A476];2);LEFT([.A476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10" table:style-name="ce1">
            <text:p>161010</text:p>
          </table:table-cell>
          <table:table-cell office:value-type="string" table:style-name="ce1">
            <text:p>Family Health Care</text:p>
          </table:table-cell>
          <table:table-cell office:value-type="string" office:string-value="161" table:formula="of:=IF(LEN([.A477])=4;LEFT([.A477];1);IF(LEN([.A477])=5;LEFT([.A477];2);LEFT([.A477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1011" table:style-name="ce1">
            <text:p>161011</text:p>
          </table:table-cell>
          <table:table-cell office:value-type="string" table:style-name="ce1">
            <text:p>CNS-Ultra</text:p>
          </table:table-cell>
          <table:table-cell office:value-type="string" office:string-value="161" table:formula="of:=IF(LEN([.A478])=4;LEFT([.A478];1);IF(LEN([.A478])=5;LEFT([.A478];2);LEFT([.A478];3)))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162001" table:style-name="ce1">
            <text:p>162001</text:p>
          </table:table-cell>
          <table:table-cell office:value-type="string" table:style-name="ce1">
            <text:p>Bone Health Care</text:p>
          </table:table-cell>
          <table:table-cell office:value-type="string" office:string-value="162" table:formula="of:=IF(LEN([.A479])=4;LEFT([.A479];1);IF(LEN([.A479])=5;LEFT([.A479];2);LEFT([.A479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2" table:style-name="ce1">
            <text:p>162002</text:p>
          </table:table-cell>
          <table:table-cell office:value-type="string" table:style-name="ce1">
            <text:p>Cardio Health</text:p>
          </table:table-cell>
          <table:table-cell office:value-type="string" office:string-value="162" table:formula="of:=IF(LEN([.A480])=4;LEFT([.A480];1);IF(LEN([.A480])=5;LEFT([.A480];2);LEFT([.A480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3" table:style-name="ce1">
            <text:p>162003</text:p>
          </table:table-cell>
          <table:table-cell office:value-type="string" table:style-name="ce1">
            <text:p>Child Care</text:p>
          </table:table-cell>
          <table:table-cell office:value-type="string" office:string-value="162" table:formula="of:=IF(LEN([.A481])=4;LEFT([.A481];1);IF(LEN([.A481])=5;LEFT([.A481];2);LEFT([.A481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4" table:style-name="ce1">
            <text:p>162004</text:p>
          </table:table-cell>
          <table:table-cell office:value-type="string" table:style-name="ce1">
            <text:p>CNS Focus</text:p>
          </table:table-cell>
          <table:table-cell office:value-type="string" office:string-value="162" table:formula="of:=IF(LEN([.A482])=4;LEFT([.A482];1);IF(LEN([.A482])=5;LEFT([.A482];2);LEFT([.A482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5" table:style-name="ce1">
            <text:p>162005</text:p>
          </table:table-cell>
          <table:table-cell office:value-type="string" table:style-name="ce1">
            <text:p>CNS Main</text:p>
          </table:table-cell>
          <table:table-cell office:value-type="string" office:string-value="162" table:formula="of:=IF(LEN([.A483])=4;LEFT([.A483];1);IF(LEN([.A483])=5;LEFT([.A483];2);LEFT([.A483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6" table:style-name="ce1">
            <text:p>162006</text:p>
          </table:table-cell>
          <table:table-cell office:value-type="string" table:style-name="ce1">
            <text:p>CNS Special</text:p>
          </table:table-cell>
          <table:table-cell office:value-type="string" office:string-value="162" table:formula="of:=IF(LEN([.A484])=4;LEFT([.A484];1);IF(LEN([.A484])=5;LEFT([.A484];2);LEFT([.A484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7" table:style-name="ce1">
            <text:p>162007</text:p>
          </table:table-cell>
          <table:table-cell office:value-type="string" table:style-name="ce1">
            <text:p>Guts &amp; Brain health</text:p>
          </table:table-cell>
          <table:table-cell office:value-type="string" office:string-value="162" table:formula="of:=IF(LEN([.A485])=4;LEFT([.A485];1);IF(LEN([.A485])=5;LEFT([.A485];2);LEFT([.A485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08" table:style-name="ce1">
            <text:p>162008</text:p>
          </table:table-cell>
          <table:table-cell office:value-type="string" table:style-name="ce1">
            <text:p>Reproductive Health</text:p>
          </table:table-cell>
          <table:table-cell office:value-type="string" office:string-value="162" table:formula="of:=IF(LEN([.A486])=4;LEFT([.A486];1);IF(LEN([.A486])=5;LEFT([.A486];2);LEFT([.A486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10" table:style-name="ce1">
            <text:p>162010</text:p>
          </table:table-cell>
          <table:table-cell office:value-type="string" table:style-name="ce1">
            <text:p>Family Health Care</text:p>
          </table:table-cell>
          <table:table-cell office:value-type="string" office:string-value="162" table:formula="of:=IF(LEN([.A487])=4;LEFT([.A487];1);IF(LEN([.A487])=5;LEFT([.A487];2);LEFT([.A487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2011" table:style-name="ce1">
            <text:p>162011</text:p>
          </table:table-cell>
          <table:table-cell office:value-type="string" table:style-name="ce1">
            <text:p>CNS Vita</text:p>
          </table:table-cell>
          <table:table-cell office:value-type="string" office:string-value="162" table:formula="of:=IF(LEN([.A488])=4;LEFT([.A488];1);IF(LEN([.A488])=5;LEFT([.A488];2);LEFT([.A488];3)))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63001" table:style-name="ce1">
            <text:p>163001</text:p>
          </table:table-cell>
          <table:table-cell office:value-type="string" table:style-name="ce1">
            <text:p>Group 1</text:p>
          </table:table-cell>
          <table:table-cell office:value-type="string" office:string-value="163" table:formula="of:=IF(LEN([.A489])=4;LEFT([.A489];1);IF(LEN([.A489])=5;LEFT([.A489];2);LEFT([.A489];3)))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164001" table:style-name="ce1">
            <text:p>164001</text:p>
          </table:table-cell>
          <table:table-cell office:value-type="string" table:style-name="ce1">
            <text:p>Group A</text:p>
          </table:table-cell>
          <table:table-cell office:value-type="string" office:string-value="164" table:formula="of:=IF(LEN([.A490])=4;LEFT([.A490];1);IF(LEN([.A490])=5;LEFT([.A490];2);LEFT([.A490];3)))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166001" table:style-name="ce1">
            <text:p>166001</text:p>
          </table:table-cell>
          <table:table-cell office:value-type="string" table:style-name="ce1">
            <text:p>Group A</text:p>
          </table:table-cell>
          <table:table-cell office:value-type="string" office:string-value="166" table:formula="of:=IF(LEN([.A491])=4;LEFT([.A491];1);IF(LEN([.A491])=5;LEFT([.A491];2);LEFT([.A491];3)))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float" office:value="166002" table:style-name="ce1">
            <text:p>166002</text:p>
          </table:table-cell>
          <table:table-cell office:value-type="string" table:style-name="ce1">
            <text:p>Group B</text:p>
          </table:table-cell>
          <table:table-cell office:value-type="string" office:string-value="166" table:formula="of:=IF(LEN([.A492])=4;LEFT([.A492];1);IF(LEN([.A492])=5;LEFT([.A492];2);LEFT([.A492];3)))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float" office:value="166003" table:style-name="ce1">
            <text:p>166003</text:p>
          </table:table-cell>
          <table:table-cell office:value-type="string" table:style-name="ce1">
            <text:p>Premier Care</text:p>
          </table:table-cell>
          <table:table-cell office:value-type="string" office:string-value="166" table:formula="of:=IF(LEN([.A493])=4;LEFT([.A493];1);IF(LEN([.A493])=5;LEFT([.A493];2);LEFT([.A493];3)))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float" office:value="167001" table:style-name="ce1">
            <text:p>167001</text:p>
          </table:table-cell>
          <table:table-cell office:value-type="string" table:style-name="ce1">
            <text:p>Group</text:p>
          </table:table-cell>
          <table:table-cell office:value-type="string" office:string-value="167" table:formula="of:=IF(LEN([.A494])=4;LEFT([.A494];1);IF(LEN([.A494])=5;LEFT([.A494];2);LEFT([.A494];3)))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float" office:value="168001" table:style-name="ce1">
            <text:p>168001</text:p>
          </table:table-cell>
          <table:table-cell office:value-type="string" table:style-name="ce1">
            <text:p>Anti Biotics</text:p>
          </table:table-cell>
          <table:table-cell office:value-type="string" office:string-value="168" table:formula="of:=IF(LEN([.A495])=4;LEFT([.A495];1);IF(LEN([.A495])=5;LEFT([.A495];2);LEFT([.A495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2" table:style-name="ce1">
            <text:p>168002</text:p>
          </table:table-cell>
          <table:table-cell office:value-type="string" table:style-name="ce1">
            <text:p>Anti-Hypertensive</text:p>
          </table:table-cell>
          <table:table-cell office:value-type="string" office:string-value="168" table:formula="of:=IF(LEN([.A496])=4;LEFT([.A496];1);IF(LEN([.A496])=5;LEFT([.A496];2);LEFT([.A496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3" table:style-name="ce1">
            <text:p>168003</text:p>
          </table:table-cell>
          <table:table-cell office:value-type="string" table:style-name="ce1">
            <text:p>Cough Syp</text:p>
          </table:table-cell>
          <table:table-cell office:value-type="string" office:string-value="168" table:formula="of:=IF(LEN([.A497])=4;LEFT([.A497];1);IF(LEN([.A497])=5;LEFT([.A497];2);LEFT([.A497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4" table:style-name="ce1">
            <text:p>168004</text:p>
          </table:table-cell>
          <table:table-cell office:value-type="string" table:style-name="ce1">
            <text:p>Anti Depressent</text:p>
          </table:table-cell>
          <table:table-cell office:value-type="string" office:string-value="168" table:formula="of:=IF(LEN([.A498])=4;LEFT([.A498];1);IF(LEN([.A498])=5;LEFT([.A498];2);LEFT([.A498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5" table:style-name="ce1">
            <text:p>168005</text:p>
          </table:table-cell>
          <table:table-cell office:value-type="string" table:style-name="ce1">
            <text:p>Pain Killer</text:p>
          </table:table-cell>
          <table:table-cell office:value-type="string" office:string-value="168" table:formula="of:=IF(LEN([.A499])=4;LEFT([.A499];1);IF(LEN([.A499])=5;LEFT([.A499];2);LEFT([.A499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6" table:style-name="ce1">
            <text:p>168006</text:p>
          </table:table-cell>
          <table:table-cell office:value-type="string" table:style-name="ce1">
            <text:p>Tonic Group</text:p>
          </table:table-cell>
          <table:table-cell office:value-type="string" office:string-value="168" table:formula="of:=IF(LEN([.A500])=4;LEFT([.A500];1);IF(LEN([.A500])=5;LEFT([.A500];2);LEFT([.A500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7" table:style-name="ce1">
            <text:p>168007</text:p>
          </table:table-cell>
          <table:table-cell office:value-type="string" table:style-name="ce1">
            <text:p>Anti Ulcerent</text:p>
          </table:table-cell>
          <table:table-cell office:value-type="string" office:string-value="168" table:formula="of:=IF(LEN([.A501])=4;LEFT([.A501];1);IF(LEN([.A501])=5;LEFT([.A501];2);LEFT([.A501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8" table:style-name="ce1">
            <text:p>168008</text:p>
          </table:table-cell>
          <table:table-cell office:value-type="string" table:style-name="ce1">
            <text:p>Others Group</text:p>
          </table:table-cell>
          <table:table-cell office:value-type="string" office:string-value="168" table:formula="of:=IF(LEN([.A502])=4;LEFT([.A502];1);IF(LEN([.A502])=5;LEFT([.A502];2);LEFT([.A502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68009" table:style-name="ce1">
            <text:p>168009</text:p>
          </table:table-cell>
          <table:table-cell office:value-type="string" table:style-name="ce1">
            <text:p>Trading</text:p>
          </table:table-cell>
          <table:table-cell office:value-type="string" office:string-value="168" table:formula="of:=IF(LEN([.A503])=4;LEFT([.A503];1);IF(LEN([.A503])=5;LEFT([.A503];2);LEFT([.A503];3)))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170001" table:style-name="ce1">
            <text:p>170001</text:p>
          </table:table-cell>
          <table:table-cell office:value-type="string" table:style-name="ce1">
            <text:p>Group A</text:p>
          </table:table-cell>
          <table:table-cell office:value-type="string" office:string-value="170" table:formula="of:=IF(LEN([.A504])=4;LEFT([.A504];1);IF(LEN([.A504])=5;LEFT([.A504];2);LEFT([.A504];3)))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3001" table:style-name="ce1">
            <text:p>173001</text:p>
          </table:table-cell>
          <table:table-cell office:value-type="string" table:style-name="ce1">
            <text:p>Champion</text:p>
          </table:table-cell>
          <table:table-cell office:value-type="string" office:string-value="173" table:formula="of:=IF(LEN([.A505])=4;LEFT([.A505];1);IF(LEN([.A505])=5;LEFT([.A505];2);LEFT([.A505];3)))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3002" table:style-name="ce1">
            <text:p>173002</text:p>
          </table:table-cell>
          <table:table-cell office:value-type="string" table:style-name="ce1">
            <text:p>Achievers</text:p>
          </table:table-cell>
          <table:table-cell office:value-type="string" office:string-value="173" table:formula="of:=IF(LEN([.A506])=4;LEFT([.A506];1);IF(LEN([.A506])=5;LEFT([.A506];2);LEFT([.A506];3)))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3003" table:style-name="ce1">
            <text:p>173003</text:p>
          </table:table-cell>
          <table:table-cell office:value-type="string" table:style-name="ce1">
            <text:p>Trade Group</text:p>
          </table:table-cell>
          <table:table-cell office:value-type="string" office:string-value="173" table:formula="of:=IF(LEN([.A507])=4;LEFT([.A507];1);IF(LEN([.A507])=5;LEFT([.A507];2);LEFT([.A507];3)))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float" office:value="174001" table:style-name="ce1">
            <text:p>174001</text:p>
          </table:table-cell>
          <table:table-cell office:value-type="string" table:style-name="ce1">
            <text:p>Group A</text:p>
          </table:table-cell>
          <table:table-cell office:value-type="string" office:string-value="174" table:formula="of:=IF(LEN([.A508])=4;LEFT([.A508];1);IF(LEN([.A508])=5;LEFT([.A508];2);LEFT([.A508];3)))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float" office:value="175001" table:style-name="ce1">
            <text:p>175001</text:p>
          </table:table-cell>
          <table:table-cell office:value-type="string" table:style-name="ce1">
            <text:p>Group A</text:p>
          </table:table-cell>
          <table:table-cell office:value-type="string" office:string-value="175" table:formula="of:=IF(LEN([.A509])=4;LEFT([.A509];1);IF(LEN([.A509])=5;LEFT([.A509];2);LEFT([.A509];3)))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76001" table:style-name="ce1">
            <text:p>176001</text:p>
          </table:table-cell>
          <table:table-cell office:value-type="string" table:style-name="ce1">
            <text:p>Group A</text:p>
          </table:table-cell>
          <table:table-cell office:value-type="string" office:string-value="176" table:formula="of:=IF(LEN([.A510])=4;LEFT([.A510];1);IF(LEN([.A510])=5;LEFT([.A510];2);LEFT([.A510];3)))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177001" table:style-name="ce1">
            <text:p>177001</text:p>
          </table:table-cell>
          <table:table-cell office:value-type="string" table:style-name="ce1">
            <text:p>Group</text:p>
          </table:table-cell>
          <table:table-cell office:value-type="string" office:string-value="177" table:formula="of:=IF(LEN([.A511])=4;LEFT([.A511];1);IF(LEN([.A511])=5;LEFT([.A511];2);LEFT([.A511];3)))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float" office:value="178001" table:style-name="ce1">
            <text:p>178001</text:p>
          </table:table-cell>
          <table:table-cell office:value-type="string" table:style-name="ce1">
            <text:p>Group</text:p>
          </table:table-cell>
          <table:table-cell office:value-type="string" office:string-value="178" table:formula="of:=IF(LEN([.A512])=4;LEFT([.A512];1);IF(LEN([.A512])=5;LEFT([.A512];2);LEFT([.A512];3)))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996006" table:style-name="ce1">
            <text:p>996006</text:p>
          </table:table-cell>
          <table:table-cell office:value-type="string" table:style-name="ce1">
            <text:p>6</text:p>
          </table:table-cell>
          <table:table-cell office:value-type="string" office:string-value="996" table:formula="of:=IF(LEN([.A513])=4;LEFT([.A513];1);IF(LEN([.A513])=5;LEFT([.A513];2);LEFT([.A513];3)))" table:style-name="ce1">
            <text:p>996</text:p>
          </table:table-cell>
          <table:table-cell table:number-columns-repeated="16381"/>
        </table:table-row>
        <table:table-row table:style-name="ro1">
          <table:table-cell office:value-type="float" office:value="997001" table:style-name="ce1">
            <text:p>997001</text:p>
          </table:table-cell>
          <table:table-cell office:value-type="string" table:style-name="ce1">
            <text:p>GRoup A</text:p>
          </table:table-cell>
          <table:table-cell office:value-type="string" office:string-value="997" table:formula="of:=IF(LEN([.A514])=4;LEFT([.A514];1);IF(LEN([.A514])=5;LEFT([.A514];2);LEFT([.A514];3)))" table:style-name="ce1">
            <text:p>997</text:p>
          </table:table-cell>
          <table:table-cell table:number-columns-repeated="16381"/>
        </table:table-row>
        <table:table-row table:style-name="ro1">
          <table:table-cell office:value-type="float" office:value="997002" table:style-name="ce1">
            <text:p>997002</text:p>
          </table:table-cell>
          <table:table-cell office:value-type="string" table:style-name="ce1">
            <text:p>CCL</text:p>
          </table:table-cell>
          <table:table-cell office:value-type="string" office:string-value="997" table:formula="of:=IF(LEN([.A515])=4;LEFT([.A515];1);IF(LEN([.A515])=5;LEFT([.A515];2);LEFT([.A515];3)))" table:style-name="ce1">
            <text:p>997</text:p>
          </table:table-cell>
          <table:table-cell table:number-columns-repeated="16381"/>
        </table:table-row>
        <table:table-row table:style-name="ro1">
          <table:table-cell office:value-type="float" office:value="997003" table:style-name="ce1">
            <text:p>997003</text:p>
          </table:table-cell>
          <table:table-cell office:value-type="string" table:style-name="ce1">
            <text:p>CHC</text:p>
          </table:table-cell>
          <table:table-cell office:value-type="string" office:string-value="997" table:formula="of:=IF(LEN([.A516])=4;LEFT([.A516];1);IF(LEN([.A516])=5;LEFT([.A516];2);LEFT([.A516];3)))" table:style-name="ce1">
            <text:p>997</text:p>
          </table:table-cell>
          <table:table-cell table:number-columns-repeated="16381"/>
        </table:table-row>
        <table:table-row table:style-name="ro1">
          <table:table-cell office:value-type="float" office:value="999001" table:style-name="ce1">
            <text:p>999001</text:p>
          </table:table-cell>
          <table:table-cell office:value-type="string" table:style-name="ce1">
            <text:p>Abc</text:p>
          </table:table-cell>
          <table:table-cell office:value-type="string" office:string-value="999" table:formula="of:=IF(LEN([.A517])=4;LEFT([.A517];1);IF(LEN([.A517])=5;LEFT([.A517];2);LEFT([.A517];3)))" table:style-name="ce1">
            <text:p>999</text:p>
          </table:table-cell>
          <table:table-cell table:number-columns-repeated="16381"/>
        </table:table-row>
        <table:table-row table:style-name="ro1">
          <table:table-cell office:value-type="float" office:value="999002" table:style-name="ce1">
            <text:p>999002</text:p>
          </table:table-cell>
          <table:table-cell office:value-type="string" table:style-name="ce1">
            <text:p>Schering</text:p>
          </table:table-cell>
          <table:table-cell office:value-type="string" office:string-value="999" table:formula="of:=IF(LEN([.A518])=4;LEFT([.A518];1);IF(LEN([.A518])=5;LEFT([.A518];2);LEFT([.A518];3)))" table:style-name="ce1">
            <text:p>999</text:p>
          </table:table-cell>
          <table:table-cell table:number-columns-repeated="16381"/>
        </table:table-row>
        <table:table-row table:number-rows-repeated="10480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lman Atta</meta:initial-creator>
    <dc:creator>Salman Atta</dc:creator>
    <meta:creation-date>2022-10-26T06:49:12Z</meta:creation-date>
    <dc:date>2022-10-26T06:54:00Z</dc:date>
  </office:meta>
</office:document-meta>
</file>